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1.8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08571" calcext:value-type="float">
            <text:p>0.208571</text:p>
          </table:table-cell>
          <table:table-cell table:number-columns-repeated="8" office:value-type="float" office:value="0.333333" calcext:value-type="float">
            <text:p>0.333333</text:p>
          </table:table-cell>
          <table:table-cell office:value-type="float" office:value="0.452857" calcext:value-type="float">
            <text:p>0.45285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281" calcext:value-type="float">
            <text:p>0.332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0952" calcext:value-type="float">
            <text:p>0.260952</text:p>
          </table:table-cell>
          <table:table-cell table:number-columns-repeated="7" office:value-type="float" office:value="0.333333" calcext:value-type="float">
            <text:p>0.333333</text:p>
          </table:table-cell>
          <table:table-cell office:value-type="float" office:value="0.33381" calcext:value-type="float">
            <text:p>0.33381</text:p>
          </table:table-cell>
          <table:table-cell office:value-type="float" office:value="0.524286" calcext:value-type="float">
            <text:p>0.52428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45238" calcext:value-type="float">
            <text:p>0.3452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0381" calcext:value-type="float">
            <text:p>0.20381</text:p>
          </table:table-cell>
          <table:table-cell table:number-columns-repeated="7" office:value-type="float" office:value="0.333333" calcext:value-type="float">
            <text:p>0.333333</text:p>
          </table:table-cell>
          <table:table-cell office:value-type="float" office:value="0.347619" calcext:value-type="float">
            <text:p>0.347619</text:p>
          </table:table-cell>
          <table:table-cell office:value-type="float" office:value="0.631905" calcext:value-type="float">
            <text:p>0.63190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51667" calcext:value-type="float">
            <text:p>0.35166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7381" calcext:value-type="float">
            <text:p>0.27381</text:p>
          </table:table-cell>
          <table:table-cell table:number-columns-repeated="6" office:value-type="float" office:value="0.333333" calcext:value-type="float">
            <text:p>0.333333</text:p>
          </table:table-cell>
          <table:table-cell office:value-type="float" office:value="0.337143" calcext:value-type="float">
            <text:p>0.337143</text:p>
          </table:table-cell>
          <table:table-cell office:value-type="float" office:value="0.555238" calcext:value-type="float">
            <text:p>0.555238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383286" calcext:value-type="float">
            <text:p>0.3832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2857" calcext:value-type="float">
            <text:p>0.292857</text:p>
          </table:table-cell>
          <table:table-cell table:number-columns-repeated="6" office:value-type="float" office:value="0.333333" calcext:value-type="float">
            <text:p>0.333333</text:p>
          </table:table-cell>
          <table:table-cell office:value-type="float" office:value="0.44" calcext:value-type="float">
            <text:p>0.44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404952" calcext:value-type="float">
            <text:p>0.4049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66667" calcext:value-type="float">
            <text:p>0.266667</text:p>
          </table:table-cell>
          <table:table-cell table:number-columns-repeated="5" office:value-type="float" office:value="0.333333" calcext:value-type="float">
            <text:p>0.333333</text:p>
          </table:table-cell>
          <table:table-cell office:value-type="float" office:value="0.354286" calcext:value-type="float">
            <text:p>0.354286</text:p>
          </table:table-cell>
          <table:table-cell office:value-type="float" office:value="0.600952" calcext:value-type="float">
            <text:p>0.60095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70952" calcext:value-type="float">
            <text:p>0.670952</text:p>
          </table:table-cell>
          <table:table-cell office:value-type="float" office:value="0.752381" calcext:value-type="float">
            <text:p>0.752381</text:p>
          </table:table-cell>
          <table:table-cell office:value-type="float" office:value="0.422619" calcext:value-type="float">
            <text:p>0.4226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4762" calcext:value-type="float">
            <text:p>0.104762</text:p>
          </table:table-cell>
          <table:table-cell office:value-type="float" office:value="0.310476" calcext:value-type="float">
            <text:p>0.310476</text:p>
          </table:table-cell>
          <table:table-cell table:number-columns-repeated="5" office:value-type="float" office:value="0.333333" calcext:value-type="float">
            <text:p>0.333333</text:p>
          </table:table-cell>
          <table:table-cell office:value-type="float" office:value="0.400952" calcext:value-type="float">
            <text:p>0.400952</text:p>
          </table:table-cell>
          <table:table-cell office:value-type="float" office:value="0.643333" calcext:value-type="float">
            <text:p>0.64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75238" calcext:value-type="float">
            <text:p>0.675238</text:p>
          </table:table-cell>
          <table:table-cell office:value-type="float" office:value="0.752381" calcext:value-type="float">
            <text:p>0.752381</text:p>
          </table:table-cell>
          <table:table-cell office:value-type="float" office:value="0.436333" calcext:value-type="float">
            <text:p>0.4363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90476" calcext:value-type="float">
            <text:p>0.290476</text:p>
          </table:table-cell>
          <table:table-cell table:number-columns-repeated="4" office:value-type="float" office:value="0.333333" calcext:value-type="float">
            <text:p>0.333333</text:p>
          </table:table-cell>
          <table:table-cell office:value-type="float" office:value="0.336667" calcext:value-type="float">
            <text:p>0.336667</text:p>
          </table:table-cell>
          <table:table-cell office:value-type="float" office:value="0.547143" calcext:value-type="float">
            <text:p>0.547143</text:p>
          </table:table-cell>
          <table:table-cell office:value-type="float" office:value="0.662381" calcext:value-type="float">
            <text:p>0.66238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79524" calcext:value-type="float">
            <text:p>0.679524</text:p>
          </table:table-cell>
          <table:table-cell office:value-type="float" office:value="0.752381" calcext:value-type="float">
            <text:p>0.752381</text:p>
          </table:table-cell>
          <table:table-cell office:value-type="float" office:value="0.451619" calcext:value-type="float">
            <text:p>0.4516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381" calcext:value-type="float">
            <text:p>0.32381</text:p>
          </table:table-cell>
          <table:table-cell office:value-type="float" office:value="0.332857" calcext:value-type="float">
            <text:p>0.332857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34762" calcext:value-type="float">
            <text:p>0.334762</text:p>
          </table:table-cell>
          <table:table-cell office:value-type="float" office:value="0.489048" calcext:value-type="float">
            <text:p>0.489048</text:p>
          </table:table-cell>
          <table:table-cell office:value-type="float" office:value="0.653333" calcext:value-type="float">
            <text:p>0.65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68381" calcext:value-type="float">
            <text:p>0.68381</text:p>
          </table:table-cell>
          <table:table-cell office:value-type="float" office:value="0.752381" calcext:value-type="float">
            <text:p>0.752381</text:p>
          </table:table-cell>
          <table:table-cell office:value-type="float" office:value="0.482714" calcext:value-type="float">
            <text:p>0.4827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5238" calcext:value-type="float">
            <text:p>0.095238</text:p>
          </table:table-cell>
          <table:table-cell office:value-type="float" office:value="0.302381" calcext:value-type="float">
            <text:p>0.30238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3381" calcext:value-type="float">
            <text:p>0.33381</text:p>
          </table:table-cell>
          <table:table-cell office:value-type="float" office:value="0.48619" calcext:value-type="float">
            <text:p>0.48619</text:p>
          </table:table-cell>
          <table:table-cell office:value-type="float" office:value="0.648095" calcext:value-type="float">
            <text:p>0.648095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97619" calcext:value-type="float">
            <text:p>0.697619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513476" calcext:value-type="float">
            <text:p>0.5134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5238" calcext:value-type="float">
            <text:p>0.095238</text:p>
          </table:table-cell>
          <table:table-cell office:value-type="float" office:value="0.289524" calcext:value-type="float">
            <text:p>0.289524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40952" calcext:value-type="float">
            <text:p>0.340952</text:p>
          </table:table-cell>
          <table:table-cell office:value-type="float" office:value="0.524762" calcext:value-type="float">
            <text:p>0.524762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709048" calcext:value-type="float">
            <text:p>0.709048</text:p>
          </table:table-cell>
          <table:table-cell office:value-type="float" office:value="0.790476" calcext:value-type="float">
            <text:p>0.790476</text:p>
          </table:table-cell>
          <table:table-cell office:value-type="float" office:value="0.519095" calcext:value-type="float">
            <text:p>0.5190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589048" calcext:value-type="float">
            <text:p>0.589048</text:p>
          </table:table-cell>
          <table:table-cell office:value-type="float" office:value="0.663333" calcext:value-type="float">
            <text:p>0.663333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12857" calcext:value-type="float">
            <text:p>0.712857</text:p>
          </table:table-cell>
          <table:table-cell office:value-type="float" office:value="0.790476" calcext:value-type="float">
            <text:p>0.790476</text:p>
          </table:table-cell>
          <table:table-cell office:value-type="float" office:value="0.565571" calcext:value-type="float">
            <text:p>0.56557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411905" calcext:value-type="float">
            <text:p>0.411905</text:p>
          </table:table-cell>
          <table:table-cell office:value-type="float" office:value="0.601905" calcext:value-type="float">
            <text:p>0.601905</text:p>
          </table:table-cell>
          <table:table-cell office:value-type="float" office:value="0.661905" calcext:value-type="float">
            <text:p>0.661905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07619" calcext:value-type="float">
            <text:p>0.707619</text:p>
          </table:table-cell>
          <table:table-cell office:value-type="float" office:value="0.790476" calcext:value-type="float">
            <text:p>0.790476</text:p>
          </table:table-cell>
          <table:table-cell office:value-type="float" office:value="0.571667" calcext:value-type="float">
            <text:p>0.57166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4" calcext:value-type="float">
            <text:p>0.34</text:p>
          </table:table-cell>
          <table:table-cell office:value-type="float" office:value="0.51381" calcext:value-type="float">
            <text:p>0.51381</text:p>
          </table:table-cell>
          <table:table-cell office:value-type="float" office:value="0.645238" calcext:value-type="float">
            <text:p>0.645238</text:p>
          </table:table-cell>
          <table:table-cell office:value-type="float" office:value="0.665714" calcext:value-type="float">
            <text:p>0.665714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05714" calcext:value-type="float">
            <text:p>0.705714</text:p>
          </table:table-cell>
          <table:table-cell office:value-type="float" office:value="0.790476" calcext:value-type="float">
            <text:p>0.790476</text:p>
          </table:table-cell>
          <table:table-cell office:value-type="float" office:value="0.587048" calcext:value-type="float">
            <text:p>0.58704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96667" calcext:value-type="float">
            <text:p>0.396667</text:p>
          </table:table-cell>
          <table:table-cell office:value-type="float" office:value="0.586667" calcext:value-type="float">
            <text:p>0.586667</text:p>
          </table:table-cell>
          <table:table-cell office:value-type="float" office:value="0.65619" calcext:value-type="float">
            <text:p>0.65619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713333" calcext:value-type="float">
            <text:p>0.713333</text:p>
          </table:table-cell>
          <table:table-cell office:value-type="float" office:value="0.790476" calcext:value-type="float">
            <text:p>0.790476</text:p>
          </table:table-cell>
          <table:table-cell office:value-type="float" office:value="0.601952" calcext:value-type="float">
            <text:p>0.60195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422381" calcext:value-type="float">
            <text:p>0.422381</text:p>
          </table:table-cell>
          <table:table-cell office:value-type="float" office:value="0.643333" calcext:value-type="float">
            <text:p>0.643333</text:p>
          </table:table-cell>
          <table:table-cell office:value-type="float" office:value="0.665238" calcext:value-type="float">
            <text:p>0.665238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717619" calcext:value-type="float">
            <text:p>0.717619</text:p>
          </table:table-cell>
          <table:table-cell office:value-type="float" office:value="0.790476" calcext:value-type="float">
            <text:p>0.790476</text:p>
          </table:table-cell>
          <table:table-cell office:value-type="float" office:value="0.611524" calcext:value-type="float">
            <text:p>0.6115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521429" calcext:value-type="float">
            <text:p>0.521429</text:p>
          </table:table-cell>
          <table:table-cell office:value-type="float" office:value="0.662857" calcext:value-type="float">
            <text:p>0.662857</text:p>
          </table:table-cell>
          <table:table-cell table:number-columns-repeated="6" office:value-type="float" office:value="0.666667" calcext:value-type="float">
            <text:p>0.666667</text:p>
          </table:table-cell>
          <table:table-cell office:value-type="float" office:value="0.71619" calcext:value-type="float">
            <text:p>0.71619</text:p>
          </table:table-cell>
          <table:table-cell office:value-type="float" office:value="0.790476" calcext:value-type="float">
            <text:p>0.790476</text:p>
          </table:table-cell>
          <table:table-cell office:value-type="float" office:value="0.623381" calcext:value-type="float">
            <text:p>0.62338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46667" calcext:value-type="float">
            <text:p>0.346667</text:p>
          </table:table-cell>
          <table:table-cell office:value-type="float" office:value="0.601429" calcext:value-type="float">
            <text:p>0.601429</text:p>
          </table:table-cell>
          <table:table-cell office:value-type="float" office:value="0.66381" calcext:value-type="float">
            <text:p>0.66381</text:p>
          </table:table-cell>
          <table:table-cell table:number-columns-repeated="6" office:value-type="float" office:value="0.666667" calcext:value-type="float">
            <text:p>0.666667</text:p>
          </table:table-cell>
          <table:table-cell office:value-type="float" office:value="0.724286" calcext:value-type="float">
            <text:p>0.724286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633619" calcext:value-type="float">
            <text:p>0.63361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5238" calcext:value-type="float">
            <text:p>0.335238</text:p>
          </table:table-cell>
          <table:table-cell office:value-type="float" office:value="0.490476" calcext:value-type="float">
            <text:p>0.490476</text:p>
          </table:table-cell>
          <table:table-cell office:value-type="float" office:value="0.656667" calcext:value-type="float">
            <text:p>0.656667</text:p>
          </table:table-cell>
          <table:table-cell table:number-columns-repeated="6" office:value-type="float" office:value="0.666667" calcext:value-type="float">
            <text:p>0.666667</text:p>
          </table:table-cell>
          <table:table-cell office:value-type="float" office:value="0.704762" calcext:value-type="float">
            <text:p>0.704762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618714" calcext:value-type="float">
            <text:p>0.61871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54286" calcext:value-type="float">
            <text:p>0.354286</text:p>
          </table:table-cell>
          <table:table-cell office:value-type="float" office:value="0.629524" calcext:value-type="float">
            <text:p>0.629524</text:p>
          </table:table-cell>
          <table:table-cell table:number-columns-repeated="7" office:value-type="float" office:value="0.666667" calcext:value-type="float">
            <text:p>0.666667</text:p>
          </table:table-cell>
          <table:table-cell office:value-type="float" office:value="0.715714" calcext:value-type="float">
            <text:p>0.715714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636619" calcext:value-type="float">
            <text:p>0.6366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40476" calcext:value-type="float">
            <text:p>0.440476</text:p>
          </table:table-cell>
          <table:table-cell office:value-type="float" office:value="0.65619" calcext:value-type="float">
            <text:p>0.65619</text:p>
          </table:table-cell>
          <table:table-cell table:number-columns-repeated="7" office:value-type="float" office:value="0.666667" calcext:value-type="float">
            <text:p>0.666667</text:p>
          </table:table-cell>
          <table:table-cell office:value-type="float" office:value="0.703333" calcext:value-type="float">
            <text:p>0.703333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646667" calcext:value-type="float">
            <text:p>0.64666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04286" calcext:value-type="float">
            <text:p>0.504286</text:p>
          </table:table-cell>
          <table:table-cell office:value-type="float" office:value="0.662857" calcext:value-type="float">
            <text:p>0.662857</text:p>
          </table:table-cell>
          <table:table-cell table:number-columns-repeated="7" office:value-type="float" office:value="0.666667" calcext:value-type="float">
            <text:p>0.666667</text:p>
          </table:table-cell>
          <table:table-cell office:value-type="float" office:value="0.711429" calcext:value-type="float">
            <text:p>0.711429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654524" calcext:value-type="float">
            <text:p>0.65452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94762" calcext:value-type="float">
            <text:p>0.494762</text:p>
          </table:table-cell>
          <table:table-cell office:value-type="float" office:value="0.66381" calcext:value-type="float">
            <text:p>0.66381</text:p>
          </table:table-cell>
          <table:table-cell table:number-columns-repeated="7" office:value-type="float" office:value="0.666667" calcext:value-type="float">
            <text:p>0.666667</text:p>
          </table:table-cell>
          <table:table-cell office:value-type="float" office:value="0.730952" calcext:value-type="float">
            <text:p>0.730952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655619" calcext:value-type="float">
            <text:p>0.65561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98571" calcext:value-type="float">
            <text:p>0.498571</text:p>
          </table:table-cell>
          <table:table-cell office:value-type="float" office:value="0.66" calcext:value-type="float">
            <text:p>0.66</text:p>
          </table:table-cell>
          <table:table-cell table:number-columns-repeated="7" office:value-type="float" office:value="0.666667" calcext:value-type="float">
            <text:p>0.666667</text:p>
          </table:table-cell>
          <table:table-cell office:value-type="float" office:value="0.735714" calcext:value-type="float">
            <text:p>0.735714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656095" calcext:value-type="float">
            <text:p>0.65609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57143" calcext:value-type="float">
            <text:p>0.557143</text:p>
          </table:table-cell>
          <table:table-cell office:value-type="float" office:value="0.660952" calcext:value-type="float">
            <text:p>0.660952</text:p>
          </table:table-cell>
          <table:table-cell table:number-columns-repeated="7" office:value-type="float" office:value="0.666667" calcext:value-type="float">
            <text:p>0.666667</text:p>
          </table:table-cell>
          <table:table-cell office:value-type="float" office:value="0.725238" calcext:value-type="float">
            <text:p>0.725238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661" calcext:value-type="float">
            <text:p>0.66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98095" calcext:value-type="float">
            <text:p>0.598095</text:p>
          </table:table-cell>
          <table:table-cell office:value-type="float" office:value="0.66619" calcext:value-type="float">
            <text:p>0.66619</text:p>
          </table:table-cell>
          <table:table-cell table:number-columns-repeated="7" office:value-type="float" office:value="0.666667" calcext:value-type="float">
            <text:p>0.666667</text:p>
          </table:table-cell>
          <table:table-cell office:value-type="float" office:value="0.745238" calcext:value-type="float">
            <text:p>0.745238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667619" calcext:value-type="float">
            <text:p>0.66761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617619" calcext:value-type="float">
            <text:p>0.617619</text:p>
          </table:table-cell>
          <table:table-cell table:number-columns-repeated="8" office:value-type="float" office:value="0.666667" calcext:value-type="float">
            <text:p>0.666667</text:p>
          </table:table-cell>
          <table:table-cell office:value-type="float" office:value="0.75619" calcext:value-type="float">
            <text:p>0.75619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670714" calcext:value-type="float">
            <text:p>0.67071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90476" calcext:value-type="float">
            <text:p>0.390476</text:p>
          </table:table-cell>
          <table:table-cell office:value-type="float" office:value="0.614286" calcext:value-type="float">
            <text:p>0.614286</text:p>
          </table:table-cell>
          <table:table-cell office:value-type="float" office:value="0.664286" calcext:value-type="float">
            <text:p>0.664286</text:p>
          </table:table-cell>
          <table:table-cell table:number-columns-repeated="7" office:value-type="float" office:value="0.666667" calcext:value-type="float">
            <text:p>0.666667</text:p>
          </table:table-cell>
          <table:table-cell office:value-type="float" office:value="0.783333" calcext:value-type="float">
            <text:p>0.783333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672857" calcext:value-type="float">
            <text:p>0.67285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06667" calcext:value-type="float">
            <text:p>0.606667</text:p>
          </table:table-cell>
          <table:table-cell office:value-type="float" office:value="0.665714" calcext:value-type="float">
            <text:p>0.665714</text:p>
          </table:table-cell>
          <table:table-cell table:number-columns-repeated="7" office:value-type="float" office:value="0.666667" calcext:value-type="float">
            <text:p>0.666667</text:p>
          </table:table-cell>
          <table:table-cell office:value-type="float" office:value="0.758571" calcext:value-type="float">
            <text:p>0.75857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669762" calcext:value-type="float">
            <text:p>0.66976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65238" calcext:value-type="float">
            <text:p>0.565238</text:p>
          </table:table-cell>
          <table:table-cell table:number-columns-repeated="8" office:value-type="float" office:value="0.666667" calcext:value-type="float">
            <text:p>0.666667</text:p>
          </table:table-cell>
          <table:table-cell office:value-type="float" office:value="0.79" calcext:value-type="float">
            <text:p>0.79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668857" calcext:value-type="float">
            <text:p>0.6688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22857" calcext:value-type="float">
            <text:p>0.522857</text:p>
          </table:table-cell>
          <table:table-cell office:value-type="float" office:value="0.66619" calcext:value-type="float">
            <text:p>0.66619</text:p>
          </table:table-cell>
          <table:table-cell table:number-columns-repeated="7" office:value-type="float" office:value="0.666667" calcext:value-type="float">
            <text:p>0.666667</text:p>
          </table:table-cell>
          <table:table-cell office:value-type="float" office:value="0.748095" calcext:value-type="float">
            <text:p>0.74809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660381" calcext:value-type="float">
            <text:p>0.66038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85714" calcext:value-type="float">
            <text:p>0.585714</text:p>
          </table:table-cell>
          <table:table-cell table:number-columns-repeated="8" office:value-type="float" office:value="0.666667" calcext:value-type="float">
            <text:p>0.666667</text:p>
          </table:table-cell>
          <table:table-cell office:value-type="float" office:value="0.791905" calcext:value-type="float">
            <text:p>0.79190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671095" calcext:value-type="float">
            <text:p>0.67109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82857" calcext:value-type="float">
            <text:p>0.582857</text:p>
          </table:table-cell>
          <table:table-cell table:number-columns-repeated="8" office:value-type="float" office:value="0.666667" calcext:value-type="float">
            <text:p>0.666667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672571" calcext:value-type="float">
            <text:p>0.67257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53333" calcext:value-type="float">
            <text:p>0.553333</text:p>
          </table:table-cell>
          <table:table-cell table:number-columns-repeated="8" office:value-type="float" office:value="0.666667" calcext:value-type="float">
            <text:p>0.666667</text:p>
          </table:table-cell>
          <table:table-cell office:value-type="float" office:value="0.830952" calcext:value-type="float">
            <text:p>0.830952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671762" calcext:value-type="float">
            <text:p>0.67176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8619" calcext:value-type="float">
            <text:p>0.48619</text:p>
          </table:table-cell>
          <table:table-cell table:number-columns-repeated="8" office:value-type="float" office:value="0.666667" calcext:value-type="float">
            <text:p>0.666667</text:p>
          </table:table-cell>
          <table:table-cell office:value-type="float" office:value="0.83619" calcext:value-type="float">
            <text:p>0.83619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665571" calcext:value-type="float">
            <text:p>0.66557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77619" calcext:value-type="float">
            <text:p>0.577619</text:p>
          </table:table-cell>
          <table:table-cell table:number-columns-repeated="7" office:value-type="float" office:value="0.666667" calcext:value-type="float">
            <text:p>0.666667</text:p>
          </table:table-cell>
          <table:table-cell office:value-type="float" office:value="0.669524" calcext:value-type="float">
            <text:p>0.669524</text:p>
          </table:table-cell>
          <table:table-cell office:value-type="float" office:value="0.888095" calcext:value-type="float">
            <text:p>0.88809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68019" calcext:value-type="float">
            <text:p>0.6801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5619" calcext:value-type="float">
            <text:p>0.55619</text:p>
          </table:table-cell>
          <table:table-cell table:number-columns-repeated="7" office:value-type="float" office:value="0.666667" calcext:value-type="float">
            <text:p>0.666667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898095" calcext:value-type="float">
            <text:p>0.89809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680667" calcext:value-type="float">
            <text:p>0.68066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64286" calcext:value-type="float">
            <text:p>0.564286</text:p>
          </table:table-cell>
          <table:table-cell table:number-columns-repeated="7" office:value-type="float" office:value="0.666667" calcext:value-type="float">
            <text:p>0.666667</text:p>
          </table:table-cell>
          <table:table-cell office:value-type="float" office:value="0.742381" calcext:value-type="float">
            <text:p>0.742381</text:p>
          </table:table-cell>
          <table:table-cell office:value-type="float" office:value="0.917619" calcext:value-type="float">
            <text:p>0.917619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689095" calcext:value-type="float">
            <text:p>0.68909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04762" calcext:value-type="float">
            <text:p>0.604762</text:p>
          </table:table-cell>
          <table:table-cell table:number-columns-repeated="7" office:value-type="float" office:value="0.666667" calcext:value-type="float">
            <text:p>0.666667</text:p>
          </table:table-cell>
          <table:table-cell office:value-type="float" office:value="0.778571" calcext:value-type="float">
            <text:p>0.778571</text:p>
          </table:table-cell>
          <table:table-cell office:value-type="float" office:value="0.915238" calcext:value-type="float">
            <text:p>0.915238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696524" calcext:value-type="float">
            <text:p>0.69652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4619" calcext:value-type="float">
            <text:p>0.54619</text:p>
          </table:table-cell>
          <table:table-cell table:number-columns-repeated="6" office:value-type="float" office:value="0.666667" calcext:value-type="float">
            <text:p>0.666667</text:p>
          </table:table-cell>
          <table:table-cell office:value-type="float" office:value="0.686667" calcext:value-type="float">
            <text:p>0.686667</text:p>
          </table:table-cell>
          <table:table-cell office:value-type="float" office:value="0.849048" calcext:value-type="float">
            <text:p>0.849048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700571" calcext:value-type="float">
            <text:p>0.70057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58095" calcext:value-type="float">
            <text:p>0.558095</text:p>
          </table:table-cell>
          <table:table-cell table:number-columns-repeated="6" office:value-type="float" office:value="0.666667" calcext:value-type="float">
            <text:p>0.666667</text:p>
          </table:table-cell>
          <table:table-cell office:value-type="float" office:value="0.69" calcext:value-type="float">
            <text:p>0.69</text:p>
          </table:table-cell>
          <table:table-cell office:value-type="float" office:value="0.845238" calcext:value-type="float">
            <text:p>0.845238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701714" calcext:value-type="float">
            <text:p>0.7017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0381" calcext:value-type="float">
            <text:p>0.50381</text:p>
          </table:table-cell>
          <table:table-cell table:number-columns-repeated="6" office:value-type="float" office:value="0.666667" calcext:value-type="float">
            <text:p>0.666667</text:p>
          </table:table-cell>
          <table:table-cell office:value-type="float" office:value="0.680476" calcext:value-type="float">
            <text:p>0.680476</text:p>
          </table:table-cell>
          <table:table-cell office:value-type="float" office:value="0.82381" calcext:value-type="float">
            <text:p>0.82381</text:p>
          </table:table-cell>
          <table:table-cell office:value-type="float" office:value="0.920952" calcext:value-type="float">
            <text:p>0.920952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692905" calcext:value-type="float">
            <text:p>0.69290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9048" calcext:value-type="float">
            <text:p>0.419048</text:p>
          </table:table-cell>
          <table:table-cell office:value-type="float" office:value="0.622381" calcext:value-type="float">
            <text:p>0.622381</text:p>
          </table:table-cell>
          <table:table-cell table:number-columns-repeated="6" office:value-type="float" office:value="0.666667" calcext:value-type="float">
            <text:p>0.666667</text:p>
          </table:table-cell>
          <table:table-cell office:value-type="float" office:value="0.679524" calcext:value-type="float">
            <text:p>0.679524</text:p>
          </table:table-cell>
          <table:table-cell office:value-type="float" office:value="0.837143" calcext:value-type="float">
            <text:p>0.837143</text:p>
          </table:table-cell>
          <table:table-cell office:value-type="float" office:value="0.920952" calcext:value-type="float">
            <text:p>0.920952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706" calcext:value-type="float">
            <text:p>0.70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34286" calcext:value-type="float">
            <text:p>0.634286</text:p>
          </table:table-cell>
          <table:table-cell table:number-columns-repeated="6" office:value-type="float" office:value="0.666667" calcext:value-type="float">
            <text:p>0.666667</text:p>
          </table:table-cell>
          <table:table-cell office:value-type="float" office:value="0.702381" calcext:value-type="float">
            <text:p>0.702381</text:p>
          </table:table-cell>
          <table:table-cell office:value-type="float" office:value="0.843333" calcext:value-type="float">
            <text:p>0.843333</text:p>
          </table:table-cell>
          <table:table-cell office:value-type="float" office:value="0.921905" calcext:value-type="float">
            <text:p>0.92190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71019" calcext:value-type="float">
            <text:p>0.7101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02857" calcext:value-type="float">
            <text:p>0.602857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674286" calcext:value-type="float">
            <text:p>0.674286</text:p>
          </table:table-cell>
          <table:table-cell office:value-type="float" office:value="0.797619" calcext:value-type="float">
            <text:p>0.797619</text:p>
          </table:table-cell>
          <table:table-cell office:value-type="float" office:value="0.895714" calcext:value-type="float">
            <text:p>0.895714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722762" calcext:value-type="float">
            <text:p>0.72276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90952" calcext:value-type="float">
            <text:p>0.590952</text:p>
          </table:table-cell>
          <table:table-cell table:number-columns-repeated="6" office:value-type="float" office:value="0.666667" calcext:value-type="float">
            <text:p>0.666667</text:p>
          </table:table-cell>
          <table:table-cell office:value-type="float" office:value="0.723333" calcext:value-type="float">
            <text:p>0.723333</text:p>
          </table:table-cell>
          <table:table-cell office:value-type="float" office:value="0.850476" calcext:value-type="float">
            <text:p>0.850476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708857" calcext:value-type="float">
            <text:p>0.70885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64286" calcext:value-type="float">
            <text:p>0.564286</text:p>
          </table:table-cell>
          <table:table-cell table:number-columns-repeated="6" office:value-type="float" office:value="0.666667" calcext:value-type="float">
            <text:p>0.666667</text:p>
          </table:table-cell>
          <table:table-cell office:value-type="float" office:value="0.730952" calcext:value-type="float">
            <text:p>0.730952</text:p>
          </table:table-cell>
          <table:table-cell office:value-type="float" office:value="0.854762" calcext:value-type="float">
            <text:p>0.854762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707381" calcext:value-type="float">
            <text:p>0.70738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66667" calcext:value-type="float">
            <text:p>0.566667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670952" calcext:value-type="float">
            <text:p>0.670952</text:p>
          </table:table-cell>
          <table:table-cell office:value-type="float" office:value="0.824286" calcext:value-type="float">
            <text:p>0.824286</text:p>
          </table:table-cell>
          <table:table-cell office:value-type="float" office:value="0.90619" calcext:value-type="float">
            <text:p>0.90619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722524" calcext:value-type="float">
            <text:p>0.72252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54286" calcext:value-type="float">
            <text:p>0.554286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701905" calcext:value-type="float">
            <text:p>0.701905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913333" calcext:value-type="float">
            <text:p>0.913333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726333" calcext:value-type="float">
            <text:p>0.72633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01429" calcext:value-type="float">
            <text:p>0.501429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726667" calcext:value-type="float">
            <text:p>0.726667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914286" calcext:value-type="float">
            <text:p>0.914286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724524" calcext:value-type="float">
            <text:p>0.72452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34762" calcext:value-type="float">
            <text:p>0.534762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707143" calcext:value-type="float">
            <text:p>0.707143</text:p>
          </table:table-cell>
          <table:table-cell office:value-type="float" office:value="0.838571" calcext:value-type="float">
            <text:p>0.838571</text:p>
          </table:table-cell>
          <table:table-cell office:value-type="float" office:value="0.907143" calcext:value-type="float">
            <text:p>0.907143</text:p>
          </table:table-cell>
          <table:table-cell office:value-type="float" office:value="0.924762" calcext:value-type="float">
            <text:p>0.92476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724571" calcext:value-type="float">
            <text:p>0.72457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66667" calcext:value-type="float">
            <text:p>0.566667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88571" calcext:value-type="float">
            <text:p>0.688571</text:p>
          </table:table-cell>
          <table:table-cell office:value-type="float" office:value="0.819524" calcext:value-type="float">
            <text:p>0.819524</text:p>
          </table:table-cell>
          <table:table-cell office:value-type="float" office:value="0.886667" calcext:value-type="float">
            <text:p>0.886667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7619" calcext:value-type="float">
            <text:p>0.9276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747952" calcext:value-type="float">
            <text:p>0.74795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657143" calcext:value-type="float">
            <text:p>0.657143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69524" calcext:value-type="float">
            <text:p>0.669524</text:p>
          </table:table-cell>
          <table:table-cell office:value-type="float" office:value="0.79619" calcext:value-type="float">
            <text:p>0.79619</text:p>
          </table:table-cell>
          <table:table-cell office:value-type="float" office:value="0.839048" calcext:value-type="float">
            <text:p>0.839048</text:p>
          </table:table-cell>
          <table:table-cell office:value-type="float" office:value="0.915714" calcext:value-type="float">
            <text:p>0.91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773286" calcext:value-type="float">
            <text:p>0.77328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30476" calcext:value-type="float">
            <text:p>0.630476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94286" calcext:value-type="float">
            <text:p>0.694286</text:p>
          </table:table-cell>
          <table:table-cell office:value-type="float" office:value="0.82381" calcext:value-type="float">
            <text:p>0.82381</text:p>
          </table:table-cell>
          <table:table-cell office:value-type="float" office:value="0.86" calcext:value-type="float">
            <text:p>0.86</text:p>
          </table:table-cell>
          <table:table-cell office:value-type="float" office:value="0.919048" calcext:value-type="float">
            <text:p>0.919048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84762" calcext:value-type="float">
            <text:p>0.584762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799524" calcext:value-type="float">
            <text:p>0.799524</text:p>
          </table:table-cell>
          <table:table-cell office:value-type="float" office:value="0.848095" calcext:value-type="float">
            <text:p>0.848095</text:p>
          </table:table-cell>
          <table:table-cell office:value-type="float" office:value="0.917143" calcext:value-type="float">
            <text:p>0.917143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792762" calcext:value-type="float">
            <text:p>0.79276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7381" calcext:value-type="float">
            <text:p>0.57381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749048" calcext:value-type="float">
            <text:p>0.749048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86667" calcext:value-type="float">
            <text:p>0.886667</text:p>
          </table:table-cell>
          <table:table-cell office:value-type="float" office:value="0.920476" calcext:value-type="float">
            <text:p>0.920476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807905" calcext:value-type="float">
            <text:p>0.80790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655714" calcext:value-type="float">
            <text:p>0.65571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90476" calcext:value-type="float">
            <text:p>0.690476</text:p>
          </table:table-cell>
          <table:table-cell office:value-type="float" office:value="0.820952" calcext:value-type="float">
            <text:p>0.820952</text:p>
          </table:table-cell>
          <table:table-cell office:value-type="float" office:value="0.84619" calcext:value-type="float">
            <text:p>0.84619</text:p>
          </table:table-cell>
          <table:table-cell office:value-type="float" office:value="0.909524" calcext:value-type="float">
            <text:p>0.909524</text:p>
          </table:table-cell>
          <table:table-cell table:number-columns-repeated="3" office:value-type="float" office:value="0.92381" calcext:value-type="float">
            <text:p>0.9238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829429" calcext:value-type="float">
            <text:p>0.82942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44286" calcext:value-type="float">
            <text:p>0.64428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6" calcext:value-type="float">
            <text:p>0.76</text:p>
          </table:table-cell>
          <table:table-cell office:value-type="float" office:value="0.834762" calcext:value-type="float">
            <text:p>0.834762</text:p>
          </table:table-cell>
          <table:table-cell office:value-type="float" office:value="0.872857" calcext:value-type="float">
            <text:p>0.872857</text:p>
          </table:table-cell>
          <table:table-cell office:value-type="float" office:value="0.915238" calcext:value-type="float">
            <text:p>0.915238</text:p>
          </table:table-cell>
          <table:table-cell table:number-columns-repeated="3" office:value-type="float" office:value="0.92381" calcext:value-type="float">
            <text:p>0.92381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840238" calcext:value-type="float">
            <text:p>0.84023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10952" calcext:value-type="float">
            <text:p>0.61095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92381" calcext:value-type="float">
            <text:p>0.792381</text:p>
          </table:table-cell>
          <table:table-cell office:value-type="float" office:value="0.862381" calcext:value-type="float">
            <text:p>0.862381</text:p>
          </table:table-cell>
          <table:table-cell office:value-type="float" office:value="0.907143" calcext:value-type="float">
            <text:p>0.907143</text:p>
          </table:table-cell>
          <table:table-cell office:value-type="float" office:value="0.918571" calcext:value-type="float">
            <text:p>0.918571</text:p>
          </table:table-cell>
          <table:table-cell table:number-columns-repeated="3" office:value-type="float" office:value="0.92381" calcext:value-type="float">
            <text:p>0.92381</text:p>
          </table:table-cell>
          <table:table-cell office:value-type="float" office:value="0.938095" calcext:value-type="float">
            <text:p>0.93809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846762" calcext:value-type="float">
            <text:p>0.84676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28095" calcext:value-type="float">
            <text:p>0.62809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61429" calcext:value-type="float">
            <text:p>0.761429</text:p>
          </table:table-cell>
          <table:table-cell office:value-type="float" office:value="0.870476" calcext:value-type="float">
            <text:p>0.870476</text:p>
          </table:table-cell>
          <table:table-cell office:value-type="float" office:value="0.911429" calcext:value-type="float">
            <text:p>0.911429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847238" calcext:value-type="float">
            <text:p>0.84723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45238" calcext:value-type="float">
            <text:p>0.64523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20952" calcext:value-type="float">
            <text:p>0.820952</text:p>
          </table:table-cell>
          <table:table-cell office:value-type="float" office:value="0.891905" calcext:value-type="float">
            <text:p>0.891905</text:p>
          </table:table-cell>
          <table:table-cell office:value-type="float" office:value="0.916667" calcext:value-type="float">
            <text:p>0.916667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41905" calcext:value-type="float">
            <text:p>0.94190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857857" calcext:value-type="float">
            <text:p>0.85785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25238" calcext:value-type="float">
            <text:p>0.625238</text:p>
          </table:table-cell>
          <table:table-cell office:value-type="float" office:value="0.667619" calcext:value-type="float">
            <text:p>0.667619</text:p>
          </table:table-cell>
          <table:table-cell office:value-type="float" office:value="0.839048" calcext:value-type="float">
            <text:p>0.839048</text:p>
          </table:table-cell>
          <table:table-cell office:value-type="float" office:value="0.90381" calcext:value-type="float">
            <text:p>0.90381</text:p>
          </table:table-cell>
          <table:table-cell office:value-type="float" office:value="0.919524" calcext:value-type="float">
            <text:p>0.919524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859143" calcext:value-type="float">
            <text:p>0.85914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49048" calcext:value-type="float">
            <text:p>0.649048</text:p>
          </table:table-cell>
          <table:table-cell office:value-type="float" office:value="0.74381" calcext:value-type="float">
            <text:p>0.74381</text:p>
          </table:table-cell>
          <table:table-cell office:value-type="float" office:value="0.868571" calcext:value-type="float">
            <text:p>0.868571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22857" calcext:value-type="float">
            <text:p>0.922857</text:p>
          </table:table-cell>
          <table:table-cell table:number-columns-repeated="3" office:value-type="float" office:value="0.92381" calcext:value-type="float">
            <text:p>0.92381</text:p>
          </table:table-cell>
          <table:table-cell office:value-type="float" office:value="0.924762" calcext:value-type="float">
            <text:p>0.924762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87319" calcext:value-type="float">
            <text:p>0.8731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649524" calcext:value-type="float">
            <text:p>0.649524</text:p>
          </table:table-cell>
          <table:table-cell office:value-type="float" office:value="0.840952" calcext:value-type="float">
            <text:p>0.840952</text:p>
          </table:table-cell>
          <table:table-cell office:value-type="float" office:value="0.898095" calcext:value-type="float">
            <text:p>0.898095</text:p>
          </table:table-cell>
          <table:table-cell office:value-type="float" office:value="0.915714" calcext:value-type="float">
            <text:p>0.915714</text:p>
          </table:table-cell>
          <table:table-cell table:number-columns-repeated="5" office:value-type="float" office:value="0.92381" calcext:value-type="float">
            <text:p>0.92381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886619" calcext:value-type="float">
            <text:p>0.88661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94762" calcext:value-type="float">
            <text:p>0.694762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899048" calcext:value-type="float">
            <text:p>0.899048</text:p>
          </table:table-cell>
          <table:table-cell office:value-type="float" office:value="0.920952" calcext:value-type="float">
            <text:p>0.920952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38095" calcext:value-type="float">
            <text:p>0.938095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894429" calcext:value-type="float">
            <text:p>0.89442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99524" calcext:value-type="float">
            <text:p>0.599524</text:p>
          </table:table-cell>
          <table:table-cell office:value-type="float" office:value="0.782381" calcext:value-type="float">
            <text:p>0.782381</text:p>
          </table:table-cell>
          <table:table-cell office:value-type="float" office:value="0.894762" calcext:value-type="float">
            <text:p>0.894762</text:p>
          </table:table-cell>
          <table:table-cell office:value-type="float" office:value="0.92" calcext:value-type="float">
            <text:p>0.92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37143" calcext:value-type="float">
            <text:p>0.937143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87719" calcext:value-type="float">
            <text:p>0.8771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37619" calcext:value-type="float">
            <text:p>0.637619</text:p>
          </table:table-cell>
          <table:table-cell office:value-type="float" office:value="0.840476" calcext:value-type="float">
            <text:p>0.840476</text:p>
          </table:table-cell>
          <table:table-cell office:value-type="float" office:value="0.897143" calcext:value-type="float">
            <text:p>0.897143</text:p>
          </table:table-cell>
          <table:table-cell office:value-type="float" office:value="0.919524" calcext:value-type="float">
            <text:p>0.919524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29524" calcext:value-type="float">
            <text:p>0.929524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886238" calcext:value-type="float">
            <text:p>0.88623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73333" calcext:value-type="float">
            <text:p>0.573333</text:p>
          </table:table-cell>
          <table:table-cell office:value-type="float" office:value="0.792381" calcext:value-type="float">
            <text:p>0.792381</text:p>
          </table:table-cell>
          <table:table-cell office:value-type="float" office:value="0.891429" calcext:value-type="float">
            <text:p>0.891429</text:p>
          </table:table-cell>
          <table:table-cell office:value-type="float" office:value="0.909048" calcext:value-type="float">
            <text:p>0.909048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31905" calcext:value-type="float">
            <text:p>0.931905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873619" calcext:value-type="float">
            <text:p>0.87361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24762" calcext:value-type="float">
            <text:p>0.624762</text:p>
          </table:table-cell>
          <table:table-cell office:value-type="float" office:value="0.848571" calcext:value-type="float">
            <text:p>0.848571</text:p>
          </table:table-cell>
          <table:table-cell office:value-type="float" office:value="0.902857" calcext:value-type="float">
            <text:p>0.902857</text:p>
          </table:table-cell>
          <table:table-cell table:number-columns-repeated="5" office:value-type="float" office:value="0.92381" calcext:value-type="float">
            <text:p>0.92381</text:p>
          </table:table-cell>
          <table:table-cell office:value-type="float" office:value="0.940952" calcext:value-type="float">
            <text:p>0.940952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887905" calcext:value-type="float">
            <text:p>0.88790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4" calcext:value-type="float">
            <text:p>0.74</text:p>
          </table:table-cell>
          <table:table-cell office:value-type="float" office:value="0.883333" calcext:value-type="float">
            <text:p>0.883333</text:p>
          </table:table-cell>
          <table:table-cell office:value-type="float" office:value="0.913333" calcext:value-type="float">
            <text:p>0.913333</text:p>
          </table:table-cell>
          <table:table-cell table:number-columns-repeated="5" office:value-type="float" office:value="0.92381" calcext:value-type="float">
            <text:p>0.92381</text:p>
          </table:table-cell>
          <table:table-cell office:value-type="float" office:value="0.937143" calcext:value-type="float">
            <text:p>0.937143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03571" calcext:value-type="float">
            <text:p>0.90357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93333" calcext:value-type="float">
            <text:p>0.793333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15714" calcext:value-type="float">
            <text:p>0.915714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26667" calcext:value-type="float">
            <text:p>0.926667</text:p>
          </table:table-cell>
          <table:table-cell table:number-columns-repeated="3" office:value-type="float" office:value="0.942857" calcext:value-type="float">
            <text:p>0.942857</text:p>
          </table:table-cell>
          <table:table-cell office:value-type="float" office:value="0.91119" calcext:value-type="float">
            <text:p>0.9111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83333" calcext:value-type="float">
            <text:p>0.783333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16667" calcext:value-type="float">
            <text:p>0.916667</text:p>
          </table:table-cell>
          <table:table-cell table:number-columns-repeated="5" office:value-type="float" office:value="0.92381" calcext:value-type="float">
            <text:p>0.92381</text:p>
          </table:table-cell>
          <table:table-cell office:value-type="float" office:value="0.938095" calcext:value-type="float">
            <text:p>0.938095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09524" calcext:value-type="float">
            <text:p>0.90952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52857" calcext:value-type="float">
            <text:p>0.752857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14286" calcext:value-type="float">
            <text:p>0.914286</text:p>
          </table:table-cell>
          <table:table-cell table:number-columns-repeated="5" office:value-type="float" office:value="0.92381" calcext:value-type="float">
            <text:p>0.92381</text:p>
          </table:table-cell>
          <table:table-cell office:value-type="float" office:value="0.940952" calcext:value-type="float">
            <text:p>0.940952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06524" calcext:value-type="float">
            <text:p>0.90652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59048" calcext:value-type="float">
            <text:p>0.759048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1429" calcext:value-type="float">
            <text:p>0.921429</text:p>
          </table:table-cell>
          <table:table-cell table:number-columns-repeated="5" office:value-type="float" office:value="0.92381" calcext:value-type="float">
            <text:p>0.92381</text:p>
          </table:table-cell>
          <table:table-cell office:value-type="float" office:value="0.940952" calcext:value-type="float">
            <text:p>0.940952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07857" calcext:value-type="float">
            <text:p>0.90785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87143" calcext:value-type="float">
            <text:p>0.687143</text:p>
          </table:table-cell>
          <table:table-cell office:value-type="float" office:value="0.878095" calcext:value-type="float">
            <text:p>0.878095</text:p>
          </table:table-cell>
          <table:table-cell office:value-type="float" office:value="0.92" calcext:value-type="float">
            <text:p>0.92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29524" calcext:value-type="float">
            <text:p>0.929524</text:p>
          </table:table-cell>
          <table:table-cell table:number-columns-repeated="3" office:value-type="float" office:value="0.942857" calcext:value-type="float">
            <text:p>0.942857</text:p>
          </table:table-cell>
          <table:table-cell office:value-type="float" office:value="0.899571" calcext:value-type="float">
            <text:p>0.89957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74762" calcext:value-type="float">
            <text:p>0.774762</text:p>
          </table:table-cell>
          <table:table-cell office:value-type="float" office:value="0.905238" calcext:value-type="float">
            <text:p>0.905238</text:p>
          </table:table-cell>
          <table:table-cell table:number-columns-repeated="5" office:value-type="float" office:value="0.92381" calcext:value-type="float">
            <text:p>0.92381</text:p>
          </table:table-cell>
          <table:table-cell office:value-type="float" office:value="0.936667" calcext:value-type="float">
            <text:p>0.936667</text:p>
          </table:table-cell>
          <table:table-cell table:number-columns-repeated="3" office:value-type="float" office:value="0.942857" calcext:value-type="float">
            <text:p>0.942857</text:p>
          </table:table-cell>
          <table:table-cell office:value-type="float" office:value="0.912143" calcext:value-type="float">
            <text:p>0.9121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28571" calcext:value-type="float">
            <text:p>0.728571</text:p>
          </table:table-cell>
          <table:table-cell office:value-type="float" office:value="0.899048" calcext:value-type="float">
            <text:p>0.899048</text:p>
          </table:table-cell>
          <table:table-cell table:number-columns-repeated="5" office:value-type="float" office:value="0.92381" calcext:value-type="float">
            <text:p>0.92381</text:p>
          </table:table-cell>
          <table:table-cell office:value-type="float" office:value="0.934286" calcext:value-type="float">
            <text:p>0.934286</text:p>
          </table:table-cell>
          <table:table-cell table:number-columns-repeated="3" office:value-type="float" office:value="0.942857" calcext:value-type="float">
            <text:p>0.942857</text:p>
          </table:table-cell>
          <table:table-cell office:value-type="float" office:value="0.906667" calcext:value-type="float">
            <text:p>0.90666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09048" calcext:value-type="float">
            <text:p>0.809048</text:p>
          </table:table-cell>
          <table:table-cell office:value-type="float" office:value="0.905714" calcext:value-type="float">
            <text:p>0.905714</text:p>
          </table:table-cell>
          <table:table-cell table:number-columns-repeated="5" office:value-type="float" office:value="0.92381" calcext:value-type="float">
            <text:p>0.92381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0.942857" calcext:value-type="float">
            <text:p>0.942857</text:p>
          </table:table-cell>
          <table:table-cell office:value-type="float" office:value="0.915952" calcext:value-type="float">
            <text:p>0.91595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780476" calcext:value-type="float">
            <text:p>0.780476</text:p>
          </table:table-cell>
          <table:table-cell office:value-type="float" office:value="0.896667" calcext:value-type="float">
            <text:p>0.896667</text:p>
          </table:table-cell>
          <table:table-cell office:value-type="float" office:value="0.921429" calcext:value-type="float">
            <text:p>0.921429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32857" calcext:value-type="float">
            <text:p>0.932857</text:p>
          </table:table-cell>
          <table:table-cell table:number-columns-repeated="3" office:value-type="float" office:value="0.942857" calcext:value-type="float">
            <text:p>0.942857</text:p>
          </table:table-cell>
          <table:table-cell office:value-type="float" office:value="0.911238" calcext:value-type="float">
            <text:p>0.91123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727619" calcext:value-type="float">
            <text:p>0.727619</text:p>
          </table:table-cell>
          <table:table-cell office:value-type="float" office:value="0.899048" calcext:value-type="float">
            <text:p>0.899048</text:p>
          </table:table-cell>
          <table:table-cell office:value-type="float" office:value="0.921429" calcext:value-type="float">
            <text:p>0.921429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31905" calcext:value-type="float">
            <text:p>0.931905</text:p>
          </table:table-cell>
          <table:table-cell table:number-columns-repeated="3" office:value-type="float" office:value="0.942857" calcext:value-type="float">
            <text:p>0.942857</text:p>
          </table:table-cell>
          <table:table-cell office:value-type="float" office:value="0.906095" calcext:value-type="float">
            <text:p>0.90609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723333" calcext:value-type="float">
            <text:p>0.723333</text:p>
          </table:table-cell>
          <table:table-cell office:value-type="float" office:value="0.90381" calcext:value-type="float">
            <text:p>0.90381</text:p>
          </table:table-cell>
          <table:table-cell table:number-columns-repeated="5" office:value-type="float" office:value="0.92381" calcext:value-type="float">
            <text:p>0.92381</text:p>
          </table:table-cell>
          <table:table-cell office:value-type="float" office:value="0.930476" calcext:value-type="float">
            <text:p>0.930476</text:p>
          </table:table-cell>
          <table:table-cell table:number-columns-repeated="3" office:value-type="float" office:value="0.942857" calcext:value-type="float">
            <text:p>0.942857</text:p>
          </table:table-cell>
          <table:table-cell office:value-type="float" office:value="0.906238" calcext:value-type="float">
            <text:p>0.90623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0619" calcext:value-type="float">
            <text:p>0.70619</text:p>
          </table:table-cell>
          <table:table-cell office:value-type="float" office:value="0.9" calcext:value-type="float">
            <text:p>0.9</text:p>
          </table:table-cell>
          <table:table-cell office:value-type="float" office:value="0.922381" calcext:value-type="float">
            <text:p>0.922381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25714" calcext:value-type="float">
            <text:p>0.925714</text:p>
          </table:table-cell>
          <table:table-cell table:number-columns-repeated="3" office:value-type="float" office:value="0.942857" calcext:value-type="float">
            <text:p>0.942857</text:p>
          </table:table-cell>
          <table:table-cell office:value-type="float" office:value="0.903524" calcext:value-type="float">
            <text:p>0.90352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7619" calcext:value-type="float">
            <text:p>0.77619</text:p>
          </table:table-cell>
          <table:table-cell office:value-type="float" office:value="0.904762" calcext:value-type="float">
            <text:p>0.904762</text:p>
          </table:table-cell>
          <table:table-cell table:number-columns-repeated="5" office:value-type="float" office:value="0.92381" calcext:value-type="float">
            <text:p>0.92381</text:p>
          </table:table-cell>
          <table:table-cell office:value-type="float" office:value="0.930476" calcext:value-type="float">
            <text:p>0.930476</text:p>
          </table:table-cell>
          <table:table-cell table:number-columns-repeated="3" office:value-type="float" office:value="0.942857" calcext:value-type="float">
            <text:p>0.942857</text:p>
          </table:table-cell>
          <table:table-cell office:value-type="float" office:value="0.911619" calcext:value-type="float">
            <text:p>0.91161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77619" calcext:value-type="float">
            <text:p>0.777619</text:p>
          </table:table-cell>
          <table:table-cell office:value-type="float" office:value="0.901905" calcext:value-type="float">
            <text:p>0.901905</text:p>
          </table:table-cell>
          <table:table-cell table:number-columns-repeated="5" office:value-type="float" office:value="0.92381" calcext:value-type="float">
            <text:p>0.92381</text:p>
          </table:table-cell>
          <table:table-cell office:value-type="float" office:value="0.934286" calcext:value-type="float">
            <text:p>0.934286</text:p>
          </table:table-cell>
          <table:table-cell table:number-columns-repeated="3" office:value-type="float" office:value="0.942857" calcext:value-type="float">
            <text:p>0.942857</text:p>
          </table:table-cell>
          <table:table-cell office:value-type="float" office:value="0.911857" calcext:value-type="float">
            <text:p>0.91185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7381" calcext:value-type="float">
            <text:p>0.77381</text:p>
          </table:table-cell>
          <table:table-cell office:value-type="float" office:value="0.905238" calcext:value-type="float">
            <text:p>0.905238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30476" calcext:value-type="float">
            <text:p>0.930476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13333" calcext:value-type="float">
            <text:p>0.91333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749048" calcext:value-type="float">
            <text:p>0.749048</text:p>
          </table:table-cell>
          <table:table-cell office:value-type="float" office:value="0.89619" calcext:value-type="float">
            <text:p>0.89619</text:p>
          </table:table-cell>
          <table:table-cell office:value-type="float" office:value="0.923333" calcext:value-type="float">
            <text:p>0.923333</text:p>
          </table:table-cell>
          <table:table-cell table:number-columns-repeated="3" office:value-type="float" office:value="0.92381" calcext:value-type="float">
            <text:p>0.92381</text:p>
          </table:table-cell>
          <table:table-cell office:value-type="float" office:value="0.927619" calcext:value-type="float">
            <text:p>0.927619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09619" calcext:value-type="float">
            <text:p>0.90961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2381" calcext:value-type="float">
            <text:p>0.662381</text:p>
          </table:table-cell>
          <table:table-cell office:value-type="float" office:value="0.900476" calcext:value-type="float">
            <text:p>0.900476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29524" calcext:value-type="float">
            <text:p>0.929524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01619" calcext:value-type="float">
            <text:p>0.90161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70476" calcext:value-type="float">
            <text:p>0.770476</text:p>
          </table:table-cell>
          <table:table-cell office:value-type="float" office:value="0.899048" calcext:value-type="float">
            <text:p>0.899048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25714" calcext:value-type="float">
            <text:p>0.925714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11905" calcext:value-type="float">
            <text:p>0.91190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20476" calcext:value-type="float">
            <text:p>0.720476</text:p>
          </table:table-cell>
          <table:table-cell office:value-type="float" office:value="0.899524" calcext:value-type="float">
            <text:p>0.899524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30476" calcext:value-type="float">
            <text:p>0.930476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07429" calcext:value-type="float">
            <text:p>0.90742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65714" calcext:value-type="float">
            <text:p>0.765714</text:p>
          </table:table-cell>
          <table:table-cell office:value-type="float" office:value="0.902381" calcext:value-type="float">
            <text:p>0.902381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35238" calcext:value-type="float">
            <text:p>0.935238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12714" calcext:value-type="float">
            <text:p>0.91271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72381" calcext:value-type="float">
            <text:p>0.672381</text:p>
          </table:table-cell>
          <table:table-cell office:value-type="float" office:value="0.90381" calcext:value-type="float">
            <text:p>0.90381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3381" calcext:value-type="float">
            <text:p>0.93381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03381" calcext:value-type="float">
            <text:p>0.90338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794286" calcext:value-type="float">
            <text:p>0.794286</text:p>
          </table:table-cell>
          <table:table-cell office:value-type="float" office:value="0.915238" calcext:value-type="float">
            <text:p>0.915238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38571" calcext:value-type="float">
            <text:p>0.938571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1719" calcext:value-type="float">
            <text:p>0.9171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0.758095" calcext:value-type="float">
            <text:p>0.758095</text:p>
          </table:table-cell>
          <table:table-cell office:value-type="float" office:value="0.902381" calcext:value-type="float">
            <text:p>0.902381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38571" calcext:value-type="float">
            <text:p>0.938571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12286" calcext:value-type="float">
            <text:p>0.91228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11429" calcext:value-type="float">
            <text:p>0.711429</text:p>
          </table:table-cell>
          <table:table-cell office:value-type="float" office:value="0.89619" calcext:value-type="float">
            <text:p>0.89619</text:p>
          </table:table-cell>
          <table:table-cell office:value-type="float" office:value="0.923333" calcext:value-type="float">
            <text:p>0.923333</text:p>
          </table:table-cell>
          <table:table-cell table:number-columns-repeated="3" office:value-type="float" office:value="0.92381" calcext:value-type="float">
            <text:p>0.92381</text:p>
          </table:table-cell>
          <table:table-cell office:value-type="float" office:value="0.941429" calcext:value-type="float">
            <text:p>0.941429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07238" calcext:value-type="float">
            <text:p>0.90723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90476" calcext:value-type="float">
            <text:p>0.390476</text:p>
          </table:table-cell>
          <table:table-cell office:value-type="float" office:value="0.768571" calcext:value-type="float">
            <text:p>0.768571</text:p>
          </table:table-cell>
          <table:table-cell office:value-type="float" office:value="0.898095" calcext:value-type="float">
            <text:p>0.898095</text:p>
          </table:table-cell>
          <table:table-cell office:value-type="float" office:value="0.923333" calcext:value-type="float">
            <text:p>0.923333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927143" calcext:value-type="float">
            <text:p>0.927143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13619" calcext:value-type="float">
            <text:p>0.91361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23333" calcext:value-type="float">
            <text:p>0.623333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05714" calcext:value-type="float">
            <text:p>0.905714</text:p>
          </table:table-cell>
          <table:table-cell table:number-columns-repeated="3" office:value-type="float" office:value="0.92381" calcext:value-type="float">
            <text:p>0.92381</text:p>
          </table:table-cell>
          <table:table-cell office:value-type="float" office:value="0.939524" calcext:value-type="float">
            <text:p>0.939524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895429" calcext:value-type="float">
            <text:p>0.89542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56667" calcext:value-type="float">
            <text:p>0.756667</text:p>
          </table:table-cell>
          <table:table-cell office:value-type="float" office:value="0.895714" calcext:value-type="float">
            <text:p>0.895714</text:p>
          </table:table-cell>
          <table:table-cell office:value-type="float" office:value="0.921905" calcext:value-type="float">
            <text:p>0.921905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930476" calcext:value-type="float">
            <text:p>0.930476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12381" calcext:value-type="float">
            <text:p>0.91238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49524" calcext:value-type="float">
            <text:p>0.749524</text:p>
          </table:table-cell>
          <table:table-cell office:value-type="float" office:value="0.897143" calcext:value-type="float">
            <text:p>0.897143</text:p>
          </table:table-cell>
          <table:table-cell office:value-type="float" office:value="0.922857" calcext:value-type="float">
            <text:p>0.922857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924286" calcext:value-type="float">
            <text:p>0.924286</text:p>
          </table:table-cell>
          <table:table-cell office:value-type="float" office:value="0.941905" calcext:value-type="float">
            <text:p>0.941905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1119" calcext:value-type="float">
            <text:p>0.9111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90476" calcext:value-type="float">
            <text:p>0.390476</text:p>
          </table:table-cell>
          <table:table-cell office:value-type="float" office:value="0.772381" calcext:value-type="float">
            <text:p>0.772381</text:p>
          </table:table-cell>
          <table:table-cell office:value-type="float" office:value="0.897143" calcext:value-type="float">
            <text:p>0.897143</text:p>
          </table:table-cell>
          <table:table-cell office:value-type="float" office:value="0.922381" calcext:value-type="float">
            <text:p>0.922381</text:p>
          </table:table-cell>
          <table:table-cell table:number-columns-repeated="3" office:value-type="float" office:value="0.92381" calcext:value-type="float">
            <text:p>0.92381</text:p>
          </table:table-cell>
          <table:table-cell office:value-type="float" office:value="0.938095" calcext:value-type="float">
            <text:p>0.938095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13" calcext:value-type="float">
            <text:p>0.91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12857" calcext:value-type="float">
            <text:p>0.812857</text:p>
          </table:table-cell>
          <table:table-cell office:value-type="float" office:value="0.916667" calcext:value-type="float">
            <text:p>0.916667</text:p>
          </table:table-cell>
          <table:table-cell table:number-columns-repeated="3" office:value-type="float" office:value="0.92381" calcext:value-type="float">
            <text:p>0.92381</text:p>
          </table:table-cell>
          <table:table-cell office:value-type="float" office:value="0.937143" calcext:value-type="float">
            <text:p>0.937143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0952" calcext:value-type="float">
            <text:p>0.92095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93333" calcext:value-type="float">
            <text:p>0.793333</text:p>
          </table:table-cell>
          <table:table-cell office:value-type="float" office:value="0.909524" calcext:value-type="float">
            <text:p>0.909524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38571" calcext:value-type="float">
            <text:p>0.938571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16524" calcext:value-type="float">
            <text:p>0.91652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35714" calcext:value-type="float">
            <text:p>0.735714</text:p>
          </table:table-cell>
          <table:table-cell office:value-type="float" office:value="0.910476" calcext:value-type="float">
            <text:p>0.910476</text:p>
          </table:table-cell>
          <table:table-cell table:number-columns-repeated="3" office:value-type="float" office:value="0.92381" calcext:value-type="float">
            <text:p>0.92381</text:p>
          </table:table-cell>
          <table:table-cell office:value-type="float" office:value="0.926667" calcext:value-type="float">
            <text:p>0.926667</text:p>
          </table:table-cell>
          <table:table-cell office:value-type="float" office:value="0.942381" calcext:value-type="float">
            <text:p>0.942381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11524" calcext:value-type="float">
            <text:p>0.91152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8" calcext:value-type="float">
            <text:p>0.8</text:p>
          </table:table-cell>
          <table:table-cell office:value-type="float" office:value="0.91619" calcext:value-type="float">
            <text:p>0.91619</text:p>
          </table:table-cell>
          <table:table-cell table:number-columns-repeated="3" office:value-type="float" office:value="0.92381" calcext:value-type="float">
            <text:p>0.92381</text:p>
          </table:table-cell>
          <table:table-cell office:value-type="float" office:value="0.925238" calcext:value-type="float">
            <text:p>0.925238</text:p>
          </table:table-cell>
          <table:table-cell office:value-type="float" office:value="0.941905" calcext:value-type="float">
            <text:p>0.941905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18333" calcext:value-type="float">
            <text:p>0.91833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80476" calcext:value-type="float">
            <text:p>0.780476</text:p>
          </table:table-cell>
          <table:table-cell office:value-type="float" office:value="0.922381" calcext:value-type="float">
            <text:p>0.922381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3619" calcext:value-type="float">
            <text:p>0.93619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16286" calcext:value-type="float">
            <text:p>0.91628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25714" calcext:value-type="float">
            <text:p>0.725714</text:p>
          </table:table-cell>
          <table:table-cell office:value-type="float" office:value="0.916667" calcext:value-type="float">
            <text:p>0.916667</text:p>
          </table:table-cell>
          <table:table-cell table:number-columns-repeated="3" office:value-type="float" office:value="0.92381" calcext:value-type="float">
            <text:p>0.92381</text:p>
          </table:table-cell>
          <table:table-cell office:value-type="float" office:value="0.926667" calcext:value-type="float">
            <text:p>0.926667</text:p>
          </table:table-cell>
          <table:table-cell office:value-type="float" office:value="0.940476" calcext:value-type="float">
            <text:p>0.940476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10952" calcext:value-type="float">
            <text:p>0.91095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850952" calcext:value-type="float">
            <text:p>0.850952</text:p>
          </table:table-cell>
          <table:table-cell table:number-columns-repeated="4" office:value-type="float" office:value="0.92381" calcext:value-type="float">
            <text:p>0.92381</text:p>
          </table:table-cell>
          <table:table-cell office:value-type="float" office:value="0.927143" calcext:value-type="float">
            <text:p>0.927143</text:p>
          </table:table-cell>
          <table:table-cell office:value-type="float" office:value="0.94" calcext:value-type="float">
            <text:p>0.94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2419" calcext:value-type="float">
            <text:p>0.9241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59048" calcext:value-type="float">
            <text:p>0.759048</text:p>
          </table:table-cell>
          <table:table-cell office:value-type="float" office:value="0.915714" calcext:value-type="float">
            <text:p>0.915714</text:p>
          </table:table-cell>
          <table:table-cell table:number-columns-repeated="3" office:value-type="float" office:value="0.92381" calcext:value-type="float">
            <text:p>0.9238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9524" calcext:value-type="float">
            <text:p>0.939524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14762" calcext:value-type="float">
            <text:p>0.91476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98095" calcext:value-type="float">
            <text:p>0.598095</text:p>
          </table:table-cell>
          <table:table-cell office:value-type="float" office:value="0.911429" calcext:value-type="float">
            <text:p>0.911429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927619" calcext:value-type="float">
            <text:p>0.927619</text:p>
          </table:table-cell>
          <table:table-cell office:value-type="float" office:value="0.937619" calcext:value-type="float">
            <text:p>0.937619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899381" calcext:value-type="float">
            <text:p>0.89938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81905" calcext:value-type="float">
            <text:p>0.781905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0.940952" calcext:value-type="float">
            <text:p>0.940952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19238" calcext:value-type="float">
            <text:p>0.91923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36667" calcext:value-type="float">
            <text:p>0.736667</text:p>
          </table:table-cell>
          <table:table-cell office:value-type="float" office:value="0.919524" calcext:value-type="float">
            <text:p>0.919524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932381" calcext:value-type="float">
            <text:p>0.932381</text:p>
          </table:table-cell>
          <table:table-cell office:value-type="float" office:value="0.940476" calcext:value-type="float">
            <text:p>0.940476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1481" calcext:value-type="float">
            <text:p>0.9148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73333" calcext:value-type="float">
            <text:p>0.573333</text:p>
          </table:table-cell>
          <table:table-cell office:value-type="float" office:value="0.919524" calcext:value-type="float">
            <text:p>0.919524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93381" calcext:value-type="float">
            <text:p>0.93381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898857" calcext:value-type="float">
            <text:p>0.8988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69524" calcext:value-type="float">
            <text:p>0.769524</text:p>
          </table:table-cell>
          <table:table-cell office:value-type="float" office:value="0.914762" calcext:value-type="float">
            <text:p>0.914762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6667" calcext:value-type="float">
            <text:p>0.926667</text:p>
          </table:table-cell>
          <table:table-cell office:value-type="float" office:value="0.937143" calcext:value-type="float">
            <text:p>0.937143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18619" calcext:value-type="float">
            <text:p>0.91861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5381" calcext:value-type="float">
            <text:p>0.75381</text:p>
          </table:table-cell>
          <table:table-cell office:value-type="float" office:value="0.913333" calcext:value-type="float">
            <text:p>0.913333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8095" calcext:value-type="float">
            <text:p>0.928095</text:p>
          </table:table-cell>
          <table:table-cell office:value-type="float" office:value="0.938095" calcext:value-type="float">
            <text:p>0.938095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17143" calcext:value-type="float">
            <text:p>0.91714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08095" calcext:value-type="float">
            <text:p>0.90809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9048" calcext:value-type="float">
            <text:p>0.929048</text:p>
          </table:table-cell>
          <table:table-cell office:value-type="float" office:value="0.937619" calcext:value-type="float">
            <text:p>0.937619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16286" calcext:value-type="float">
            <text:p>0.91628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90381" calcext:value-type="float">
            <text:p>0.90381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2381" calcext:value-type="float">
            <text:p>0.932381</text:p>
          </table:table-cell>
          <table:table-cell office:value-type="float" office:value="0.934762" calcext:value-type="float">
            <text:p>0.934762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12333" calcext:value-type="float">
            <text:p>0.91233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61905" calcext:value-type="float">
            <text:p>0.561905</text:p>
          </table:table-cell>
          <table:table-cell office:value-type="float" office:value="0.757619" calcext:value-type="float">
            <text:p>0.75761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0952" calcext:value-type="float">
            <text:p>0.930952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1905" calcext:value-type="float">
            <text:p>0.941905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17333" calcext:value-type="float">
            <text:p>0.91733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71429" calcext:value-type="float">
            <text:p>0.371429</text:p>
          </table:table-cell>
          <table:table-cell office:value-type="float" office:value="0.74619" calcext:value-type="float">
            <text:p>0.7461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0952" calcext:value-type="float">
            <text:p>0.930952</text:p>
          </table:table-cell>
          <table:table-cell office:value-type="float" office:value="0.937143" calcext:value-type="float">
            <text:p>0.937143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15714" calcext:value-type="float">
            <text:p>0.91571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778095" calcext:value-type="float">
            <text:p>0.778095</text:p>
          </table:table-cell>
          <table:table-cell office:value-type="float" office:value="0.896667" calcext:value-type="float">
            <text:p>0.896667</text:p>
          </table:table-cell>
          <table:table-cell office:value-type="float" office:value="0.92619" calcext:value-type="float">
            <text:p>0.9261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6667" calcext:value-type="float">
            <text:p>0.936667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18524" calcext:value-type="float">
            <text:p>0.91852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02381" calcext:value-type="float">
            <text:p>0.70238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0952" calcext:value-type="float">
            <text:p>0.920952</text:p>
          </table:table-cell>
          <table:table-cell office:value-type="float" office:value="0.932857" calcext:value-type="float">
            <text:p>0.932857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0476" calcext:value-type="float">
            <text:p>0.940476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09667" calcext:value-type="float">
            <text:p>0.90966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798571" calcext:value-type="float">
            <text:p>0.798571</text:p>
          </table:table-cell>
          <table:table-cell office:value-type="float" office:value="0.9" calcext:value-type="float">
            <text:p>0.9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6667" calcext:value-type="float">
            <text:p>0.936667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20667" calcext:value-type="float">
            <text:p>0.92066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78095" calcext:value-type="float">
            <text:p>0.778095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" calcext:value-type="float">
            <text:p>0.94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16286" calcext:value-type="float">
            <text:p>0.91628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61905" calcext:value-type="float">
            <text:p>0.561905</text:p>
          </table:table-cell>
          <table:table-cell office:value-type="float" office:value="0.804286" calcext:value-type="float">
            <text:p>0.80428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0476" calcext:value-type="float">
            <text:p>0.920476</text:p>
          </table:table-cell>
          <table:table-cell office:value-type="float" office:value="0.931905" calcext:value-type="float">
            <text:p>0.93190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2381" calcext:value-type="float">
            <text:p>0.942381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19905" calcext:value-type="float">
            <text:p>0.91990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69524" calcext:value-type="float">
            <text:p>0.769524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17619" calcext:value-type="float">
            <text:p>0.917619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7143" calcext:value-type="float">
            <text:p>0.937143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15571" calcext:value-type="float">
            <text:p>0.91557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46667" calcext:value-type="float">
            <text:p>0.746667</text:p>
          </table:table-cell>
          <table:table-cell office:value-type="float" office:value="0.901905" calcext:value-type="float">
            <text:p>0.901905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381" calcext:value-type="float">
            <text:p>0.93381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15571" calcext:value-type="float">
            <text:p>0.91557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45714" calcext:value-type="float">
            <text:p>0.745714</text:p>
          </table:table-cell>
          <table:table-cell office:value-type="float" office:value="0.905238" calcext:value-type="float">
            <text:p>0.905238</text:p>
          </table:table-cell>
          <table:table-cell office:value-type="float" office:value="0.928571" calcext:value-type="float">
            <text:p>0.928571</text:p>
          </table:table-cell>
          <table:table-cell table:number-columns-repeated="2" office:value-type="float" office:value="0.933333" calcext:value-type="float">
            <text:p>0.933333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16048" calcext:value-type="float">
            <text:p>0.91604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0381" calcext:value-type="float">
            <text:p>0.70381</text:p>
          </table:table-cell>
          <table:table-cell office:value-type="float" office:value="0.917619" calcext:value-type="float">
            <text:p>0.917619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36667" calcext:value-type="float">
            <text:p>0.936667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13905" calcext:value-type="float">
            <text:p>0.91390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16667" calcext:value-type="float">
            <text:p>0.716667</text:p>
          </table:table-cell>
          <table:table-cell office:value-type="float" office:value="0.92" calcext:value-type="float">
            <text:p>0.92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381" calcext:value-type="float">
            <text:p>0.93381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16095" calcext:value-type="float">
            <text:p>0.91609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15714" calcext:value-type="float">
            <text:p>0.715714</text:p>
          </table:table-cell>
          <table:table-cell office:value-type="float" office:value="0.905714" calcext:value-type="float">
            <text:p>0.905714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8571" calcext:value-type="float">
            <text:p>0.938571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1381" calcext:value-type="float">
            <text:p>0.9138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381" calcext:value-type="float">
            <text:p>0.66381</text:p>
          </table:table-cell>
          <table:table-cell office:value-type="float" office:value="0.907143" calcext:value-type="float">
            <text:p>0.907143</text:p>
          </table:table-cell>
          <table:table-cell office:value-type="float" office:value="0.930952" calcext:value-type="float">
            <text:p>0.930952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9524" calcext:value-type="float">
            <text:p>0.939524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08905" calcext:value-type="float">
            <text:p>0.90890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17143" calcext:value-type="float">
            <text:p>0.817143</text:p>
          </table:table-cell>
          <table:table-cell office:value-type="float" office:value="0.911429" calcext:value-type="float">
            <text:p>0.911429</text:p>
          </table:table-cell>
          <table:table-cell office:value-type="float" office:value="0.932381" calcext:value-type="float">
            <text:p>0.93238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1429" calcext:value-type="float">
            <text:p>0.941429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25" calcext:value-type="float">
            <text:p>0.92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93333" calcext:value-type="float">
            <text:p>0.793333</text:p>
          </table:table-cell>
          <table:table-cell office:value-type="float" office:value="0.913333" calcext:value-type="float">
            <text:p>0.913333</text:p>
          </table:table-cell>
          <table:table-cell office:value-type="float" office:value="0.932857" calcext:value-type="float">
            <text:p>0.932857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1905" calcext:value-type="float">
            <text:p>0.941905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22905" calcext:value-type="float">
            <text:p>0.92290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90476" calcext:value-type="float">
            <text:p>0.790476</text:p>
          </table:table-cell>
          <table:table-cell office:value-type="float" office:value="0.914762" calcext:value-type="float">
            <text:p>0.914762</text:p>
          </table:table-cell>
          <table:table-cell office:value-type="float" office:value="0.931905" calcext:value-type="float">
            <text:p>0.931905</text:p>
          </table:table-cell>
          <table:table-cell office:value-type="float" office:value="0.935714" calcext:value-type="float">
            <text:p>0.935714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23" calcext:value-type="float">
            <text:p>0.92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00952" calcext:value-type="float">
            <text:p>0.800952</text:p>
          </table:table-cell>
          <table:table-cell office:value-type="float" office:value="0.921905" calcext:value-type="float">
            <text:p>0.921905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9048" calcext:value-type="float">
            <text:p>0.939048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24095" calcext:value-type="float">
            <text:p>0.92409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64286" calcext:value-type="float">
            <text:p>0.764286</text:p>
          </table:table-cell>
          <table:table-cell office:value-type="float" office:value="0.898095" calcext:value-type="float">
            <text:p>0.898095</text:p>
          </table:table-cell>
          <table:table-cell office:value-type="float" office:value="0.931905" calcext:value-type="float">
            <text:p>0.93190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2381" calcext:value-type="float">
            <text:p>0.942381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18429" calcext:value-type="float">
            <text:p>0.91842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38095" calcext:value-type="float">
            <text:p>0.738095</text:p>
          </table:table-cell>
          <table:table-cell office:value-type="float" office:value="0.907619" calcext:value-type="float">
            <text:p>0.907619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39048" calcext:value-type="float">
            <text:p>0.939048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16571" calcext:value-type="float">
            <text:p>0.91657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82381" calcext:value-type="float">
            <text:p>0.782381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39048" calcext:value-type="float">
            <text:p>0.939048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22238" calcext:value-type="float">
            <text:p>0.92223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7" calcext:value-type="float">
            <text:p>0.77</text:p>
          </table:table-cell>
          <table:table-cell office:value-type="float" office:value="0.922381" calcext:value-type="float">
            <text:p>0.922381</text:p>
          </table:table-cell>
          <table:table-cell office:value-type="float" office:value="0.932857" calcext:value-type="float">
            <text:p>0.932857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8571" calcext:value-type="float">
            <text:p>0.938571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21143" calcext:value-type="float">
            <text:p>0.92114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9524" calcext:value-type="float">
            <text:p>0.669524</text:p>
          </table:table-cell>
          <table:table-cell office:value-type="float" office:value="0.893333" calcext:value-type="float">
            <text:p>0.893333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2381" calcext:value-type="float">
            <text:p>0.93238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8571" calcext:value-type="float">
            <text:p>0.938571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06238" calcext:value-type="float">
            <text:p>0.90623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" calcext:value-type="float">
            <text:p>0.6</text:p>
          </table:table-cell>
          <table:table-cell office:value-type="float" office:value="0.780476" calcext:value-type="float">
            <text:p>0.780476</text:p>
          </table:table-cell>
          <table:table-cell office:value-type="float" office:value="0.919048" calcext:value-type="float">
            <text:p>0.919048</text:p>
          </table:table-cell>
          <table:table-cell office:value-type="float" office:value="0.928095" calcext:value-type="float">
            <text:p>0.928095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40952" calcext:value-type="float">
            <text:p>0.940952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0667" calcext:value-type="float">
            <text:p>0.92066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1381" calcext:value-type="float">
            <text:p>0.81381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619" calcext:value-type="float">
            <text:p>0.92619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42381" calcext:value-type="float">
            <text:p>0.942381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4429" calcext:value-type="float">
            <text:p>0.92442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63333" calcext:value-type="float">
            <text:p>0.763333</text:p>
          </table:table-cell>
          <table:table-cell office:value-type="float" office:value="0.920952" calcext:value-type="float">
            <text:p>0.920952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2381" calcext:value-type="float">
            <text:p>0.93238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7143" calcext:value-type="float">
            <text:p>0.937143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18238" calcext:value-type="float">
            <text:p>0.91823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61905" calcext:value-type="float">
            <text:p>0.561905</text:p>
          </table:table-cell>
          <table:table-cell office:value-type="float" office:value="0.793333" calcext:value-type="float">
            <text:p>0.793333</text:p>
          </table:table-cell>
          <table:table-cell office:value-type="float" office:value="0.919524" calcext:value-type="float">
            <text:p>0.919524</text:p>
          </table:table-cell>
          <table:table-cell office:value-type="float" office:value="0.92381" calcext:value-type="float">
            <text:p>0.92381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38571" calcext:value-type="float">
            <text:p>0.938571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1333" calcext:value-type="float">
            <text:p>0.92133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8095" calcext:value-type="float">
            <text:p>0.838095</text:p>
          </table:table-cell>
          <table:table-cell office:value-type="float" office:value="0.914762" calcext:value-type="float">
            <text:p>0.914762</text:p>
          </table:table-cell>
          <table:table-cell office:value-type="float" office:value="0.924762" calcext:value-type="float">
            <text:p>0.924762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39048" calcext:value-type="float">
            <text:p>0.939048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5476" calcext:value-type="float">
            <text:p>0.92547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12381" calcext:value-type="float">
            <text:p>0.812381</text:p>
          </table:table-cell>
          <table:table-cell office:value-type="float" office:value="0.903333" calcext:value-type="float">
            <text:p>0.903333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" calcext:value-type="float">
            <text:p>0.94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1571" calcext:value-type="float">
            <text:p>0.92157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8619" calcext:value-type="float">
            <text:p>0.78619</text:p>
          </table:table-cell>
          <table:table-cell office:value-type="float" office:value="0.911905" calcext:value-type="float">
            <text:p>0.91190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2857" calcext:value-type="float">
            <text:p>0.932857</text:p>
          </table:table-cell>
          <table:table-cell office:value-type="float" office:value="0.933333" calcext:value-type="float">
            <text:p>0.933333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20238" calcext:value-type="float">
            <text:p>0.92023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79524" calcext:value-type="float">
            <text:p>0.779524</text:p>
          </table:table-cell>
          <table:table-cell office:value-type="float" office:value="0.917619" calcext:value-type="float">
            <text:p>0.917619</text:p>
          </table:table-cell>
          <table:table-cell office:value-type="float" office:value="0.925714" calcext:value-type="float">
            <text:p>0.925714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4" calcext:value-type="float">
            <text:p>0.94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0095" calcext:value-type="float">
            <text:p>0.92009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58571" calcext:value-type="float">
            <text:p>0.758571</text:p>
          </table:table-cell>
          <table:table-cell office:value-type="float" office:value="0.915714" calcext:value-type="float">
            <text:p>0.915714</text:p>
          </table:table-cell>
          <table:table-cell office:value-type="float" office:value="0.924286" calcext:value-type="float">
            <text:p>0.924286</text:p>
          </table:table-cell>
          <table:table-cell table:number-columns-repeated="2" office:value-type="float" office:value="0.933333" calcext:value-type="float">
            <text:p>0.933333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17952" calcext:value-type="float">
            <text:p>0.91795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818095" calcext:value-type="float">
            <text:p>0.818095</text:p>
          </table:table-cell>
          <table:table-cell office:value-type="float" office:value="0.915238" calcext:value-type="float">
            <text:p>0.915238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8095" calcext:value-type="float">
            <text:p>0.938095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3048" calcext:value-type="float">
            <text:p>0.92304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66667" calcext:value-type="float">
            <text:p>0.766667</text:p>
          </table:table-cell>
          <table:table-cell office:value-type="float" office:value="0.918571" calcext:value-type="float">
            <text:p>0.918571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1905" calcext:value-type="float">
            <text:p>0.93190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7143" calcext:value-type="float">
            <text:p>0.937143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18286" calcext:value-type="float">
            <text:p>0.91828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54286" calcext:value-type="float">
            <text:p>0.754286</text:p>
          </table:table-cell>
          <table:table-cell office:value-type="float" office:value="0.922381" calcext:value-type="float">
            <text:p>0.922381</text:p>
          </table:table-cell>
          <table:table-cell office:value-type="float" office:value="0.924762" calcext:value-type="float">
            <text:p>0.924762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3619" calcext:value-type="float">
            <text:p>0.93619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17571" calcext:value-type="float">
            <text:p>0.91757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69048" calcext:value-type="float">
            <text:p>0.769048</text:p>
          </table:table-cell>
          <table:table-cell office:value-type="float" office:value="0.921905" calcext:value-type="float">
            <text:p>0.92190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" calcext:value-type="float">
            <text:p>0.93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619" calcext:value-type="float">
            <text:p>0.93619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18571" calcext:value-type="float">
            <text:p>0.91857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27619" calcext:value-type="float">
            <text:p>0.827619</text:p>
          </table:table-cell>
          <table:table-cell office:value-type="float" office:value="0.922381" calcext:value-type="float">
            <text:p>0.922381</text:p>
          </table:table-cell>
          <table:table-cell office:value-type="float" office:value="0.92381" calcext:value-type="float">
            <text:p>0.92381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39524" calcext:value-type="float">
            <text:p>0.939524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5143" calcext:value-type="float">
            <text:p>0.92514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786667" calcext:value-type="float">
            <text:p>0.786667</text:p>
          </table:table-cell>
          <table:table-cell office:value-type="float" office:value="0.918571" calcext:value-type="float">
            <text:p>0.918571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2857" calcext:value-type="float">
            <text:p>0.932857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8095" calcext:value-type="float">
            <text:p>0.938095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0476" calcext:value-type="float">
            <text:p>0.92047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51429" calcext:value-type="float">
            <text:p>0.751429</text:p>
          </table:table-cell>
          <table:table-cell office:value-type="float" office:value="0.918571" calcext:value-type="float">
            <text:p>0.918571</text:p>
          </table:table-cell>
          <table:table-cell office:value-type="float" office:value="0.925714" calcext:value-type="float">
            <text:p>0.925714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40476" calcext:value-type="float">
            <text:p>0.940476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17429" calcext:value-type="float">
            <text:p>0.91742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8381" calcext:value-type="float">
            <text:p>0.78381</text:p>
          </table:table-cell>
          <table:table-cell office:value-type="float" office:value="0.92" calcext:value-type="float">
            <text:p>0.92</text:p>
          </table:table-cell>
          <table:table-cell office:value-type="float" office:value="0.924762" calcext:value-type="float">
            <text:p>0.924762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35238" calcext:value-type="float">
            <text:p>0.935238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019" calcext:value-type="float">
            <text:p>0.9201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1" calcext:value-type="float">
            <text:p>0.81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0476" calcext:value-type="float">
            <text:p>0.930476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41429" calcext:value-type="float">
            <text:p>0.941429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4381" calcext:value-type="float">
            <text:p>0.92438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0952" calcext:value-type="float">
            <text:p>0.930952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40476" calcext:value-type="float">
            <text:p>0.940476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9" calcext:value-type="float">
            <text:p>0.92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81" calcext:value-type="float">
            <text:p>0.83381</text:p>
          </table:table-cell>
          <table:table-cell office:value-type="float" office:value="0.921905" calcext:value-type="float">
            <text:p>0.921905</text:p>
          </table:table-cell>
          <table:table-cell office:value-type="float" office:value="0.927143" calcext:value-type="float">
            <text:p>0.927143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37143" calcext:value-type="float">
            <text:p>0.937143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581" calcext:value-type="float">
            <text:p>0.9258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7" calcext:value-type="float">
            <text:p>0.87</text:p>
          </table:table-cell>
          <table:table-cell office:value-type="float" office:value="0.921905" calcext:value-type="float">
            <text:p>0.921905</text:p>
          </table:table-cell>
          <table:table-cell office:value-type="float" office:value="0.928095" calcext:value-type="float">
            <text:p>0.928095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41429" calcext:value-type="float">
            <text:p>0.941429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9952" calcext:value-type="float">
            <text:p>0.92995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80476" calcext:value-type="float">
            <text:p>0.780476</text:p>
          </table:table-cell>
          <table:table-cell office:value-type="float" office:value="0.920952" calcext:value-type="float">
            <text:p>0.920952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7143" calcext:value-type="float">
            <text:p>0.937143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19857" calcext:value-type="float">
            <text:p>0.91985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" calcext:value-type="float">
            <text:p>0.6</text:p>
          </table:table-cell>
          <table:table-cell office:value-type="float" office:value="0.778095" calcext:value-type="float">
            <text:p>0.778095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2381" calcext:value-type="float">
            <text:p>0.922381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8571" calcext:value-type="float">
            <text:p>0.938571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18667" calcext:value-type="float">
            <text:p>0.91866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31429" calcext:value-type="float">
            <text:p>0.83142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18095" calcext:value-type="float">
            <text:p>0.918095</text:p>
          </table:table-cell>
          <table:table-cell office:value-type="float" office:value="0.92619" calcext:value-type="float">
            <text:p>0.9261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4762" calcext:value-type="float">
            <text:p>0.934762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2952" calcext:value-type="float">
            <text:p>0.92295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60952" calcext:value-type="float">
            <text:p>0.760952</text:p>
          </table:table-cell>
          <table:table-cell office:value-type="float" office:value="0.91381" calcext:value-type="float">
            <text:p>0.91381</text:p>
          </table:table-cell>
          <table:table-cell office:value-type="float" office:value="0.921905" calcext:value-type="float">
            <text:p>0.921905</text:p>
          </table:table-cell>
          <table:table-cell office:value-type="float" office:value="0.930952" calcext:value-type="float">
            <text:p>0.930952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42381" calcext:value-type="float">
            <text:p>0.942381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16524" calcext:value-type="float">
            <text:p>0.91652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81429" calcext:value-type="float">
            <text:p>0.781429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24762" calcext:value-type="float">
            <text:p>0.924762</text:p>
          </table:table-cell>
          <table:table-cell table:number-columns-repeated="3" office:value-type="float" office:value="0.933333" calcext:value-type="float">
            <text:p>0.933333</text:p>
          </table:table-cell>
          <table:table-cell office:value-type="float" office:value="0.941905" calcext:value-type="float">
            <text:p>0.941905</text:p>
          </table:table-cell>
          <table:table-cell table:number-columns-repeated="4" office:value-type="float" office:value="0.942857" calcext:value-type="float">
            <text:p>0.942857</text:p>
          </table:table-cell>
          <table:table-cell office:value-type="float" office:value="0.919333" calcext:value-type="float">
            <text:p>0.91933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60952" calcext:value-type="float">
            <text:p>0.860952</text:p>
          </table:table-cell>
          <table:table-cell office:value-type="float" office:value="0.919048" calcext:value-type="float">
            <text:p>0.919048</text:p>
          </table:table-cell>
          <table:table-cell office:value-type="float" office:value="0.92619" calcext:value-type="float">
            <text:p>0.92619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3619" calcext:value-type="float">
            <text:p>0.93619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8048" calcext:value-type="float">
            <text:p>0.92804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88571" calcext:value-type="float">
            <text:p>0.888571</text:p>
          </table:table-cell>
          <table:table-cell office:value-type="float" office:value="0.92" calcext:value-type="float">
            <text:p>0.92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381" calcext:value-type="float">
            <text:p>0.93381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32048" calcext:value-type="float">
            <text:p>0.93204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920476" calcext:value-type="float">
            <text:p>0.920476</text:p>
          </table:table-cell>
          <table:table-cell office:value-type="float" office:value="0.927619" calcext:value-type="float">
            <text:p>0.92761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381" calcext:value-type="float">
            <text:p>0.93381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26619" calcext:value-type="float">
            <text:p>0.92661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54286" calcext:value-type="float">
            <text:p>0.854286</text:p>
          </table:table-cell>
          <table:table-cell office:value-type="float" office:value="0.919524" calcext:value-type="float">
            <text:p>0.919524</text:p>
          </table:table-cell>
          <table:table-cell office:value-type="float" office:value="0.928095" calcext:value-type="float">
            <text:p>0.928095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41429" calcext:value-type="float">
            <text:p>0.941429</text:p>
          </table:table-cell>
          <table:table-cell table:number-columns-repeated="5" office:value-type="float" office:value="0.942857" calcext:value-type="float">
            <text:p>0.942857</text:p>
          </table:table-cell>
          <table:table-cell office:value-type="float" office:value="0.928143" calcext:value-type="float">
            <text:p>0.92814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924762" calcext:value-type="float">
            <text:p>0.924762</text:p>
          </table:table-cell>
          <table:table-cell table:number-columns-repeated="2" office:value-type="float" office:value="0.933333" calcext:value-type="float">
            <text:p>0.933333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24381" calcext:value-type="float">
            <text:p>0.92438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2" calcext:value-type="float">
            <text:p>0.82</text:p>
          </table:table-cell>
          <table:table-cell office:value-type="float" office:value="0.921905" calcext:value-type="float">
            <text:p>0.921905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5714" calcext:value-type="float">
            <text:p>0.935714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25095" calcext:value-type="float">
            <text:p>0.92509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784762" calcext:value-type="float">
            <text:p>0.784762</text:p>
          </table:table-cell>
          <table:table-cell office:value-type="float" office:value="0.92" calcext:value-type="float">
            <text:p>0.92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9048" calcext:value-type="float">
            <text:p>0.939048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21714" calcext:value-type="float">
            <text:p>0.92171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4" calcext:value-type="float">
            <text:p>0.74</text:p>
          </table:table-cell>
          <table:table-cell office:value-type="float" office:value="0.917143" calcext:value-type="float">
            <text:p>0.917143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0952" calcext:value-type="float">
            <text:p>0.930952</text:p>
          </table:table-cell>
          <table:table-cell office:value-type="float" office:value="0.937619" calcext:value-type="float">
            <text:p>0.937619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16381" calcext:value-type="float">
            <text:p>0.91638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" calcext:value-type="float">
            <text:p>0.66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2857" calcext:value-type="float">
            <text:p>0.922857</text:p>
          </table:table-cell>
          <table:table-cell office:value-type="float" office:value="0.930952" calcext:value-type="float">
            <text:p>0.930952</text:p>
          </table:table-cell>
          <table:table-cell office:value-type="float" office:value="0.936667" calcext:value-type="float">
            <text:p>0.936667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07905" calcext:value-type="float">
            <text:p>0.90790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4286" calcext:value-type="float">
            <text:p>0.924286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0476" calcext:value-type="float">
            <text:p>0.940476</text:p>
          </table:table-cell>
          <table:table-cell table:number-columns-repeated="6" office:value-type="float" office:value="0.942857" calcext:value-type="float">
            <text:p>0.942857</text:p>
          </table:table-cell>
          <table:table-cell office:value-type="float" office:value="0.913762" calcext:value-type="float">
            <text:p>0.91376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12381" calcext:value-type="float">
            <text:p>0.812381</text:p>
          </table:table-cell>
          <table:table-cell office:value-type="float" office:value="0.92" calcext:value-type="float">
            <text:p>0.92</text:p>
          </table:table-cell>
          <table:table-cell office:value-type="float" office:value="0.927619" calcext:value-type="float">
            <text:p>0.927619</text:p>
          </table:table-cell>
          <table:table-cell office:value-type="float" office:value="0.93619" calcext:value-type="float">
            <text:p>0.93619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25333" calcext:value-type="float">
            <text:p>0.92533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57143" calcext:value-type="float">
            <text:p>0.757143</text:p>
          </table:table-cell>
          <table:table-cell office:value-type="float" office:value="0.918571" calcext:value-type="float">
            <text:p>0.918571</text:p>
          </table:table-cell>
          <table:table-cell office:value-type="float" office:value="0.928095" calcext:value-type="float">
            <text:p>0.928095</text:p>
          </table:table-cell>
          <table:table-cell office:value-type="float" office:value="0.933333" calcext:value-type="float">
            <text:p>0.933333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19429" calcext:value-type="float">
            <text:p>0.91942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4286" calcext:value-type="float">
            <text:p>0.834286</text:p>
          </table:table-cell>
          <table:table-cell office:value-type="float" office:value="0.922857" calcext:value-type="float">
            <text:p>0.922857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1905" calcext:value-type="float">
            <text:p>0.941905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28952" calcext:value-type="float">
            <text:p>0.92895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86381" calcext:value-type="float">
            <text:p>0.86381</text:p>
          </table:table-cell>
          <table:table-cell office:value-type="float" office:value="0.922381" calcext:value-type="float">
            <text:p>0.922381</text:p>
          </table:table-cell>
          <table:table-cell office:value-type="float" office:value="0.929524" calcext:value-type="float">
            <text:p>0.929524</text:p>
          </table:table-cell>
          <table:table-cell office:value-type="float" office:value="0.93619" calcext:value-type="float">
            <text:p>0.93619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30905" calcext:value-type="float">
            <text:p>0.93090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0952" calcext:value-type="float">
            <text:p>0.830952</text:p>
          </table:table-cell>
          <table:table-cell office:value-type="float" office:value="0.922857" calcext:value-type="float">
            <text:p>0.922857</text:p>
          </table:table-cell>
          <table:table-cell office:value-type="float" office:value="0.929048" calcext:value-type="float">
            <text:p>0.929048</text:p>
          </table:table-cell>
          <table:table-cell office:value-type="float" office:value="0.940952" calcext:value-type="float">
            <text:p>0.940952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28095" calcext:value-type="float">
            <text:p>0.92809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7619" calcext:value-type="float">
            <text:p>0.837619</text:p>
          </table:table-cell>
          <table:table-cell office:value-type="float" office:value="0.92" calcext:value-type="float">
            <text:p>0.92</text:p>
          </table:table-cell>
          <table:table-cell office:value-type="float" office:value="0.93619" calcext:value-type="float">
            <text:p>0.93619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9381" calcext:value-type="float">
            <text:p>0.92938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07619" calcext:value-type="float">
            <text:p>0.807619</text:p>
          </table:table-cell>
          <table:table-cell office:value-type="float" office:value="0.922857" calcext:value-type="float">
            <text:p>0.922857</text:p>
          </table:table-cell>
          <table:table-cell office:value-type="float" office:value="0.939524" calcext:value-type="float">
            <text:p>0.939524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7" calcext:value-type="float">
            <text:p>0.92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6" calcext:value-type="float">
            <text:p>0.86</text:p>
          </table:table-cell>
          <table:table-cell office:value-type="float" office:value="0.919524" calcext:value-type="float">
            <text:p>0.919524</text:p>
          </table:table-cell>
          <table:table-cell office:value-type="float" office:value="0.93619" calcext:value-type="float">
            <text:p>0.93619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31571" calcext:value-type="float">
            <text:p>0.93157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65714" calcext:value-type="float">
            <text:p>0.865714</text:p>
          </table:table-cell>
          <table:table-cell office:value-type="float" office:value="0.918571" calcext:value-type="float">
            <text:p>0.918571</text:p>
          </table:table-cell>
          <table:table-cell office:value-type="float" office:value="0.931905" calcext:value-type="float">
            <text:p>0.931905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31619" calcext:value-type="float">
            <text:p>0.93161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28095" calcext:value-type="float">
            <text:p>0.828095</text:p>
          </table:table-cell>
          <table:table-cell office:value-type="float" office:value="0.921905" calcext:value-type="float">
            <text:p>0.921905</text:p>
          </table:table-cell>
          <table:table-cell office:value-type="float" office:value="0.938571" calcext:value-type="float">
            <text:p>0.938571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8857" calcext:value-type="float">
            <text:p>0.92885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80476" calcext:value-type="float">
            <text:p>0.780476</text:p>
          </table:table-cell>
          <table:table-cell office:value-type="float" office:value="0.922857" calcext:value-type="float">
            <text:p>0.922857</text:p>
          </table:table-cell>
          <table:table-cell office:value-type="float" office:value="0.942381" calcext:value-type="float">
            <text:p>0.942381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4571" calcext:value-type="float">
            <text:p>0.92457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4" calcext:value-type="float">
            <text:p>0.74</text:p>
          </table:table-cell>
          <table:table-cell office:value-type="float" office:value="0.920476" calcext:value-type="float">
            <text:p>0.920476</text:p>
          </table:table-cell>
          <table:table-cell office:value-type="float" office:value="0.937143" calcext:value-type="float">
            <text:p>0.937143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9762" calcext:value-type="float">
            <text:p>0.91976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08571" calcext:value-type="float">
            <text:p>0.708571</text:p>
          </table:table-cell>
          <table:table-cell office:value-type="float" office:value="0.918095" calcext:value-type="float">
            <text:p>0.918095</text:p>
          </table:table-cell>
          <table:table-cell office:value-type="float" office:value="0.93619" calcext:value-type="float">
            <text:p>0.93619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6286" calcext:value-type="float">
            <text:p>0.91628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81" calcext:value-type="float">
            <text:p>0.83381</text:p>
          </table:table-cell>
          <table:table-cell office:value-type="float" office:value="0.917619" calcext:value-type="float">
            <text:p>0.917619</text:p>
          </table:table-cell>
          <table:table-cell office:value-type="float" office:value="0.934762" calcext:value-type="float">
            <text:p>0.934762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8619" calcext:value-type="float">
            <text:p>0.92861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4286" calcext:value-type="float">
            <text:p>0.834286</text:p>
          </table:table-cell>
          <table:table-cell office:value-type="float" office:value="0.918095" calcext:value-type="float">
            <text:p>0.918095</text:p>
          </table:table-cell>
          <table:table-cell office:value-type="float" office:value="0.931429" calcext:value-type="float">
            <text:p>0.931429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8381" calcext:value-type="float">
            <text:p>0.92838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15238" calcext:value-type="float">
            <text:p>0.715238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2381" calcext:value-type="float">
            <text:p>0.922381</text:p>
          </table:table-cell>
          <table:table-cell office:value-type="float" office:value="0.941429" calcext:value-type="float">
            <text:p>0.941429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15048" calcext:value-type="float">
            <text:p>0.91504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13333" calcext:value-type="float">
            <text:p>0.71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34286" calcext:value-type="float">
            <text:p>0.934286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6429" calcext:value-type="float">
            <text:p>0.91642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1619" calcext:value-type="float">
            <text:p>0.71619</text:p>
          </table:table-cell>
          <table:table-cell office:value-type="float" office:value="0.915714" calcext:value-type="float">
            <text:p>0.915714</text:p>
          </table:table-cell>
          <table:table-cell office:value-type="float" office:value="0.928095" calcext:value-type="float">
            <text:p>0.928095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6" calcext:value-type="float">
            <text:p>0.91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24286" calcext:value-type="float">
            <text:p>0.724286</text:p>
          </table:table-cell>
          <table:table-cell office:value-type="float" office:value="0.919048" calcext:value-type="float">
            <text:p>0.919048</text:p>
          </table:table-cell>
          <table:table-cell office:value-type="float" office:value="0.939524" calcext:value-type="float">
            <text:p>0.939524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8286" calcext:value-type="float">
            <text:p>0.91828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41429" calcext:value-type="float">
            <text:p>0.741429</text:p>
          </table:table-cell>
          <table:table-cell office:value-type="float" office:value="0.915238" calcext:value-type="float">
            <text:p>0.915238</text:p>
          </table:table-cell>
          <table:table-cell office:value-type="float" office:value="0.935238" calcext:value-type="float">
            <text:p>0.935238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919" calcext:value-type="float">
            <text:p>0.9191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651905" calcext:value-type="float">
            <text:p>0.651905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25714" calcext:value-type="float">
            <text:p>0.925714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08238" calcext:value-type="float">
            <text:p>0.90823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9" calcext:value-type="float">
            <text:p>0.6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1429" calcext:value-type="float">
            <text:p>0.921429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2571" calcext:value-type="float">
            <text:p>0.91257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7143" calcext:value-type="float">
            <text:p>0.837143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19524" calcext:value-type="float">
            <text:p>0.919524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7095" calcext:value-type="float">
            <text:p>0.92709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15714" calcext:value-type="float">
            <text:p>0.915714</text:p>
          </table:table-cell>
          <table:table-cell office:value-type="float" office:value="0.942381" calcext:value-type="float">
            <text:p>0.942381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17952" calcext:value-type="float">
            <text:p>0.91795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24762" calcext:value-type="float">
            <text:p>0.724762</text:p>
          </table:table-cell>
          <table:table-cell table:number-columns-repeated="2" office:value-type="float" office:value="0.914286" calcext:value-type="float">
            <text:p>0.914286</text:p>
          </table:table-cell>
          <table:table-cell office:value-type="float" office:value="0.93" calcext:value-type="float">
            <text:p>0.93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14048" calcext:value-type="float">
            <text:p>0.91404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40476" calcext:value-type="float">
            <text:p>0.740476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1429" calcext:value-type="float">
            <text:p>0.921429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7619" calcext:value-type="float">
            <text:p>0.91761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2" calcext:value-type="float">
            <text:p>0.82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30476" calcext:value-type="float">
            <text:p>0.930476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6476" calcext:value-type="float">
            <text:p>0.92647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78571" calcext:value-type="float">
            <text:p>0.778571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32381" calcext:value-type="float">
            <text:p>0.932381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2524" calcext:value-type="float">
            <text:p>0.92252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85238" calcext:value-type="float">
            <text:p>0.785238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940952" calcext:value-type="float">
            <text:p>0.940952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4238" calcext:value-type="float">
            <text:p>0.924238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41905" calcext:value-type="float">
            <text:p>0.841905</text:p>
          </table:table-cell>
          <table:table-cell office:value-type="float" office:value="0.922381" calcext:value-type="float">
            <text:p>0.922381</text:p>
          </table:table-cell>
          <table:table-cell table:number-columns-repeated="9" office:value-type="float" office:value="0.942857" calcext:value-type="float">
            <text:p>0.942857</text:p>
          </table:table-cell>
          <table:table-cell office:value-type="float" office:value="0.930714" calcext:value-type="float">
            <text:p>0.93071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00952" calcext:value-type="float">
            <text:p>0.800952</text:p>
          </table:table-cell>
          <table:table-cell office:value-type="float" office:value="0.930476" calcext:value-type="float">
            <text:p>0.930476</text:p>
          </table:table-cell>
          <table:table-cell table:number-columns-repeated="9" office:value-type="float" office:value="0.942857" calcext:value-type="float">
            <text:p>0.942857</text:p>
          </table:table-cell>
          <table:table-cell office:value-type="float" office:value="0.927429" calcext:value-type="float">
            <text:p>0.92742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58571" calcext:value-type="float">
            <text:p>0.758571</text:p>
          </table:table-cell>
          <table:table-cell office:value-type="float" office:value="0.920952" calcext:value-type="float">
            <text:p>0.920952</text:p>
          </table:table-cell>
          <table:table-cell office:value-type="float" office:value="0.942381" calcext:value-type="float">
            <text:p>0.942381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219" calcext:value-type="float">
            <text:p>0.9221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4619" calcext:value-type="float">
            <text:p>0.64619</text:p>
          </table:table-cell>
          <table:table-cell office:value-type="float" office:value="0.894762" calcext:value-type="float">
            <text:p>0.894762</text:p>
          </table:table-cell>
          <table:table-cell office:value-type="float" office:value="0.934762" calcext:value-type="float">
            <text:p>0.934762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07571" calcext:value-type="float">
            <text:p>0.90757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361905" calcext:value-type="float">
            <text:p>0.361905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877619" calcext:value-type="float">
            <text:p>0.877619</text:p>
          </table:table-cell>
          <table:table-cell office:value-type="float" office:value="0.930952" calcext:value-type="float">
            <text:p>0.930952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05143" calcext:value-type="float">
            <text:p>0.90514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651429" calcext:value-type="float">
            <text:p>0.651429</text:p>
          </table:table-cell>
          <table:table-cell office:value-type="float" office:value="0.899524" calcext:value-type="float">
            <text:p>0.899524</text:p>
          </table:table-cell>
          <table:table-cell office:value-type="float" office:value="0.92619" calcext:value-type="float">
            <text:p>0.92619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07714" calcext:value-type="float">
            <text:p>0.90771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61905" calcext:value-type="float">
            <text:p>0.561905</text:p>
          </table:table-cell>
          <table:table-cell office:value-type="float" office:value="0.683333" calcext:value-type="float">
            <text:p>0.683333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4762" calcext:value-type="float">
            <text:p>0.924762</text:p>
          </table:table-cell>
          <table:table-cell office:value-type="float" office:value="0.941429" calcext:value-type="float">
            <text:p>0.941429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12095" calcext:value-type="float">
            <text:p>0.91209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915714" calcext:value-type="float">
            <text:p>0.915714</text:p>
          </table:table-cell>
          <table:table-cell office:value-type="float" office:value="0.932857" calcext:value-type="float">
            <text:p>0.932857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5952" calcext:value-type="float">
            <text:p>0.91595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3381" calcext:value-type="float">
            <text:p>0.93381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1" calcext:value-type="float">
            <text:p>0.92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70476" calcext:value-type="float">
            <text:p>0.770476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8571" calcext:value-type="float">
            <text:p>0.928571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1333" calcext:value-type="float">
            <text:p>0.92133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9524" calcext:value-type="float">
            <text:p>0.83952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9524" calcext:value-type="float">
            <text:p>0.929524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8333" calcext:value-type="float">
            <text:p>0.92833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22857" calcext:value-type="float">
            <text:p>0.82285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5714" calcext:value-type="float">
            <text:p>0.925714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6286" calcext:value-type="float">
            <text:p>0.926286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45238" calcext:value-type="float">
            <text:p>0.845238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932381" calcext:value-type="float">
            <text:p>0.932381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9381" calcext:value-type="float">
            <text:p>0.92938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89524" calcext:value-type="float">
            <text:p>0.889524</text:p>
          </table:table-cell>
          <table:table-cell office:value-type="float" office:value="0.918095" calcext:value-type="float">
            <text:p>0.918095</text:p>
          </table:table-cell>
          <table:table-cell office:value-type="float" office:value="0.938095" calcext:value-type="float">
            <text:p>0.938095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34571" calcext:value-type="float">
            <text:p>0.93457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48095" calcext:value-type="float">
            <text:p>0.748095</text:p>
          </table:table-cell>
          <table:table-cell office:value-type="float" office:value="0.915238" calcext:value-type="float">
            <text:p>0.915238</text:p>
          </table:table-cell>
          <table:table-cell office:value-type="float" office:value="0.928571" calcext:value-type="float">
            <text:p>0.928571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919" calcext:value-type="float">
            <text:p>0.9191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0.788571" calcext:value-type="float">
            <text:p>0.788571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5714" calcext:value-type="float">
            <text:p>0.925714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2857" calcext:value-type="float">
            <text:p>0.92285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50476" calcext:value-type="float">
            <text:p>0.750476</text:p>
          </table:table-cell>
          <table:table-cell office:value-type="float" office:value="0.915238" calcext:value-type="float">
            <text:p>0.915238</text:p>
          </table:table-cell>
          <table:table-cell office:value-type="float" office:value="0.931905" calcext:value-type="float">
            <text:p>0.931905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9762" calcext:value-type="float">
            <text:p>0.91976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58571" calcext:value-type="float">
            <text:p>0.85857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32857" calcext:value-type="float">
            <text:p>0.932857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3081" calcext:value-type="float">
            <text:p>0.9308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42857" calcext:value-type="float">
            <text:p>0.842857</text:p>
          </table:table-cell>
          <table:table-cell office:value-type="float" office:value="0.914762" calcext:value-type="float">
            <text:p>0.914762</text:p>
          </table:table-cell>
          <table:table-cell office:value-type="float" office:value="0.931429" calcext:value-type="float">
            <text:p>0.931429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8905" calcext:value-type="float">
            <text:p>0.9289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915238" calcext:value-type="float">
            <text:p>0.915238</text:p>
          </table:table-cell>
          <table:table-cell office:value-type="float" office:value="0.939048" calcext:value-type="float">
            <text:p>0.939048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2571" calcext:value-type="float">
            <text:p>0.92257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5238" calcext:value-type="float">
            <text:p>0.925238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1238" calcext:value-type="float">
            <text:p>0.92123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86667" calcext:value-type="float">
            <text:p>0.78666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1429" calcext:value-type="float">
            <text:p>0.921429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2238" calcext:value-type="float">
            <text:p>0.92223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6619" calcext:value-type="float">
            <text:p>0.7661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18095" calcext:value-type="float">
            <text:p>0.918095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9857" calcext:value-type="float">
            <text:p>0.91985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12857" calcext:value-type="float">
            <text:p>0.71285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15714" calcext:value-type="float">
            <text:p>0.915714</text:p>
          </table:table-cell>
          <table:table-cell office:value-type="float" office:value="0.939048" calcext:value-type="float">
            <text:p>0.939048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13905" calcext:value-type="float">
            <text:p>0.91390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5" calcext:value-type="float">
            <text:p>0.65</text:p>
          </table:table-cell>
          <table:table-cell office:value-type="float" office:value="0.86" calcext:value-type="float">
            <text:p>0.86</text:p>
          </table:table-cell>
          <table:table-cell office:value-type="float" office:value="0.917143" calcext:value-type="float">
            <text:p>0.917143</text:p>
          </table:table-cell>
          <table:table-cell office:value-type="float" office:value="0.940952" calcext:value-type="float">
            <text:p>0.940952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02524" calcext:value-type="float">
            <text:p>0.90252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27619" calcext:value-type="float">
            <text:p>0.627619</text:p>
          </table:table-cell>
          <table:table-cell office:value-type="float" office:value="0.867143" calcext:value-type="float">
            <text:p>0.867143</text:p>
          </table:table-cell>
          <table:table-cell office:value-type="float" office:value="0.917143" calcext:value-type="float">
            <text:p>0.917143</text:p>
          </table:table-cell>
          <table:table-cell office:value-type="float" office:value="0.939048" calcext:value-type="float">
            <text:p>0.939048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0081" calcext:value-type="float">
            <text:p>0.9008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44762" calcext:value-type="float">
            <text:p>0.744762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5238" calcext:value-type="float">
            <text:p>0.925238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8429" calcext:value-type="float">
            <text:p>0.91842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58095" calcext:value-type="float">
            <text:p>0.758095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0952" calcext:value-type="float">
            <text:p>0.920952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9333" calcext:value-type="float">
            <text:p>0.91933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1619" calcext:value-type="float">
            <text:p>0.8161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24762" calcext:value-type="float">
            <text:p>0.92476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72857" calcext:value-type="float">
            <text:p>0.87285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1905" calcext:value-type="float">
            <text:p>0.921905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30905" calcext:value-type="float">
            <text:p>0.93090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22857" calcext:value-type="float">
            <text:p>0.82285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39048" calcext:value-type="float">
            <text:p>0.939048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25" calcext:value-type="float">
            <text:p>0.92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781905" calcext:value-type="float">
            <text:p>0.781905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19524" calcext:value-type="float">
            <text:p>0.919524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1571" calcext:value-type="float">
            <text:p>0.92157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2" calcext:value-type="float">
            <text:p>0.82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931905" calcext:value-type="float">
            <text:p>0.931905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681" calcext:value-type="float">
            <text:p>0.9268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47619" calcext:value-type="float">
            <text:p>0.74761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7143" calcext:value-type="float">
            <text:p>0.927143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8905" calcext:value-type="float">
            <text:p>0.91890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8619" calcext:value-type="float">
            <text:p>0.7861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4762" calcext:value-type="float">
            <text:p>0.924762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2524" calcext:value-type="float">
            <text:p>0.92252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844762" calcext:value-type="float">
            <text:p>0.844762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3333" calcext:value-type="float">
            <text:p>0.923333</text:p>
          </table:table-cell>
          <table:table-cell office:value-type="float" office:value="0.940952" calcext:value-type="float">
            <text:p>0.940952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28048" calcext:value-type="float">
            <text:p>0.92804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756667" calcext:value-type="float">
            <text:p>0.75666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2857" calcext:value-type="float">
            <text:p>0.922857</text:p>
          </table:table-cell>
          <table:table-cell office:value-type="float" office:value="0.93619" calcext:value-type="float">
            <text:p>0.93619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18714" calcext:value-type="float">
            <text:p>0.9187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90476" calcext:value-type="float">
            <text:p>0.690476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931429" calcext:value-type="float">
            <text:p>0.931429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11476" calcext:value-type="float">
            <text:p>0.91147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779524" calcext:value-type="float">
            <text:p>0.77952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929524" calcext:value-type="float">
            <text:p>0.929524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2019" calcext:value-type="float">
            <text:p>0.9201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742381" calcext:value-type="float">
            <text:p>0.742381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2857" calcext:value-type="float">
            <text:p>0.922857</text:p>
          </table:table-cell>
          <table:table-cell office:value-type="float" office:value="0.941429" calcext:value-type="float">
            <text:p>0.941429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1781" calcext:value-type="float">
            <text:p>0.9178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58571" calcext:value-type="float">
            <text:p>0.758571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3333" calcext:value-type="float">
            <text:p>0.923333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9619" calcext:value-type="float">
            <text:p>0.91961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47143" calcext:value-type="float">
            <text:p>0.847143</text:p>
          </table:table-cell>
          <table:table-cell office:value-type="float" office:value="0.919048" calcext:value-type="float">
            <text:p>0.919048</text:p>
          </table:table-cell>
          <table:table-cell office:value-type="float" office:value="0.940952" calcext:value-type="float">
            <text:p>0.940952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30714" calcext:value-type="float">
            <text:p>0.93071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39524" calcext:value-type="float">
            <text:p>0.839524</text:p>
          </table:table-cell>
          <table:table-cell office:value-type="float" office:value="0.921429" calcext:value-type="float">
            <text:p>0.921429</text:p>
          </table:table-cell>
          <table:table-cell table:number-columns-repeated="9" office:value-type="float" office:value="0.942857" calcext:value-type="float">
            <text:p>0.942857</text:p>
          </table:table-cell>
          <table:table-cell office:value-type="float" office:value="0.930381" calcext:value-type="float">
            <text:p>0.93038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23333" calcext:value-type="float">
            <text:p>0.823333</text:p>
          </table:table-cell>
          <table:table-cell office:value-type="float" office:value="0.929524" calcext:value-type="float">
            <text:p>0.929524</text:p>
          </table:table-cell>
          <table:table-cell table:number-columns-repeated="9" office:value-type="float" office:value="0.942857" calcext:value-type="float">
            <text:p>0.942857</text:p>
          </table:table-cell>
          <table:table-cell office:value-type="float" office:value="0.929571" calcext:value-type="float">
            <text:p>0.92957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31429" calcext:value-type="float">
            <text:p>0.731429</text:p>
          </table:table-cell>
          <table:table-cell office:value-type="float" office:value="0.91619" calcext:value-type="float">
            <text:p>0.91619</text:p>
          </table:table-cell>
          <table:table-cell table:number-columns-repeated="9" office:value-type="float" office:value="0.942857" calcext:value-type="float">
            <text:p>0.942857</text:p>
          </table:table-cell>
          <table:table-cell office:value-type="float" office:value="0.919048" calcext:value-type="float">
            <text:p>0.91904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58571" calcext:value-type="float">
            <text:p>0.758571</text:p>
          </table:table-cell>
          <table:table-cell office:value-type="float" office:value="0.928095" calcext:value-type="float">
            <text:p>0.928095</text:p>
          </table:table-cell>
          <table:table-cell table:number-columns-repeated="9" office:value-type="float" office:value="0.942857" calcext:value-type="float">
            <text:p>0.942857</text:p>
          </table:table-cell>
          <table:table-cell office:value-type="float" office:value="0.922952" calcext:value-type="float">
            <text:p>0.92295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2" calcext:value-type="float">
            <text:p>0.72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939048" calcext:value-type="float">
            <text:p>0.939048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7524" calcext:value-type="float">
            <text:p>0.91752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0619" calcext:value-type="float">
            <text:p>0.80619</text:p>
          </table:table-cell>
          <table:table-cell office:value-type="float" office:value="0.918095" calcext:value-type="float">
            <text:p>0.918095</text:p>
          </table:table-cell>
          <table:table-cell office:value-type="float" office:value="0.938095" calcext:value-type="float">
            <text:p>0.938095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6238" calcext:value-type="float">
            <text:p>0.92623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17143" calcext:value-type="float">
            <text:p>0.817143</text:p>
          </table:table-cell>
          <table:table-cell office:value-type="float" office:value="0.917143" calcext:value-type="float">
            <text:p>0.917143</text:p>
          </table:table-cell>
          <table:table-cell office:value-type="float" office:value="0.93619" calcext:value-type="float">
            <text:p>0.93619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7048" calcext:value-type="float">
            <text:p>0.92704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15238" calcext:value-type="float">
            <text:p>0.715238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34286" calcext:value-type="float">
            <text:p>0.934286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6381" calcext:value-type="float">
            <text:p>0.91638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19524" calcext:value-type="float">
            <text:p>0.719524</text:p>
          </table:table-cell>
          <table:table-cell office:value-type="float" office:value="0.911905" calcext:value-type="float">
            <text:p>0.911905</text:p>
          </table:table-cell>
          <table:table-cell office:value-type="float" office:value="0.92381" calcext:value-type="float">
            <text:p>0.92381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5524" calcext:value-type="float">
            <text:p>0.91552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797619" calcext:value-type="float">
            <text:p>0.797619</text:p>
          </table:table-cell>
          <table:table-cell office:value-type="float" office:value="0.914762" calcext:value-type="float">
            <text:p>0.914762</text:p>
          </table:table-cell>
          <table:table-cell office:value-type="float" office:value="0.938095" calcext:value-type="float">
            <text:p>0.938095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5048" calcext:value-type="float">
            <text:p>0.92504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87619" calcext:value-type="float">
            <text:p>0.687619</text:p>
          </table:table-cell>
          <table:table-cell office:value-type="float" office:value="0.91381" calcext:value-type="float">
            <text:p>0.91381</text:p>
          </table:table-cell>
          <table:table-cell office:value-type="float" office:value="0.929048" calcext:value-type="float">
            <text:p>0.929048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3048" calcext:value-type="float">
            <text:p>0.91304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1619" calcext:value-type="float">
            <text:p>0.71619</text:p>
          </table:table-cell>
          <table:table-cell office:value-type="float" office:value="0.91381" calcext:value-type="float">
            <text:p>0.91381</text:p>
          </table:table-cell>
          <table:table-cell office:value-type="float" office:value="0.922857" calcext:value-type="float">
            <text:p>0.922857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5286" calcext:value-type="float">
            <text:p>0.91528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3619" calcext:value-type="float">
            <text:p>0.63619</text:p>
          </table:table-cell>
          <table:table-cell office:value-type="float" office:value="0.896667" calcext:value-type="float">
            <text:p>0.896667</text:p>
          </table:table-cell>
          <table:table-cell office:value-type="float" office:value="0.927619" calcext:value-type="float">
            <text:p>0.927619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06048" calcext:value-type="float">
            <text:p>0.90604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5" calcext:value-type="float">
            <text:p>0.65</text:p>
          </table:table-cell>
          <table:table-cell office:value-type="float" office:value="0.874762" calcext:value-type="float">
            <text:p>0.874762</text:p>
          </table:table-cell>
          <table:table-cell office:value-type="float" office:value="0.918095" calcext:value-type="float">
            <text:p>0.918095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04286" calcext:value-type="float">
            <text:p>0.90428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66381" calcext:value-type="float">
            <text:p>0.6638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17143" calcext:value-type="float">
            <text:p>0.917143</text:p>
          </table:table-cell>
          <table:table-cell office:value-type="float" office:value="0.935238" calcext:value-type="float">
            <text:p>0.935238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06381" calcext:value-type="float">
            <text:p>0.90638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91429" calcext:value-type="float">
            <text:p>0.79142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18095" calcext:value-type="float">
            <text:p>0.918095</text:p>
          </table:table-cell>
          <table:table-cell office:value-type="float" office:value="0.94" calcext:value-type="float">
            <text:p>0.94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22095" calcext:value-type="float">
            <text:p>0.92209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80952" calcext:value-type="float">
            <text:p>0.780952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18571" calcext:value-type="float">
            <text:p>0.918571</text:p>
          </table:table-cell>
          <table:table-cell office:value-type="float" office:value="0.941905" calcext:value-type="float">
            <text:p>0.941905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21286" calcext:value-type="float">
            <text:p>0.92128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9" calcext:value-type="float">
            <text:p>0.7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17619" calcext:value-type="float">
            <text:p>0.917619</text:p>
          </table:table-cell>
          <table:table-cell office:value-type="float" office:value="0.941905" calcext:value-type="float">
            <text:p>0.941905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22095" calcext:value-type="float">
            <text:p>0.92209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20952" calcext:value-type="float">
            <text:p>0.820952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9048" calcext:value-type="float">
            <text:p>0.929048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6429" calcext:value-type="float">
            <text:p>0.92642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734286" calcext:value-type="float">
            <text:p>0.734286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3" calcext:value-type="float">
            <text:p>0.93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7857" calcext:value-type="float">
            <text:p>0.91785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65381" calcext:value-type="float">
            <text:p>0.65381</text:p>
          </table:table-cell>
          <table:table-cell office:value-type="float" office:value="0.895714" calcext:value-type="float">
            <text:p>0.895714</text:p>
          </table:table-cell>
          <table:table-cell office:value-type="float" office:value="0.914762" calcext:value-type="float">
            <text:p>0.914762</text:p>
          </table:table-cell>
          <table:table-cell office:value-type="float" office:value="0.926667" calcext:value-type="float">
            <text:p>0.926667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0481" calcext:value-type="float">
            <text:p>0.9048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687619" calcext:value-type="float">
            <text:p>0.687619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32857" calcext:value-type="float">
            <text:p>0.932857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10381" calcext:value-type="float">
            <text:p>0.91038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32381" calcext:value-type="float">
            <text:p>0.632381</text:p>
          </table:table-cell>
          <table:table-cell office:value-type="float" office:value="0.881429" calcext:value-type="float">
            <text:p>0.881429</text:p>
          </table:table-cell>
          <table:table-cell office:value-type="float" office:value="0.914762" calcext:value-type="float">
            <text:p>0.914762</text:p>
          </table:table-cell>
          <table:table-cell office:value-type="float" office:value="0.935238" calcext:value-type="float">
            <text:p>0.935238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02095" calcext:value-type="float">
            <text:p>0.90209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" calcext:value-type="float">
            <text:p>0.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381" calcext:value-type="float">
            <text:p>0.92381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381" calcext:value-type="float">
            <text:p>0.9138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31429" calcext:value-type="float">
            <text:p>0.73142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8095" calcext:value-type="float">
            <text:p>0.928095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7381" calcext:value-type="float">
            <text:p>0.91738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85238" calcext:value-type="float">
            <text:p>0.685238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1905" calcext:value-type="float">
            <text:p>0.921905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2143" calcext:value-type="float">
            <text:p>0.91214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777143" calcext:value-type="float">
            <text:p>0.777143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32857" calcext:value-type="float">
            <text:p>0.932857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2429" calcext:value-type="float">
            <text:p>0.92242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95714" calcext:value-type="float">
            <text:p>0.79571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6667" calcext:value-type="float">
            <text:p>0.926667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23667" calcext:value-type="float">
            <text:p>0.923667</text:p>
          </table:table-cell>
          <table:table-cell>
            <draw:frame draw:z-index="0" draw:style-name="gr1" draw:text-style-name="P1" svg:width="22.348cm" svg:height="12.57cm" svg:x="0.004cm" svg:y="0cm">
              <draw:object draw:notify-on-update-of-ranges="accuracy.A2:accuracy.A301 accuracy.C1:accuracy.C1 accuracy.C2:accuracy.C301 accuracy.D1:accuracy.D1 accuracy.D2:accuracy.D301 accuracy.E1:accuracy.E1 accuracy.E2:accuracy.E301 accuracy.F1:accuracy.F1 accuracy.F2:accuracy.F301 accuracy.G1:accuracy.G1 accuracy.G2:accuracy.G301 accuracy.H1:accuracy.H1 accuracy.H2:accuracy.H301 accuracy.I1:accuracy.I1 accuracy.I2:accuracy.I301 accuracy.J1:accuracy.J1 accuracy.J2:accuracy.J301 accuracy.K1:accuracy.K1 accuracy.K2:accuracy.K301 accuracy.L1:accuracy.L1 accuracy.L2:accuracy.L301 accuracy.M1:accuracy.M1 accuracy.M2:accuracy.M301 accuracy.N1:accuracy.N1 accuracy.N2:accuracy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14762" calcext:value-type="float">
            <text:p>0.914762</text:p>
          </table:table-cell>
          <table:table-cell office:value-type="float" office:value="0.940952" calcext:value-type="float">
            <text:p>0.940952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27286" calcext:value-type="float">
            <text:p>0.92728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55714" calcext:value-type="float">
            <text:p>0.755714</text:p>
          </table:table-cell>
          <table:table-cell table:number-columns-repeated="2" office:value-type="float" office:value="0.914286" calcext:value-type="float">
            <text:p>0.914286</text:p>
          </table:table-cell>
          <table:table-cell office:value-type="float" office:value="0.935714" calcext:value-type="float">
            <text:p>0.935714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17714" calcext:value-type="float">
            <text:p>0.91771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19048" calcext:value-type="float">
            <text:p>0.419048</text:p>
          </table:table-cell>
          <table:table-cell office:value-type="float" office:value="0.658571" calcext:value-type="float">
            <text:p>0.658571</text:p>
          </table:table-cell>
          <table:table-cell office:value-type="float" office:value="0.870476" calcext:value-type="float">
            <text:p>0.870476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1429" calcext:value-type="float">
            <text:p>0.921429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90219" calcext:value-type="float">
            <text:p>0.9021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97619" calcext:value-type="float">
            <text:p>0.597619</text:p>
          </table:table-cell>
          <table:table-cell office:value-type="float" office:value="0.810476" calcext:value-type="float">
            <text:p>0.810476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3619" calcext:value-type="float">
            <text:p>0.93619</text:p>
          </table:table-cell>
          <table:table-cell table:number-columns-repeated="7" office:value-type="float" office:value="0.942857" calcext:value-type="float">
            <text:p>0.942857</text:p>
          </table:table-cell>
          <table:table-cell office:value-type="float" office:value="0.891571" calcext:value-type="float">
            <text:p>0.89157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7619" calcext:value-type="float">
            <text:p>0.667619</text:p>
          </table:table-cell>
          <table:table-cell office:value-type="float" office:value="0.897143" calcext:value-type="float">
            <text:p>0.897143</text:p>
          </table:table-cell>
          <table:table-cell office:value-type="float" office:value="0.917619" calcext:value-type="float">
            <text:p>0.917619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08238" calcext:value-type="float">
            <text:p>0.9082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51905" calcext:value-type="float">
            <text:p>0.751905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619" calcext:value-type="float">
            <text:p>0.92619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9238" calcext:value-type="float">
            <text:p>0.91923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711429" calcext:value-type="float">
            <text:p>0.711429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5714" calcext:value-type="float">
            <text:p>0.935714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5667" calcext:value-type="float">
            <text:p>0.91566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24286" calcext:value-type="float">
            <text:p>0.624286</text:p>
          </table:table-cell>
          <table:table-cell office:value-type="float" office:value="0.834286" calcext:value-type="float">
            <text:p>0.834286</text:p>
          </table:table-cell>
          <table:table-cell office:value-type="float" office:value="0.919048" calcext:value-type="float">
            <text:p>0.919048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897762" calcext:value-type="float">
            <text:p>0.89776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71905" calcext:value-type="float">
            <text:p>0.671905</text:p>
          </table:table-cell>
          <table:table-cell office:value-type="float" office:value="0.902381" calcext:value-type="float">
            <text:p>0.902381</text:p>
          </table:table-cell>
          <table:table-cell office:value-type="float" office:value="0.915714" calcext:value-type="float">
            <text:p>0.915714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09" calcext:value-type="float">
            <text:p>0.90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39048" calcext:value-type="float">
            <text:p>0.939048</text:p>
          </table:table-cell>
          <table:table-cell table:number-columns-repeated="8" office:value-type="float" office:value="0.942857" calcext:value-type="float">
            <text:p>0.942857</text:p>
          </table:table-cell>
          <table:table-cell office:value-type="float" office:value="0.913905" calcext:value-type="float">
            <text:p>0.91390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75714" calcext:value-type="float">
            <text:p>0.775714</text:p>
          </table:table-cell>
          <table:table-cell office:value-type="float" office:value="0.94" calcext:value-type="float">
            <text:p>0.94</text:p>
          </table:table-cell>
          <table:table-cell table:number-columns-repeated="9" office:value-type="float" office:value="0.942857" calcext:value-type="float">
            <text:p>0.942857</text:p>
          </table:table-cell>
          <table:table-cell office:value-type="float" office:value="0.925857" calcext:value-type="float">
            <text:p>0.92585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830476" calcext:value-type="float">
            <text:p>0.830476</text:p>
          </table:table-cell>
          <table:table-cell table:number-columns-repeated="10" office:value-type="float" office:value="0.942857" calcext:value-type="float">
            <text:p>0.942857</text:p>
          </table:table-cell>
          <table:table-cell office:value-type="float" office:value="0.931619" calcext:value-type="float">
            <text:p>0.931619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40476" calcext:value-type="float">
            <text:p>0.740476</text:p>
          </table:table-cell>
          <table:table-cell office:value-type="float" office:value="0.940952" calcext:value-type="float">
            <text:p>0.940952</text:p>
          </table:table-cell>
          <table:table-cell table:number-columns-repeated="9" office:value-type="float" office:value="0.942857" calcext:value-type="float">
            <text:p>0.942857</text:p>
          </table:table-cell>
          <table:table-cell office:value-type="float" office:value="0.922429" calcext:value-type="float">
            <text:p>0.92242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75238" calcext:value-type="float">
            <text:p>0.775238</text:p>
          </table:table-cell>
          <table:table-cell table:number-columns-repeated="10" office:value-type="float" office:value="0.942857" calcext:value-type="float">
            <text:p>0.942857</text:p>
          </table:table-cell>
          <table:table-cell office:value-type="float" office:value="0.926095" calcext:value-type="float">
            <text:p>0.926095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82857" calcext:value-type="float">
            <text:p>0.782857</text:p>
          </table:table-cell>
          <table:table-cell table:number-columns-repeated="10" office:value-type="float" office:value="0.942857" calcext:value-type="float">
            <text:p>0.942857</text:p>
          </table:table-cell>
          <table:table-cell office:value-type="float" office:value="0.926857" calcext:value-type="float">
            <text:p>0.92685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08571" calcext:value-type="float">
            <text:p>0.708571</text:p>
          </table:table-cell>
          <table:table-cell office:value-type="float" office:value="0.941429" calcext:value-type="float">
            <text:p>0.941429</text:p>
          </table:table-cell>
          <table:table-cell table:number-columns-repeated="9" office:value-type="float" office:value="0.942857" calcext:value-type="float">
            <text:p>0.942857</text:p>
          </table:table-cell>
          <table:table-cell office:value-type="float" office:value="0.919286" calcext:value-type="float">
            <text:p>0.91928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5238" calcext:value-type="float">
            <text:p>0.835238</text:p>
          </table:table-cell>
          <table:table-cell table:number-columns-repeated="10" office:value-type="float" office:value="0.942857" calcext:value-type="float">
            <text:p>0.942857</text:p>
          </table:table-cell>
          <table:table-cell office:value-type="float" office:value="0.932095" calcext:value-type="float">
            <text:p>0.93209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12857" calcext:value-type="float">
            <text:p>0.812857</text:p>
          </table:table-cell>
          <table:table-cell table:number-columns-repeated="10" office:value-type="float" office:value="0.942857" calcext:value-type="float">
            <text:p>0.942857</text:p>
          </table:table-cell>
          <table:table-cell office:value-type="float" office:value="0.929857" calcext:value-type="float">
            <text:p>0.92985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57143" calcext:value-type="float">
            <text:p>0.757143</text:p>
          </table:table-cell>
          <table:table-cell office:value-type="float" office:value="0.941429" calcext:value-type="float">
            <text:p>0.941429</text:p>
          </table:table-cell>
          <table:table-cell table:number-columns-repeated="9" office:value-type="float" office:value="0.942857" calcext:value-type="float">
            <text:p>0.942857</text:p>
          </table:table-cell>
          <table:table-cell office:value-type="float" office:value="0.924143" calcext:value-type="float">
            <text:p>0.924143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07143" calcext:value-type="float">
            <text:p>0.807143</text:p>
          </table:table-cell>
          <table:table-cell table:number-columns-repeated="10" office:value-type="float" office:value="0.942857" calcext:value-type="float">
            <text:p>0.942857</text:p>
          </table:table-cell>
          <table:table-cell office:value-type="float" office:value="0.929286" calcext:value-type="float">
            <text:p>0.92928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25238" calcext:value-type="float">
            <text:p>0.825238</text:p>
          </table:table-cell>
          <table:table-cell table:number-columns-repeated="10" office:value-type="float" office:value="0.942857" calcext:value-type="float">
            <text:p>0.942857</text:p>
          </table:table-cell>
          <table:table-cell office:value-type="float" office:value="0.931095" calcext:value-type="float">
            <text:p>0.93109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42857" calcext:value-type="float">
            <text:p>0.842857</text:p>
          </table:table-cell>
          <table:table-cell table:number-columns-repeated="10" office:value-type="float" office:value="0.942857" calcext:value-type="float">
            <text:p>0.942857</text:p>
          </table:table-cell>
          <table:table-cell office:value-type="float" office:value="0.932857" calcext:value-type="float">
            <text:p>0.93285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52857" calcext:value-type="float">
            <text:p>0.852857</text:p>
          </table:table-cell>
          <table:table-cell table:number-columns-repeated="10" office:value-type="float" office:value="0.942857" calcext:value-type="float">
            <text:p>0.942857</text:p>
          </table:table-cell>
          <table:table-cell office:value-type="float" office:value="0.933857" calcext:value-type="float">
            <text:p>0.93385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05714" calcext:value-type="float">
            <text:p>0.805714</text:p>
          </table:table-cell>
          <table:table-cell table:number-columns-repeated="10" office:value-type="float" office:value="0.942857" calcext:value-type="float">
            <text:p>0.942857</text:p>
          </table:table-cell>
          <table:table-cell office:value-type="float" office:value="0.929143" calcext:value-type="float">
            <text:p>0.92914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0619" calcext:value-type="float">
            <text:p>0.70619</text:p>
          </table:table-cell>
          <table:table-cell table:number-columns-repeated="10" office:value-type="float" office:value="0.942857" calcext:value-type="float">
            <text:p>0.942857</text:p>
          </table:table-cell>
          <table:table-cell office:value-type="float" office:value="0.91919" calcext:value-type="float">
            <text:p>0.91919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02857" calcext:value-type="float">
            <text:p>0.802857</text:p>
          </table:table-cell>
          <table:table-cell table:number-columns-repeated="10" office:value-type="float" office:value="0.942857" calcext:value-type="float">
            <text:p>0.942857</text:p>
          </table:table-cell>
          <table:table-cell office:value-type="float" office:value="0.928857" calcext:value-type="float">
            <text:p>0.92885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59524" calcext:value-type="float">
            <text:p>0.759524</text:p>
          </table:table-cell>
          <table:table-cell office:value-type="float" office:value="0.941429" calcext:value-type="float">
            <text:p>0.941429</text:p>
          </table:table-cell>
          <table:table-cell table:number-columns-repeated="9" office:value-type="float" office:value="0.942857" calcext:value-type="float">
            <text:p>0.942857</text:p>
          </table:table-cell>
          <table:table-cell office:value-type="float" office:value="0.924381" calcext:value-type="float">
            <text:p>0.92438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8T15:34:46.678167083</dc:date>
    <meta:editing-duration>PT1M42S</meta:editing-duration>
    <meta:editing-cycles>1</meta:editing-cycles>
    <meta:document-statistic meta:table-count="1" meta:cell-count="42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accuracy.A2:accuracy.A301 accuracy.C1:accuracy.N301" chart:data-source-has-labels="both" svg:x="1.427cm" svg:y="0.251cm" svg:width="17.532cm" svg:height="11.118cm">
          <chart:coordinate-region svg:x="2.178cm" svg:y="0.452cm" svg:width="16.752cm" svg:height="9.96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accuracy.A2:accuracy.A3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301" chart:label-cell-address="accuracy.C1:accuracy.C1" chart:class="chart:line">
            <chart:data-point chart:repeated="300"/>
          </chart:series>
          <chart:series chart:style-name="ch9" chart:values-cell-range-address="accuracy.D2:accuracy.D301" chart:label-cell-address="accuracy.D1:accuracy.D1" chart:class="chart:line">
            <chart:data-point chart:repeated="300"/>
          </chart:series>
          <chart:series chart:style-name="ch10" chart:values-cell-range-address="accuracy.E2:accuracy.E301" chart:label-cell-address="accuracy.E1:accuracy.E1" chart:class="chart:line">
            <chart:data-point chart:repeated="300"/>
          </chart:series>
          <chart:series chart:style-name="ch11" chart:values-cell-range-address="accuracy.F2:accuracy.F301" chart:label-cell-address="accuracy.F1:accuracy.F1" chart:class="chart:line">
            <chart:data-point chart:repeated="300"/>
          </chart:series>
          <chart:series chart:style-name="ch12" chart:values-cell-range-address="accuracy.G2:accuracy.G301" chart:label-cell-address="accuracy.G1:accuracy.G1" chart:class="chart:line">
            <chart:data-point chart:repeated="300"/>
          </chart:series>
          <chart:series chart:style-name="ch13" chart:values-cell-range-address="accuracy.H2:accuracy.H301" chart:label-cell-address="accuracy.H1:accuracy.H1" chart:class="chart:line">
            <chart:data-point chart:repeated="300"/>
          </chart:series>
          <chart:series chart:style-name="ch14" chart:values-cell-range-address="accuracy.I2:accuracy.I301" chart:label-cell-address="accuracy.I1:accuracy.I1" chart:class="chart:line">
            <chart:data-point chart:repeated="300"/>
          </chart:series>
          <chart:series chart:style-name="ch15" chart:values-cell-range-address="accuracy.J2:accuracy.J301" chart:label-cell-address="accuracy.J1:accuracy.J1" chart:class="chart:line">
            <chart:data-point chart:repeated="300"/>
          </chart:series>
          <chart:series chart:style-name="ch16" chart:values-cell-range-address="accuracy.K2:accuracy.K301" chart:label-cell-address="accuracy.K1:accuracy.K1" chart:class="chart:line">
            <chart:data-point chart:repeated="300"/>
          </chart:series>
          <chart:series chart:style-name="ch17" chart:values-cell-range-address="accuracy.L2:accuracy.L301" chart:label-cell-address="accuracy.L1:accuracy.L1" chart:class="chart:line">
            <chart:data-point chart:repeated="300"/>
          </chart:series>
          <chart:series chart:style-name="ch18" chart:values-cell-range-address="accuracy.M2:accuracy.M301" chart:label-cell-address="accuracy.M1:accuracy.M1" chart:class="chart:line">
            <chart:data-point chart:repeated="300"/>
          </chart:series>
          <chart:series chart:style-name="ch19" chart:values-cell-range-address="accuracy.N2:accuracy.N301" chart:label-cell-address="accuracy.N1:accuracy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301</svg:desc>
                </draw:g>
              </table:table-cell>
              <table:table-cell office:value-type="float" office:value="0.208571">
                <text:p>0.208571</text:p>
                <draw:g>
                  <svg:desc>accuracy.C2:accuracy.C301</svg:desc>
                </draw:g>
              </table:table-cell>
              <table:table-cell office:value-type="float" office:value="0.333333">
                <text:p>0.333333</text:p>
                <draw:g>
                  <svg:desc>accuracy.D2:accuracy.D301</svg:desc>
                </draw:g>
              </table:table-cell>
              <table:table-cell office:value-type="float" office:value="0.333333">
                <text:p>0.333333</text:p>
                <draw:g>
                  <svg:desc>accuracy.E2:accuracy.E301</svg:desc>
                </draw:g>
              </table:table-cell>
              <table:table-cell office:value-type="float" office:value="0.333333">
                <text:p>0.333333</text:p>
                <draw:g>
                  <svg:desc>accuracy.F2:accuracy.F301</svg:desc>
                </draw:g>
              </table:table-cell>
              <table:table-cell office:value-type="float" office:value="0.333333">
                <text:p>0.333333</text:p>
                <draw:g>
                  <svg:desc>accuracy.G2:accuracy.G301</svg:desc>
                </draw:g>
              </table:table-cell>
              <table:table-cell office:value-type="float" office:value="0.333333">
                <text:p>0.333333</text:p>
                <draw:g>
                  <svg:desc>accuracy.H2:accuracy.H301</svg:desc>
                </draw:g>
              </table:table-cell>
              <table:table-cell office:value-type="float" office:value="0.333333">
                <text:p>0.333333</text:p>
                <draw:g>
                  <svg:desc>accuracy.I2:accuracy.I301</svg:desc>
                </draw:g>
              </table:table-cell>
              <table:table-cell office:value-type="float" office:value="0.333333">
                <text:p>0.333333</text:p>
                <draw:g>
                  <svg:desc>accuracy.J2:accuracy.J301</svg:desc>
                </draw:g>
              </table:table-cell>
              <table:table-cell office:value-type="float" office:value="0.333333">
                <text:p>0.333333</text:p>
                <draw:g>
                  <svg:desc>accuracy.K2:accuracy.K301</svg:desc>
                </draw:g>
              </table:table-cell>
              <table:table-cell office:value-type="float" office:value="0.452857">
                <text:p>0.452857</text:p>
                <draw:g>
                  <svg:desc>accuracy.L2:accuracy.L301</svg:desc>
                </draw:g>
              </table:table-cell>
              <table:table-cell office:value-type="float" office:value="0.666667">
                <text:p>0.666667</text:p>
                <draw:g>
                  <svg:desc>accuracy.M2:accuracy.M301</svg:desc>
                </draw:g>
              </table:table-cell>
              <table:table-cell office:value-type="float" office:value="0.33281">
                <text:p>0.33281</text:p>
                <draw:g>
                  <svg:desc>accuracy.N2:accuracy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60952">
                <text:p>0.260952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81">
                <text:p>0.33381</text:p>
              </table:table-cell>
              <table:table-cell office:value-type="float" office:value="0.524286">
                <text:p>0.524286</text:p>
              </table:table-cell>
              <table:table-cell office:value-type="float" office:value="0.666667">
                <text:p>0.666667</text:p>
              </table:table-cell>
              <table:table-cell office:value-type="float" office:value="0.345238">
                <text:p>0.3452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381">
                <text:p>0.2038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7619">
                <text:p>0.347619</text:p>
              </table:table-cell>
              <table:table-cell office:value-type="float" office:value="0.631905">
                <text:p>0.631905</text:p>
              </table:table-cell>
              <table:table-cell office:value-type="float" office:value="0.666667">
                <text:p>0.666667</text:p>
              </table:table-cell>
              <table:table-cell office:value-type="float" office:value="0.351667">
                <text:p>0.351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381">
                <text:p>0.2738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7143">
                <text:p>0.337143</text:p>
              </table:table-cell>
              <table:table-cell office:value-type="float" office:value="0.555238">
                <text:p>0.55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383286">
                <text:p>0.3832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92857">
                <text:p>0.29285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4">
                <text:p>0.44</text:p>
              </table:table-cell>
              <table:table-cell office:value-type="float" office:value="0.65">
                <text:p>0.6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404952">
                <text:p>0.4049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66667">
                <text:p>0.26666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54286">
                <text:p>0.354286</text:p>
              </table:table-cell>
              <table:table-cell office:value-type="float" office:value="0.600952">
                <text:p>0.60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670952">
                <text:p>0.670952</text:p>
              </table:table-cell>
              <table:table-cell office:value-type="float" office:value="0.752381">
                <text:p>0.752381</text:p>
              </table:table-cell>
              <table:table-cell office:value-type="float" office:value="0.422619">
                <text:p>0.4226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10476">
                <text:p>0.31047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00952">
                <text:p>0.400952</text:p>
              </table:table-cell>
              <table:table-cell office:value-type="float" office:value="0.643333">
                <text:p>0.64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75238">
                <text:p>0.675238</text:p>
              </table:table-cell>
              <table:table-cell office:value-type="float" office:value="0.752381">
                <text:p>0.752381</text:p>
              </table:table-cell>
              <table:table-cell office:value-type="float" office:value="0.436333">
                <text:p>0.436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0476">
                <text:p>0.29047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6667">
                <text:p>0.336667</text:p>
              </table:table-cell>
              <table:table-cell office:value-type="float" office:value="0.547143">
                <text:p>0.547143</text:p>
              </table:table-cell>
              <table:table-cell office:value-type="float" office:value="0.662381">
                <text:p>0.662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79524">
                <text:p>0.679524</text:p>
              </table:table-cell>
              <table:table-cell office:value-type="float" office:value="0.752381">
                <text:p>0.752381</text:p>
              </table:table-cell>
              <table:table-cell office:value-type="float" office:value="0.451619">
                <text:p>0.4516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2857">
                <text:p>0.33285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4762">
                <text:p>0.334762</text:p>
              </table:table-cell>
              <table:table-cell office:value-type="float" office:value="0.489048">
                <text:p>0.489048</text:p>
              </table:table-cell>
              <table:table-cell office:value-type="float" office:value="0.653333">
                <text:p>0.65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381">
                <text:p>0.68381</text:p>
              </table:table-cell>
              <table:table-cell office:value-type="float" office:value="0.752381">
                <text:p>0.752381</text:p>
              </table:table-cell>
              <table:table-cell office:value-type="float" office:value="0.482714">
                <text:p>0.4827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02381">
                <text:p>0.30238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81">
                <text:p>0.33381</text:p>
              </table:table-cell>
              <table:table-cell office:value-type="float" office:value="0.48619">
                <text:p>0.48619</text:p>
              </table:table-cell>
              <table:table-cell office:value-type="float" office:value="0.648095">
                <text:p>0.64809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97619">
                <text:p>0.697619</text:p>
              </table:table-cell>
              <table:table-cell office:value-type="float" office:value="0.771429">
                <text:p>0.771429</text:p>
              </table:table-cell>
              <table:table-cell office:value-type="float" office:value="0.513476">
                <text:p>0.5134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9524">
                <text:p>0.28952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0952">
                <text:p>0.340952</text:p>
              </table:table-cell>
              <table:table-cell office:value-type="float" office:value="0.524762">
                <text:p>0.524762</text:p>
              </table:table-cell>
              <table:table-cell office:value-type="float" office:value="0.66">
                <text:p>0.6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9048">
                <text:p>0.709048</text:p>
              </table:table-cell>
              <table:table-cell office:value-type="float" office:value="0.790476">
                <text:p>0.790476</text:p>
              </table:table-cell>
              <table:table-cell office:value-type="float" office:value="0.519095">
                <text:p>0.5190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57143">
                <text:p>0.357143</text:p>
              </table:table-cell>
              <table:table-cell office:value-type="float" office:value="0.589048">
                <text:p>0.589048</text:p>
              </table:table-cell>
              <table:table-cell office:value-type="float" office:value="0.663333">
                <text:p>0.66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12857">
                <text:p>0.712857</text:p>
              </table:table-cell>
              <table:table-cell office:value-type="float" office:value="0.790476">
                <text:p>0.790476</text:p>
              </table:table-cell>
              <table:table-cell office:value-type="float" office:value="0.565571">
                <text:p>0.56557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11905">
                <text:p>0.411905</text:p>
              </table:table-cell>
              <table:table-cell office:value-type="float" office:value="0.601905">
                <text:p>0.601905</text:p>
              </table:table-cell>
              <table:table-cell office:value-type="float" office:value="0.661905">
                <text:p>0.66190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7619">
                <text:p>0.707619</text:p>
              </table:table-cell>
              <table:table-cell office:value-type="float" office:value="0.790476">
                <text:p>0.790476</text:p>
              </table:table-cell>
              <table:table-cell office:value-type="float" office:value="0.571667">
                <text:p>0.571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">
                <text:p>0.34</text:p>
              </table:table-cell>
              <table:table-cell office:value-type="float" office:value="0.51381">
                <text:p>0.51381</text:p>
              </table:table-cell>
              <table:table-cell office:value-type="float" office:value="0.645238">
                <text:p>0.645238</text:p>
              </table:table-cell>
              <table:table-cell office:value-type="float" office:value="0.665714">
                <text:p>0.66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5714">
                <text:p>0.705714</text:p>
              </table:table-cell>
              <table:table-cell office:value-type="float" office:value="0.790476">
                <text:p>0.790476</text:p>
              </table:table-cell>
              <table:table-cell office:value-type="float" office:value="0.587048">
                <text:p>0.58704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33333">
                <text:p>0.333333</text:p>
              </table:table-cell>
              <table:table-cell office:value-type="float" office:value="0.396667">
                <text:p>0.396667</text:p>
              </table:table-cell>
              <table:table-cell office:value-type="float" office:value="0.586667">
                <text:p>0.586667</text:p>
              </table:table-cell>
              <table:table-cell office:value-type="float" office:value="0.65619">
                <text:p>0.65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13333">
                <text:p>0.713333</text:p>
              </table:table-cell>
              <table:table-cell office:value-type="float" office:value="0.790476">
                <text:p>0.790476</text:p>
              </table:table-cell>
              <table:table-cell office:value-type="float" office:value="0.601952">
                <text:p>0.6019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33333">
                <text:p>0.333333</text:p>
              </table:table-cell>
              <table:table-cell office:value-type="float" office:value="0.422381">
                <text:p>0.422381</text:p>
              </table:table-cell>
              <table:table-cell office:value-type="float" office:value="0.643333">
                <text:p>0.643333</text:p>
              </table:table-cell>
              <table:table-cell office:value-type="float" office:value="0.665238">
                <text:p>0.66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17619">
                <text:p>0.717619</text:p>
              </table:table-cell>
              <table:table-cell office:value-type="float" office:value="0.790476">
                <text:p>0.790476</text:p>
              </table:table-cell>
              <table:table-cell office:value-type="float" office:value="0.611524">
                <text:p>0.6115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33333">
                <text:p>0.333333</text:p>
              </table:table-cell>
              <table:table-cell office:value-type="float" office:value="0.521429">
                <text:p>0.521429</text:p>
              </table:table-cell>
              <table:table-cell office:value-type="float" office:value="0.662857">
                <text:p>0.66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1619">
                <text:p>0.71619</text:p>
              </table:table-cell>
              <table:table-cell office:value-type="float" office:value="0.790476">
                <text:p>0.790476</text:p>
              </table:table-cell>
              <table:table-cell office:value-type="float" office:value="0.623381">
                <text:p>0.6233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46667">
                <text:p>0.346667</text:p>
              </table:table-cell>
              <table:table-cell office:value-type="float" office:value="0.601429">
                <text:p>0.601429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24286">
                <text:p>0.724286</text:p>
              </table:table-cell>
              <table:table-cell office:value-type="float" office:value="0.828571">
                <text:p>0.828571</text:p>
              </table:table-cell>
              <table:table-cell office:value-type="float" office:value="0.633619">
                <text:p>0.6336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35238">
                <text:p>0.335238</text:p>
              </table:table-cell>
              <table:table-cell office:value-type="float" office:value="0.490476">
                <text:p>0.490476</text:p>
              </table:table-cell>
              <table:table-cell office:value-type="float" office:value="0.656667">
                <text:p>0.65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4762">
                <text:p>0.704762</text:p>
              </table:table-cell>
              <table:table-cell office:value-type="float" office:value="0.828571">
                <text:p>0.828571</text:p>
              </table:table-cell>
              <table:table-cell office:value-type="float" office:value="0.618714">
                <text:p>0.6187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54286">
                <text:p>0.354286</text:p>
              </table:table-cell>
              <table:table-cell office:value-type="float" office:value="0.629524">
                <text:p>0.62952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15714">
                <text:p>0.715714</text:p>
              </table:table-cell>
              <table:table-cell office:value-type="float" office:value="0.828571">
                <text:p>0.828571</text:p>
              </table:table-cell>
              <table:table-cell office:value-type="float" office:value="0.636619">
                <text:p>0.6366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40476">
                <text:p>0.440476</text:p>
              </table:table-cell>
              <table:table-cell office:value-type="float" office:value="0.65619">
                <text:p>0.65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3333">
                <text:p>0.703333</text:p>
              </table:table-cell>
              <table:table-cell office:value-type="float" office:value="0.828571">
                <text:p>0.828571</text:p>
              </table:table-cell>
              <table:table-cell office:value-type="float" office:value="0.646667">
                <text:p>0.6466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04286">
                <text:p>0.504286</text:p>
              </table:table-cell>
              <table:table-cell office:value-type="float" office:value="0.662857">
                <text:p>0.66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11429">
                <text:p>0.711429</text:p>
              </table:table-cell>
              <table:table-cell office:value-type="float" office:value="0.828571">
                <text:p>0.828571</text:p>
              </table:table-cell>
              <table:table-cell office:value-type="float" office:value="0.654524">
                <text:p>0.65452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94762">
                <text:p>0.494762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30952">
                <text:p>0.730952</text:p>
              </table:table-cell>
              <table:table-cell office:value-type="float" office:value="0.828571">
                <text:p>0.828571</text:p>
              </table:table-cell>
              <table:table-cell office:value-type="float" office:value="0.655619">
                <text:p>0.65561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98571">
                <text:p>0.498571</text:p>
              </table:table-cell>
              <table:table-cell office:value-type="float" office:value="0.66">
                <text:p>0.6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35714">
                <text:p>0.735714</text:p>
              </table:table-cell>
              <table:table-cell office:value-type="float" office:value="0.828571">
                <text:p>0.828571</text:p>
              </table:table-cell>
              <table:table-cell office:value-type="float" office:value="0.656095">
                <text:p>0.65609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57143">
                <text:p>0.557143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25238">
                <text:p>0.725238</text:p>
              </table:table-cell>
              <table:table-cell office:value-type="float" office:value="0.828571">
                <text:p>0.828571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98095">
                <text:p>0.598095</text:p>
              </table:table-cell>
              <table:table-cell office:value-type="float" office:value="0.66619">
                <text:p>0.66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45238">
                <text:p>0.745238</text:p>
              </table:table-cell>
              <table:table-cell office:value-type="float" office:value="0.87619">
                <text:p>0.87619</text:p>
              </table:table-cell>
              <table:table-cell office:value-type="float" office:value="0.667619">
                <text:p>0.66761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17619">
                <text:p>0.617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5619">
                <text:p>0.75619</text:p>
              </table:table-cell>
              <table:table-cell office:value-type="float" office:value="0.87619">
                <text:p>0.87619</text:p>
              </table:table-cell>
              <table:table-cell office:value-type="float" office:value="0.670714">
                <text:p>0.67071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14286">
                <text:p>0.614286</text:p>
              </table:table-cell>
              <table:table-cell office:value-type="float" office:value="0.664286">
                <text:p>0.66428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83333">
                <text:p>0.783333</text:p>
              </table:table-cell>
              <table:table-cell office:value-type="float" office:value="0.87619">
                <text:p>0.87619</text:p>
              </table:table-cell>
              <table:table-cell office:value-type="float" office:value="0.672857">
                <text:p>0.67285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06667">
                <text:p>0.606667</text:p>
              </table:table-cell>
              <table:table-cell office:value-type="float" office:value="0.665714">
                <text:p>0.66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58571">
                <text:p>0.758571</text:p>
              </table:table-cell>
              <table:table-cell office:value-type="float" office:value="0.885714">
                <text:p>0.885714</text:p>
              </table:table-cell>
              <table:table-cell office:value-type="float" office:value="0.669762">
                <text:p>0.66976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65238">
                <text:p>0.56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9">
                <text:p>0.79</text:p>
              </table:table-cell>
              <table:table-cell office:value-type="float" office:value="0.92381">
                <text:p>0.92381</text:p>
              </table:table-cell>
              <table:table-cell office:value-type="float" office:value="0.668857">
                <text:p>0.6688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22857">
                <text:p>0.522857</text:p>
              </table:table-cell>
              <table:table-cell office:value-type="float" office:value="0.66619">
                <text:p>0.66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48095">
                <text:p>0.748095</text:p>
              </table:table-cell>
              <table:table-cell office:value-type="float" office:value="0.92381">
                <text:p>0.92381</text:p>
              </table:table-cell>
              <table:table-cell office:value-type="float" office:value="0.660381">
                <text:p>0.66038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85714">
                <text:p>0.58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91905">
                <text:p>0.791905</text:p>
              </table:table-cell>
              <table:table-cell office:value-type="float" office:value="0.92381">
                <text:p>0.92381</text:p>
              </table:table-cell>
              <table:table-cell office:value-type="float" office:value="0.671095">
                <text:p>0.6710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82857">
                <text:p>0.58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09524">
                <text:p>0.809524</text:p>
              </table:table-cell>
              <table:table-cell office:value-type="float" office:value="0.92381">
                <text:p>0.92381</text:p>
              </table:table-cell>
              <table:table-cell office:value-type="float" office:value="0.672571">
                <text:p>0.67257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53333">
                <text:p>0.55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30952">
                <text:p>0.830952</text:p>
              </table:table-cell>
              <table:table-cell office:value-type="float" office:value="0.92381">
                <text:p>0.92381</text:p>
              </table:table-cell>
              <table:table-cell office:value-type="float" office:value="0.671762">
                <text:p>0.67176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8619">
                <text:p>0.48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3619">
                <text:p>0.83619</text:p>
              </table:table-cell>
              <table:table-cell office:value-type="float" office:value="0.92381">
                <text:p>0.92381</text:p>
              </table:table-cell>
              <table:table-cell office:value-type="float" office:value="0.665571">
                <text:p>0.6655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77619">
                <text:p>0.577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524">
                <text:p>0.669524</text:p>
              </table:table-cell>
              <table:table-cell office:value-type="float" office:value="0.888095">
                <text:p>0.888095</text:p>
              </table:table-cell>
              <table:table-cell office:value-type="float" office:value="0.92381">
                <text:p>0.92381</text:p>
              </table:table-cell>
              <table:table-cell office:value-type="float" office:value="0.68019">
                <text:p>0.6801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5619">
                <text:p>0.55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5714">
                <text:p>0.685714</text:p>
              </table:table-cell>
              <table:table-cell office:value-type="float" office:value="0.898095">
                <text:p>0.898095</text:p>
              </table:table-cell>
              <table:table-cell office:value-type="float" office:value="0.92381">
                <text:p>0.92381</text:p>
              </table:table-cell>
              <table:table-cell office:value-type="float" office:value="0.680667">
                <text:p>0.68066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64286">
                <text:p>0.56428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42381">
                <text:p>0.742381</text:p>
              </table:table-cell>
              <table:table-cell office:value-type="float" office:value="0.917619">
                <text:p>0.917619</text:p>
              </table:table-cell>
              <table:table-cell office:value-type="float" office:value="0.92381">
                <text:p>0.92381</text:p>
              </table:table-cell>
              <table:table-cell office:value-type="float" office:value="0.689095">
                <text:p>0.68909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04762">
                <text:p>0.60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78571">
                <text:p>0.778571</text:p>
              </table:table-cell>
              <table:table-cell office:value-type="float" office:value="0.915238">
                <text:p>0.915238</text:p>
              </table:table-cell>
              <table:table-cell office:value-type="float" office:value="0.92381">
                <text:p>0.92381</text:p>
              </table:table-cell>
              <table:table-cell office:value-type="float" office:value="0.696524">
                <text:p>0.69652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4619">
                <text:p>0.54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6667">
                <text:p>0.686667</text:p>
              </table:table-cell>
              <table:table-cell office:value-type="float" office:value="0.849048">
                <text:p>0.849048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700571">
                <text:p>0.7005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58095">
                <text:p>0.55809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9">
                <text:p>0.69</text:p>
              </table:table-cell>
              <table:table-cell office:value-type="float" office:value="0.845238">
                <text:p>0.845238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701714">
                <text:p>0.70171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0381">
                <text:p>0.50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0476">
                <text:p>0.680476</text:p>
              </table:table-cell>
              <table:table-cell office:value-type="float" office:value="0.82381">
                <text:p>0.82381</text:p>
              </table:table-cell>
              <table:table-cell office:value-type="float" office:value="0.920952">
                <text:p>0.920952</text:p>
              </table:table-cell>
              <table:table-cell office:value-type="float" office:value="0.92381">
                <text:p>0.92381</text:p>
              </table:table-cell>
              <table:table-cell office:value-type="float" office:value="0.692905">
                <text:p>0.6929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22381">
                <text:p>0.622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9524">
                <text:p>0.679524</text:p>
              </table:table-cell>
              <table:table-cell office:value-type="float" office:value="0.837143">
                <text:p>0.837143</text:p>
              </table:table-cell>
              <table:table-cell office:value-type="float" office:value="0.920952">
                <text:p>0.920952</text:p>
              </table:table-cell>
              <table:table-cell office:value-type="float" office:value="0.92381">
                <text:p>0.92381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34286">
                <text:p>0.63428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2381">
                <text:p>0.702381</text:p>
              </table:table-cell>
              <table:table-cell office:value-type="float" office:value="0.843333">
                <text:p>0.843333</text:p>
              </table:table-cell>
              <table:table-cell office:value-type="float" office:value="0.921905">
                <text:p>0.921905</text:p>
              </table:table-cell>
              <table:table-cell office:value-type="float" office:value="0.92381">
                <text:p>0.92381</text:p>
              </table:table-cell>
              <table:table-cell office:value-type="float" office:value="0.71019">
                <text:p>0.710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02857">
                <text:p>0.60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4286">
                <text:p>0.674286</text:p>
              </table:table-cell>
              <table:table-cell office:value-type="float" office:value="0.797619">
                <text:p>0.797619</text:p>
              </table:table-cell>
              <table:table-cell office:value-type="float" office:value="0.895714">
                <text:p>0.895714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722762">
                <text:p>0.72276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90952">
                <text:p>0.59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23333">
                <text:p>0.723333</text:p>
              </table:table-cell>
              <table:table-cell office:value-type="float" office:value="0.850476">
                <text:p>0.850476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708857">
                <text:p>0.70885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64286">
                <text:p>0.56428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30952">
                <text:p>0.730952</text:p>
              </table:table-cell>
              <table:table-cell office:value-type="float" office:value="0.854762">
                <text:p>0.854762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707381">
                <text:p>0.70738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66667">
                <text:p>0.5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0952">
                <text:p>0.670952</text:p>
              </table:table-cell>
              <table:table-cell office:value-type="float" office:value="0.824286">
                <text:p>0.824286</text:p>
              </table:table-cell>
              <table:table-cell office:value-type="float" office:value="0.90619">
                <text:p>0.90619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722524">
                <text:p>0.72252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54286">
                <text:p>0.55428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1905">
                <text:p>0.701905</text:p>
              </table:table-cell>
              <table:table-cell office:value-type="float" office:value="0.836667">
                <text:p>0.836667</text:p>
              </table:table-cell>
              <table:table-cell office:value-type="float" office:value="0.913333">
                <text:p>0.913333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726333">
                <text:p>0.72633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01429">
                <text:p>0.50142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26667">
                <text:p>0.726667</text:p>
              </table:table-cell>
              <table:table-cell office:value-type="float" office:value="0.845714">
                <text:p>0.845714</text:p>
              </table:table-cell>
              <table:table-cell office:value-type="float" office:value="0.914286">
                <text:p>0.914286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724524">
                <text:p>0.7245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34762">
                <text:p>0.53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7143">
                <text:p>0.707143</text:p>
              </table:table-cell>
              <table:table-cell office:value-type="float" office:value="0.838571">
                <text:p>0.838571</text:p>
              </table:table-cell>
              <table:table-cell office:value-type="float" office:value="0.907143">
                <text:p>0.907143</text:p>
              </table:table-cell>
              <table:table-cell office:value-type="float" office:value="0.924762">
                <text:p>0.92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724571">
                <text:p>0.72457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66667">
                <text:p>0.5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8571">
                <text:p>0.688571</text:p>
              </table:table-cell>
              <table:table-cell office:value-type="float" office:value="0.819524">
                <text:p>0.819524</text:p>
              </table:table-cell>
              <table:table-cell office:value-type="float" office:value="0.886667">
                <text:p>0.886667</text:p>
              </table:table-cell>
              <table:table-cell office:value-type="float" office:value="0.92381">
                <text:p>0.92381</text:p>
              </table:table-cell>
              <table:table-cell office:value-type="float" office:value="0.927619">
                <text:p>0.92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747952">
                <text:p>0.74795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57143">
                <text:p>0.65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524">
                <text:p>0.669524</text:p>
              </table:table-cell>
              <table:table-cell office:value-type="float" office:value="0.79619">
                <text:p>0.79619</text:p>
              </table:table-cell>
              <table:table-cell office:value-type="float" office:value="0.839048">
                <text:p>0.839048</text:p>
              </table:table-cell>
              <table:table-cell office:value-type="float" office:value="0.915714">
                <text:p>0.915714</text:p>
              </table:table-cell>
              <table:table-cell office:value-type="float" office:value="0.92381">
                <text:p>0.92381</text:p>
              </table:table-cell>
              <table:table-cell office:value-type="float" office:value="0.931429">
                <text:p>0.93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773286">
                <text:p>0.77328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30476">
                <text:p>0.63047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94286">
                <text:p>0.694286</text:p>
              </table:table-cell>
              <table:table-cell office:value-type="float" office:value="0.82381">
                <text:p>0.82381</text:p>
              </table:table-cell>
              <table:table-cell office:value-type="float" office:value="0.86">
                <text:p>0.86</text:p>
              </table:table-cell>
              <table:table-cell office:value-type="float" office:value="0.919048">
                <text:p>0.919048</text:p>
              </table:table-cell>
              <table:table-cell office:value-type="float" office:value="0.92381">
                <text:p>0.92381</text:p>
              </table:table-cell>
              <table:table-cell office:value-type="float" office:value="0.928571">
                <text:p>0.92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84762">
                <text:p>0.58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99524">
                <text:p>0.799524</text:p>
              </table:table-cell>
              <table:table-cell office:value-type="float" office:value="0.848095">
                <text:p>0.848095</text:p>
              </table:table-cell>
              <table:table-cell office:value-type="float" office:value="0.917143">
                <text:p>0.917143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0476">
                <text:p>0.93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792762">
                <text:p>0.7927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7381">
                <text:p>0.57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49048">
                <text:p>0.749048</text:p>
              </table:table-cell>
              <table:table-cell office:value-type="float" office:value="0.836667">
                <text:p>0.836667</text:p>
              </table:table-cell>
              <table:table-cell office:value-type="float" office:value="0.886667">
                <text:p>0.886667</text:p>
              </table:table-cell>
              <table:table-cell office:value-type="float" office:value="0.920476">
                <text:p>0.920476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1429">
                <text:p>0.93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807905">
                <text:p>0.80790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55714">
                <text:p>0.65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690476">
                <text:p>0.690476</text:p>
              </table:table-cell>
              <table:table-cell office:value-type="float" office:value="0.820952">
                <text:p>0.820952</text:p>
              </table:table-cell>
              <table:table-cell office:value-type="float" office:value="0.84619">
                <text:p>0.84619</text:p>
              </table:table-cell>
              <table:table-cell office:value-type="float" office:value="0.909524">
                <text:p>0.909524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829429">
                <text:p>0.82942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44286">
                <text:p>0.644286</text:p>
              </table:table-cell>
              <table:table-cell office:value-type="float" office:value="0.666667">
                <text:p>0.666667</text:p>
              </table:table-cell>
              <table:table-cell office:value-type="float" office:value="0.76">
                <text:p>0.76</text:p>
              </table:table-cell>
              <table:table-cell office:value-type="float" office:value="0.834762">
                <text:p>0.834762</text:p>
              </table:table-cell>
              <table:table-cell office:value-type="float" office:value="0.872857">
                <text:p>0.872857</text:p>
              </table:table-cell>
              <table:table-cell office:value-type="float" office:value="0.915238">
                <text:p>0.915238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840238">
                <text:p>0.84023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10952">
                <text:p>0.61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792381">
                <text:p>0.792381</text:p>
              </table:table-cell>
              <table:table-cell office:value-type="float" office:value="0.862381">
                <text:p>0.862381</text:p>
              </table:table-cell>
              <table:table-cell office:value-type="float" office:value="0.907143">
                <text:p>0.907143</text:p>
              </table:table-cell>
              <table:table-cell office:value-type="float" office:value="0.918571">
                <text:p>0.91857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8095">
                <text:p>0.93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846762">
                <text:p>0.8467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28095">
                <text:p>0.628095</text:p>
              </table:table-cell>
              <table:table-cell office:value-type="float" office:value="0.666667">
                <text:p>0.666667</text:p>
              </table:table-cell>
              <table:table-cell office:value-type="float" office:value="0.761429">
                <text:p>0.761429</text:p>
              </table:table-cell>
              <table:table-cell office:value-type="float" office:value="0.870476">
                <text:p>0.870476</text:p>
              </table:table-cell>
              <table:table-cell office:value-type="float" office:value="0.911429">
                <text:p>0.911429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847238">
                <text:p>0.84723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45238">
                <text:p>0.64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820952">
                <text:p>0.820952</text:p>
              </table:table-cell>
              <table:table-cell office:value-type="float" office:value="0.891905">
                <text:p>0.891905</text:p>
              </table:table-cell>
              <table:table-cell office:value-type="float" office:value="0.916667">
                <text:p>0.916667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41905">
                <text:p>0.94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857857">
                <text:p>0.85785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25238">
                <text:p>0.625238</text:p>
              </table:table-cell>
              <table:table-cell office:value-type="float" office:value="0.667619">
                <text:p>0.667619</text:p>
              </table:table-cell>
              <table:table-cell office:value-type="float" office:value="0.839048">
                <text:p>0.839048</text:p>
              </table:table-cell>
              <table:table-cell office:value-type="float" office:value="0.90381">
                <text:p>0.90381</text:p>
              </table:table-cell>
              <table:table-cell office:value-type="float" office:value="0.919524">
                <text:p>0.919524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859143">
                <text:p>0.85914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49048">
                <text:p>0.649048</text:p>
              </table:table-cell>
              <table:table-cell office:value-type="float" office:value="0.74381">
                <text:p>0.74381</text:p>
              </table:table-cell>
              <table:table-cell office:value-type="float" office:value="0.868571">
                <text:p>0.868571</text:p>
              </table:table-cell>
              <table:table-cell office:value-type="float" office:value="0.908571">
                <text:p>0.908571</text:p>
              </table:table-cell>
              <table:table-cell office:value-type="float" office:value="0.922857">
                <text:p>0.922857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4762">
                <text:p>0.92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87319">
                <text:p>0.8731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49524">
                <text:p>0.649524</text:p>
              </table:table-cell>
              <table:table-cell office:value-type="float" office:value="0.840952">
                <text:p>0.840952</text:p>
              </table:table-cell>
              <table:table-cell office:value-type="float" office:value="0.898095">
                <text:p>0.898095</text:p>
              </table:table-cell>
              <table:table-cell office:value-type="float" office:value="0.915714">
                <text:p>0.915714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886619">
                <text:p>0.88661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94762">
                <text:p>0.694762</text:p>
              </table:table-cell>
              <table:table-cell office:value-type="float" office:value="0.853333">
                <text:p>0.853333</text:p>
              </table:table-cell>
              <table:table-cell office:value-type="float" office:value="0.899048">
                <text:p>0.899048</text:p>
              </table:table-cell>
              <table:table-cell office:value-type="float" office:value="0.920952">
                <text:p>0.920952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8095">
                <text:p>0.93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894429">
                <text:p>0.89442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99524">
                <text:p>0.599524</text:p>
              </table:table-cell>
              <table:table-cell office:value-type="float" office:value="0.782381">
                <text:p>0.782381</text:p>
              </table:table-cell>
              <table:table-cell office:value-type="float" office:value="0.894762">
                <text:p>0.894762</text:p>
              </table:table-cell>
              <table:table-cell office:value-type="float" office:value="0.92">
                <text:p>0.92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87719">
                <text:p>0.8771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37619">
                <text:p>0.637619</text:p>
              </table:table-cell>
              <table:table-cell office:value-type="float" office:value="0.840476">
                <text:p>0.840476</text:p>
              </table:table-cell>
              <table:table-cell office:value-type="float" office:value="0.897143">
                <text:p>0.897143</text:p>
              </table:table-cell>
              <table:table-cell office:value-type="float" office:value="0.919524">
                <text:p>0.919524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9524">
                <text:p>0.92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886238">
                <text:p>0.8862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73333">
                <text:p>0.573333</text:p>
              </table:table-cell>
              <table:table-cell office:value-type="float" office:value="0.792381">
                <text:p>0.792381</text:p>
              </table:table-cell>
              <table:table-cell office:value-type="float" office:value="0.891429">
                <text:p>0.891429</text:p>
              </table:table-cell>
              <table:table-cell office:value-type="float" office:value="0.909048">
                <text:p>0.909048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1905">
                <text:p>0.93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873619">
                <text:p>0.8736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24762">
                <text:p>0.624762</text:p>
              </table:table-cell>
              <table:table-cell office:value-type="float" office:value="0.848571">
                <text:p>0.848571</text:p>
              </table:table-cell>
              <table:table-cell office:value-type="float" office:value="0.902857">
                <text:p>0.902857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887905">
                <text:p>0.88790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74">
                <text:p>0.74</text:p>
              </table:table-cell>
              <table:table-cell office:value-type="float" office:value="0.883333">
                <text:p>0.883333</text:p>
              </table:table-cell>
              <table:table-cell office:value-type="float" office:value="0.913333">
                <text:p>0.913333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3571">
                <text:p>0.90357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93333">
                <text:p>0.793333</text:p>
              </table:table-cell>
              <table:table-cell office:value-type="float" office:value="0.895238">
                <text:p>0.895238</text:p>
              </table:table-cell>
              <table:table-cell office:value-type="float" office:value="0.915714">
                <text:p>0.915714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6667">
                <text:p>0.92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119">
                <text:p>0.9111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783333">
                <text:p>0.783333</text:p>
              </table:table-cell>
              <table:table-cell office:value-type="float" office:value="0.895238">
                <text:p>0.895238</text:p>
              </table:table-cell>
              <table:table-cell office:value-type="float" office:value="0.916667">
                <text:p>0.916667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8095">
                <text:p>0.93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9524">
                <text:p>0.90952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752857">
                <text:p>0.752857</text:p>
              </table:table-cell>
              <table:table-cell office:value-type="float" office:value="0.895238">
                <text:p>0.895238</text:p>
              </table:table-cell>
              <table:table-cell office:value-type="float" office:value="0.914286">
                <text:p>0.914286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6524">
                <text:p>0.90652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759048">
                <text:p>0.759048</text:p>
              </table:table-cell>
              <table:table-cell office:value-type="float" office:value="0.895238">
                <text:p>0.895238</text:p>
              </table:table-cell>
              <table:table-cell office:value-type="float" office:value="0.921429">
                <text:p>0.921429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7857">
                <text:p>0.90785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87143">
                <text:p>0.687143</text:p>
              </table:table-cell>
              <table:table-cell office:value-type="float" office:value="0.878095">
                <text:p>0.878095</text:p>
              </table:table-cell>
              <table:table-cell office:value-type="float" office:value="0.92">
                <text:p>0.92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9524">
                <text:p>0.92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899571">
                <text:p>0.89957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774762">
                <text:p>0.774762</text:p>
              </table:table-cell>
              <table:table-cell office:value-type="float" office:value="0.905238">
                <text:p>0.905238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6667">
                <text:p>0.93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2143">
                <text:p>0.91214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728571">
                <text:p>0.728571</text:p>
              </table:table-cell>
              <table:table-cell office:value-type="float" office:value="0.899048">
                <text:p>0.899048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4286">
                <text:p>0.93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6667">
                <text:p>0.90666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809048">
                <text:p>0.809048</text:p>
              </table:table-cell>
              <table:table-cell office:value-type="float" office:value="0.905714">
                <text:p>0.905714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5952">
                <text:p>0.91595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780476">
                <text:p>0.780476</text:p>
              </table:table-cell>
              <table:table-cell office:value-type="float" office:value="0.896667">
                <text:p>0.896667</text:p>
              </table:table-cell>
              <table:table-cell office:value-type="float" office:value="0.921429">
                <text:p>0.921429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2857">
                <text:p>0.93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1238">
                <text:p>0.91123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727619">
                <text:p>0.727619</text:p>
              </table:table-cell>
              <table:table-cell office:value-type="float" office:value="0.899048">
                <text:p>0.899048</text:p>
              </table:table-cell>
              <table:table-cell office:value-type="float" office:value="0.921429">
                <text:p>0.921429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1905">
                <text:p>0.93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6095">
                <text:p>0.9060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23333">
                <text:p>0.723333</text:p>
              </table:table-cell>
              <table:table-cell office:value-type="float" office:value="0.90381">
                <text:p>0.90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0476">
                <text:p>0.93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6238">
                <text:p>0.90623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70619">
                <text:p>0.70619</text:p>
              </table:table-cell>
              <table:table-cell office:value-type="float" office:value="0.9">
                <text:p>0.9</text:p>
              </table:table-cell>
              <table:table-cell office:value-type="float" office:value="0.922381">
                <text:p>0.92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5714">
                <text:p>0.92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3524">
                <text:p>0.90352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77619">
                <text:p>0.77619</text:p>
              </table:table-cell>
              <table:table-cell office:value-type="float" office:value="0.904762">
                <text:p>0.904762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0476">
                <text:p>0.93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1619">
                <text:p>0.91161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777619">
                <text:p>0.777619</text:p>
              </table:table-cell>
              <table:table-cell office:value-type="float" office:value="0.901905">
                <text:p>0.901905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4286">
                <text:p>0.93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1857">
                <text:p>0.9118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77381">
                <text:p>0.77381</text:p>
              </table:table-cell>
              <table:table-cell office:value-type="float" office:value="0.905238">
                <text:p>0.905238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0476">
                <text:p>0.93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3333">
                <text:p>0.91333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49048">
                <text:p>0.749048</text:p>
              </table:table-cell>
              <table:table-cell office:value-type="float" office:value="0.89619">
                <text:p>0.89619</text:p>
              </table:table-cell>
              <table:table-cell office:value-type="float" office:value="0.923333">
                <text:p>0.923333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7619">
                <text:p>0.92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9619">
                <text:p>0.90961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62381">
                <text:p>0.662381</text:p>
              </table:table-cell>
              <table:table-cell office:value-type="float" office:value="0.900476">
                <text:p>0.900476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9524">
                <text:p>0.92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1619">
                <text:p>0.90161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770476">
                <text:p>0.770476</text:p>
              </table:table-cell>
              <table:table-cell office:value-type="float" office:value="0.899048">
                <text:p>0.899048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5714">
                <text:p>0.92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1905">
                <text:p>0.91190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720476">
                <text:p>0.720476</text:p>
              </table:table-cell>
              <table:table-cell office:value-type="float" office:value="0.899524">
                <text:p>0.899524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0476">
                <text:p>0.93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7429">
                <text:p>0.90742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765714">
                <text:p>0.765714</text:p>
              </table:table-cell>
              <table:table-cell office:value-type="float" office:value="0.902381">
                <text:p>0.90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2714">
                <text:p>0.91271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72381">
                <text:p>0.672381</text:p>
              </table:table-cell>
              <table:table-cell office:value-type="float" office:value="0.90381">
                <text:p>0.90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381">
                <text:p>0.93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3381">
                <text:p>0.90338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794286">
                <text:p>0.794286</text:p>
              </table:table-cell>
              <table:table-cell office:value-type="float" office:value="0.915238">
                <text:p>0.915238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8571">
                <text:p>0.93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19">
                <text:p>0.9171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758095">
                <text:p>0.758095</text:p>
              </table:table-cell>
              <table:table-cell office:value-type="float" office:value="0.902381">
                <text:p>0.90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8571">
                <text:p>0.93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2286">
                <text:p>0.91228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711429">
                <text:p>0.711429</text:p>
              </table:table-cell>
              <table:table-cell office:value-type="float" office:value="0.89619">
                <text:p>0.89619</text:p>
              </table:table-cell>
              <table:table-cell office:value-type="float" office:value="0.923333">
                <text:p>0.923333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41429">
                <text:p>0.94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7238">
                <text:p>0.90723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768571">
                <text:p>0.768571</text:p>
              </table:table-cell>
              <table:table-cell office:value-type="float" office:value="0.898095">
                <text:p>0.898095</text:p>
              </table:table-cell>
              <table:table-cell office:value-type="float" office:value="0.923333">
                <text:p>0.923333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7143">
                <text:p>0.92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3619">
                <text:p>0.91361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23333">
                <text:p>0.623333</text:p>
              </table:table-cell>
              <table:table-cell office:value-type="float" office:value="0.885714">
                <text:p>0.885714</text:p>
              </table:table-cell>
              <table:table-cell office:value-type="float" office:value="0.905714">
                <text:p>0.905714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9524">
                <text:p>0.9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895429">
                <text:p>0.89542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756667">
                <text:p>0.756667</text:p>
              </table:table-cell>
              <table:table-cell office:value-type="float" office:value="0.895714">
                <text:p>0.895714</text:p>
              </table:table-cell>
              <table:table-cell office:value-type="float" office:value="0.921905">
                <text:p>0.921905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0476">
                <text:p>0.93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2381">
                <text:p>0.91238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749524">
                <text:p>0.749524</text:p>
              </table:table-cell>
              <table:table-cell office:value-type="float" office:value="0.897143">
                <text:p>0.897143</text:p>
              </table:table-cell>
              <table:table-cell office:value-type="float" office:value="0.922857">
                <text:p>0.922857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4286">
                <text:p>0.924286</text:p>
              </table:table-cell>
              <table:table-cell office:value-type="float" office:value="0.941905">
                <text:p>0.94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119">
                <text:p>0.9111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772381">
                <text:p>0.772381</text:p>
              </table:table-cell>
              <table:table-cell office:value-type="float" office:value="0.897143">
                <text:p>0.897143</text:p>
              </table:table-cell>
              <table:table-cell office:value-type="float" office:value="0.922381">
                <text:p>0.92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8095">
                <text:p>0.93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812857">
                <text:p>0.812857</text:p>
              </table:table-cell>
              <table:table-cell office:value-type="float" office:value="0.916667">
                <text:p>0.916667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0952">
                <text:p>0.9209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3333">
                <text:p>0.793333</text:p>
              </table:table-cell>
              <table:table-cell office:value-type="float" office:value="0.909524">
                <text:p>0.909524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8571">
                <text:p>0.93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6524">
                <text:p>0.91652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735714">
                <text:p>0.735714</text:p>
              </table:table-cell>
              <table:table-cell office:value-type="float" office:value="0.910476">
                <text:p>0.910476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6667">
                <text:p>0.926667</text:p>
              </table:table-cell>
              <table:table-cell office:value-type="float" office:value="0.942381">
                <text:p>0.94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1524">
                <text:p>0.91152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8">
                <text:p>0.8</text:p>
              </table:table-cell>
              <table:table-cell office:value-type="float" office:value="0.91619">
                <text:p>0.91619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5238">
                <text:p>0.925238</text:p>
              </table:table-cell>
              <table:table-cell office:value-type="float" office:value="0.941905">
                <text:p>0.94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8333">
                <text:p>0.91833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780476">
                <text:p>0.780476</text:p>
              </table:table-cell>
              <table:table-cell office:value-type="float" office:value="0.922381">
                <text:p>0.92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619">
                <text:p>0.93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6286">
                <text:p>0.91628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725714">
                <text:p>0.725714</text:p>
              </table:table-cell>
              <table:table-cell office:value-type="float" office:value="0.916667">
                <text:p>0.916667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6667">
                <text:p>0.926667</text:p>
              </table:table-cell>
              <table:table-cell office:value-type="float" office:value="0.940476">
                <text:p>0.94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0952">
                <text:p>0.91095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850952">
                <text:p>0.850952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7143">
                <text:p>0.927143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19">
                <text:p>0.9241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759048">
                <text:p>0.759048</text:p>
              </table:table-cell>
              <table:table-cell office:value-type="float" office:value="0.915714">
                <text:p>0.915714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524">
                <text:p>0.9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4762">
                <text:p>0.91476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98095">
                <text:p>0.598095</text:p>
              </table:table-cell>
              <table:table-cell office:value-type="float" office:value="0.911429">
                <text:p>0.911429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7619">
                <text:p>0.927619</text:p>
              </table:table-cell>
              <table:table-cell office:value-type="float" office:value="0.937619">
                <text:p>0.93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899381">
                <text:p>0.89938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781905">
                <text:p>0.781905</text:p>
              </table:table-cell>
              <table:table-cell office:value-type="float" office:value="0.92">
                <text:p>0.92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0476">
                <text:p>0.930476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238">
                <text:p>0.91923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736667">
                <text:p>0.736667</text:p>
              </table:table-cell>
              <table:table-cell office:value-type="float" office:value="0.919524">
                <text:p>0.919524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2381">
                <text:p>0.932381</text:p>
              </table:table-cell>
              <table:table-cell office:value-type="float" office:value="0.940476">
                <text:p>0.94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481">
                <text:p>0.9148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73333">
                <text:p>0.573333</text:p>
              </table:table-cell>
              <table:table-cell office:value-type="float" office:value="0.919524">
                <text:p>0.919524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381">
                <text:p>0.93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898857">
                <text:p>0.89885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769524">
                <text:p>0.769524</text:p>
              </table:table-cell>
              <table:table-cell office:value-type="float" office:value="0.914762">
                <text:p>0.914762</text:p>
              </table:table-cell>
              <table:table-cell office:value-type="float" office:value="0.92381">
                <text:p>0.92381</text:p>
              </table:table-cell>
              <table:table-cell office:value-type="float" office:value="0.926667">
                <text:p>0.926667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8619">
                <text:p>0.91861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75381">
                <text:p>0.75381</text:p>
              </table:table-cell>
              <table:table-cell office:value-type="float" office:value="0.913333">
                <text:p>0.913333</text:p>
              </table:table-cell>
              <table:table-cell office:value-type="float" office:value="0.92381">
                <text:p>0.92381</text:p>
              </table:table-cell>
              <table:table-cell office:value-type="float" office:value="0.928095">
                <text:p>0.928095</text:p>
              </table:table-cell>
              <table:table-cell office:value-type="float" office:value="0.938095">
                <text:p>0.93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143">
                <text:p>0.91714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75">
                <text:p>0.75</text:p>
              </table:table-cell>
              <table:table-cell office:value-type="float" office:value="0.908095">
                <text:p>0.908095</text:p>
              </table:table-cell>
              <table:table-cell office:value-type="float" office:value="0.92381">
                <text:p>0.92381</text:p>
              </table:table-cell>
              <table:table-cell office:value-type="float" office:value="0.929048">
                <text:p>0.929048</text:p>
              </table:table-cell>
              <table:table-cell office:value-type="float" office:value="0.937619">
                <text:p>0.93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6286">
                <text:p>0.91628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714286">
                <text:p>0.714286</text:p>
              </table:table-cell>
              <table:table-cell office:value-type="float" office:value="0.90381">
                <text:p>0.90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2381">
                <text:p>0.932381</text:p>
              </table:table-cell>
              <table:table-cell office:value-type="float" office:value="0.934762">
                <text:p>0.93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2333">
                <text:p>0.91233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757619">
                <text:p>0.757619</text:p>
              </table:table-cell>
              <table:table-cell office:value-type="float" office:value="0.914286">
                <text:p>0.914286</text:p>
              </table:table-cell>
              <table:table-cell office:value-type="float" office:value="0.92381">
                <text:p>0.92381</text:p>
              </table:table-cell>
              <table:table-cell office:value-type="float" office:value="0.930952">
                <text:p>0.930952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905">
                <text:p>0.94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333">
                <text:p>0.91733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74619">
                <text:p>0.74619</text:p>
              </table:table-cell>
              <table:table-cell office:value-type="float" office:value="0.904762">
                <text:p>0.904762</text:p>
              </table:table-cell>
              <table:table-cell office:value-type="float" office:value="0.92381">
                <text:p>0.92381</text:p>
              </table:table-cell>
              <table:table-cell office:value-type="float" office:value="0.930952">
                <text:p>0.930952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5714">
                <text:p>0.91571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778095">
                <text:p>0.778095</text:p>
              </table:table-cell>
              <table:table-cell office:value-type="float" office:value="0.896667">
                <text:p>0.896667</text:p>
              </table:table-cell>
              <table:table-cell office:value-type="float" office:value="0.92619">
                <text:p>0.92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667">
                <text:p>0.93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8524">
                <text:p>0.91852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702381">
                <text:p>0.702381</text:p>
              </table:table-cell>
              <table:table-cell office:value-type="float" office:value="0.895238">
                <text:p>0.895238</text:p>
              </table:table-cell>
              <table:table-cell office:value-type="float" office:value="0.920952">
                <text:p>0.920952</text:p>
              </table:table-cell>
              <table:table-cell office:value-type="float" office:value="0.932857">
                <text:p>0.932857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476">
                <text:p>0.94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9667">
                <text:p>0.90966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798571">
                <text:p>0.798571</text:p>
              </table:table-cell>
              <table:table-cell office:value-type="float" office:value="0.9">
                <text:p>0.9</text:p>
              </table:table-cell>
              <table:table-cell office:value-type="float" office:value="0.92381">
                <text:p>0.9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667">
                <text:p>0.93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0667">
                <text:p>0.9206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8095">
                <text:p>0.778095</text:p>
              </table:table-cell>
              <table:table-cell office:value-type="float" office:value="0.895238">
                <text:p>0.895238</text:p>
              </table:table-cell>
              <table:table-cell office:value-type="float" office:value="0.914286">
                <text:p>0.914286</text:p>
              </table:table-cell>
              <table:table-cell office:value-type="float" office:value="0.930476">
                <text:p>0.93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6286">
                <text:p>0.91628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804286">
                <text:p>0.804286</text:p>
              </table:table-cell>
              <table:table-cell office:value-type="float" office:value="0.895238">
                <text:p>0.895238</text:p>
              </table:table-cell>
              <table:table-cell office:value-type="float" office:value="0.920476">
                <text:p>0.920476</text:p>
              </table:table-cell>
              <table:table-cell office:value-type="float" office:value="0.931905">
                <text:p>0.931905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381">
                <text:p>0.94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905">
                <text:p>0.91990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769524">
                <text:p>0.769524</text:p>
              </table:table-cell>
              <table:table-cell office:value-type="float" office:value="0.895238">
                <text:p>0.895238</text:p>
              </table:table-cell>
              <table:table-cell office:value-type="float" office:value="0.917619">
                <text:p>0.917619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5571">
                <text:p>0.91557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746667">
                <text:p>0.746667</text:p>
              </table:table-cell>
              <table:table-cell office:value-type="float" office:value="0.901905">
                <text:p>0.901905</text:p>
              </table:table-cell>
              <table:table-cell office:value-type="float" office:value="0.925714">
                <text:p>0.92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81">
                <text:p>0.93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5571">
                <text:p>0.91557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745714">
                <text:p>0.745714</text:p>
              </table:table-cell>
              <table:table-cell office:value-type="float" office:value="0.905238">
                <text:p>0.905238</text:p>
              </table:table-cell>
              <table:table-cell office:value-type="float" office:value="0.928571">
                <text:p>0.92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6048">
                <text:p>0.91604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0381">
                <text:p>0.70381</text:p>
              </table:table-cell>
              <table:table-cell office:value-type="float" office:value="0.917619">
                <text:p>0.91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667">
                <text:p>0.93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3905">
                <text:p>0.91390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716667">
                <text:p>0.716667</text:p>
              </table:table-cell>
              <table:table-cell office:value-type="float" office:value="0.92">
                <text:p>0.9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81">
                <text:p>0.93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6095">
                <text:p>0.91609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715714">
                <text:p>0.715714</text:p>
              </table:table-cell>
              <table:table-cell office:value-type="float" office:value="0.905714">
                <text:p>0.905714</text:p>
              </table:table-cell>
              <table:table-cell office:value-type="float" office:value="0.930476">
                <text:p>0.93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571">
                <text:p>0.93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381">
                <text:p>0.9138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6381">
                <text:p>0.66381</text:p>
              </table:table-cell>
              <table:table-cell office:value-type="float" office:value="0.907143">
                <text:p>0.907143</text:p>
              </table:table-cell>
              <table:table-cell office:value-type="float" office:value="0.930952">
                <text:p>0.93095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524">
                <text:p>0.9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8905">
                <text:p>0.90890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817143">
                <text:p>0.817143</text:p>
              </table:table-cell>
              <table:table-cell office:value-type="float" office:value="0.911429">
                <text:p>0.911429</text:p>
              </table:table-cell>
              <table:table-cell office:value-type="float" office:value="0.932381">
                <text:p>0.93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429">
                <text:p>0.94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93333">
                <text:p>0.793333</text:p>
              </table:table-cell>
              <table:table-cell office:value-type="float" office:value="0.913333">
                <text:p>0.913333</text:p>
              </table:table-cell>
              <table:table-cell office:value-type="float" office:value="0.932857">
                <text:p>0.932857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905">
                <text:p>0.94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905">
                <text:p>0.92290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790476">
                <text:p>0.790476</text:p>
              </table:table-cell>
              <table:table-cell office:value-type="float" office:value="0.914762">
                <text:p>0.914762</text:p>
              </table:table-cell>
              <table:table-cell office:value-type="float" office:value="0.931905">
                <text:p>0.931905</text:p>
              </table:table-cell>
              <table:table-cell office:value-type="float" office:value="0.935714">
                <text:p>0.93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800952">
                <text:p>0.800952</text:p>
              </table:table-cell>
              <table:table-cell office:value-type="float" office:value="0.921905">
                <text:p>0.921905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095">
                <text:p>0.92409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764286">
                <text:p>0.764286</text:p>
              </table:table-cell>
              <table:table-cell office:value-type="float" office:value="0.898095">
                <text:p>0.898095</text:p>
              </table:table-cell>
              <table:table-cell office:value-type="float" office:value="0.931905">
                <text:p>0.931905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381">
                <text:p>0.94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8429">
                <text:p>0.91842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738095">
                <text:p>0.738095</text:p>
              </table:table-cell>
              <table:table-cell office:value-type="float" office:value="0.907619">
                <text:p>0.90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6571">
                <text:p>0.91657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82381">
                <text:p>0.782381</text:p>
              </table:table-cell>
              <table:table-cell office:value-type="float" office:value="0.92">
                <text:p>0.9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238">
                <text:p>0.92223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77">
                <text:p>0.77</text:p>
              </table:table-cell>
              <table:table-cell office:value-type="float" office:value="0.922381">
                <text:p>0.922381</text:p>
              </table:table-cell>
              <table:table-cell office:value-type="float" office:value="0.932857">
                <text:p>0.93285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571">
                <text:p>0.93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1143">
                <text:p>0.92114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69524">
                <text:p>0.669524</text:p>
              </table:table-cell>
              <table:table-cell office:value-type="float" office:value="0.893333">
                <text:p>0.893333</text:p>
              </table:table-cell>
              <table:table-cell office:value-type="float" office:value="0.92381">
                <text:p>0.92381</text:p>
              </table:table-cell>
              <table:table-cell office:value-type="float" office:value="0.932381">
                <text:p>0.93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571">
                <text:p>0.93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6238">
                <text:p>0.90623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780476">
                <text:p>0.780476</text:p>
              </table:table-cell>
              <table:table-cell office:value-type="float" office:value="0.919048">
                <text:p>0.919048</text:p>
              </table:table-cell>
              <table:table-cell office:value-type="float" office:value="0.928095">
                <text:p>0.92809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0667">
                <text:p>0.92066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81381">
                <text:p>0.81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619">
                <text:p>0.92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381">
                <text:p>0.94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429">
                <text:p>0.92442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63333">
                <text:p>0.763333</text:p>
              </table:table-cell>
              <table:table-cell office:value-type="float" office:value="0.920952">
                <text:p>0.920952</text:p>
              </table:table-cell>
              <table:table-cell office:value-type="float" office:value="0.92381">
                <text:p>0.92381</text:p>
              </table:table-cell>
              <table:table-cell office:value-type="float" office:value="0.932381">
                <text:p>0.93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8238">
                <text:p>0.91823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793333">
                <text:p>0.793333</text:p>
              </table:table-cell>
              <table:table-cell office:value-type="float" office:value="0.919524">
                <text:p>0.919524</text:p>
              </table:table-cell>
              <table:table-cell office:value-type="float" office:value="0.92381">
                <text:p>0.9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571">
                <text:p>0.93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1333">
                <text:p>0.92133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838095">
                <text:p>0.838095</text:p>
              </table:table-cell>
              <table:table-cell office:value-type="float" office:value="0.914762">
                <text:p>0.914762</text:p>
              </table:table-cell>
              <table:table-cell office:value-type="float" office:value="0.924762">
                <text:p>0.92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5476">
                <text:p>0.92547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812381">
                <text:p>0.812381</text:p>
              </table:table-cell>
              <table:table-cell office:value-type="float" office:value="0.903333">
                <text:p>0.903333</text:p>
              </table:table-cell>
              <table:table-cell office:value-type="float" office:value="0.92381">
                <text:p>0.92381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1571">
                <text:p>0.92157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78619">
                <text:p>0.78619</text:p>
              </table:table-cell>
              <table:table-cell office:value-type="float" office:value="0.911905">
                <text:p>0.911905</text:p>
              </table:table-cell>
              <table:table-cell office:value-type="float" office:value="0.92381">
                <text:p>0.92381</text:p>
              </table:table-cell>
              <table:table-cell office:value-type="float" office:value="0.932857">
                <text:p>0.932857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0238">
                <text:p>0.92023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779524">
                <text:p>0.779524</text:p>
              </table:table-cell>
              <table:table-cell office:value-type="float" office:value="0.917619">
                <text:p>0.917619</text:p>
              </table:table-cell>
              <table:table-cell office:value-type="float" office:value="0.925714">
                <text:p>0.92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0095">
                <text:p>0.92009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758571">
                <text:p>0.758571</text:p>
              </table:table-cell>
              <table:table-cell office:value-type="float" office:value="0.915714">
                <text:p>0.915714</text:p>
              </table:table-cell>
              <table:table-cell office:value-type="float" office:value="0.924286">
                <text:p>0.92428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952">
                <text:p>0.91795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818095">
                <text:p>0.818095</text:p>
              </table:table-cell>
              <table:table-cell office:value-type="float" office:value="0.915238">
                <text:p>0.915238</text:p>
              </table:table-cell>
              <table:table-cell office:value-type="float" office:value="0.92381">
                <text:p>0.92381</text:p>
              </table:table-cell>
              <table:table-cell office:value-type="float" office:value="0.930476">
                <text:p>0.93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095">
                <text:p>0.93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3048">
                <text:p>0.92304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766667">
                <text:p>0.766667</text:p>
              </table:table-cell>
              <table:table-cell office:value-type="float" office:value="0.918571">
                <text:p>0.918571</text:p>
              </table:table-cell>
              <table:table-cell office:value-type="float" office:value="0.92381">
                <text:p>0.92381</text:p>
              </table:table-cell>
              <table:table-cell office:value-type="float" office:value="0.931905">
                <text:p>0.93190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8286">
                <text:p>0.91828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754286">
                <text:p>0.754286</text:p>
              </table:table-cell>
              <table:table-cell office:value-type="float" office:value="0.922381">
                <text:p>0.922381</text:p>
              </table:table-cell>
              <table:table-cell office:value-type="float" office:value="0.924762">
                <text:p>0.92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19">
                <text:p>0.93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571">
                <text:p>0.9175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69048">
                <text:p>0.769048</text:p>
              </table:table-cell>
              <table:table-cell office:value-type="float" office:value="0.921905">
                <text:p>0.921905</text:p>
              </table:table-cell>
              <table:table-cell office:value-type="float" office:value="0.92381">
                <text:p>0.92381</text:p>
              </table:table-cell>
              <table:table-cell office:value-type="float" office:value="0.93">
                <text:p>0.9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19">
                <text:p>0.93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8571">
                <text:p>0.91857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827619">
                <text:p>0.827619</text:p>
              </table:table-cell>
              <table:table-cell office:value-type="float" office:value="0.922381">
                <text:p>0.92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524">
                <text:p>0.9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5143">
                <text:p>0.92514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786667">
                <text:p>0.786667</text:p>
              </table:table-cell>
              <table:table-cell office:value-type="float" office:value="0.918571">
                <text:p>0.918571</text:p>
              </table:table-cell>
              <table:table-cell office:value-type="float" office:value="0.92381">
                <text:p>0.92381</text:p>
              </table:table-cell>
              <table:table-cell office:value-type="float" office:value="0.932857">
                <text:p>0.93285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095">
                <text:p>0.93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0476">
                <text:p>0.92047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751429">
                <text:p>0.751429</text:p>
              </table:table-cell>
              <table:table-cell office:value-type="float" office:value="0.918571">
                <text:p>0.918571</text:p>
              </table:table-cell>
              <table:table-cell office:value-type="float" office:value="0.925714">
                <text:p>0.92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476">
                <text:p>0.94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429">
                <text:p>0.91742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78381">
                <text:p>0.78381</text:p>
              </table:table-cell>
              <table:table-cell office:value-type="float" office:value="0.92">
                <text:p>0.92</text:p>
              </table:table-cell>
              <table:table-cell office:value-type="float" office:value="0.924762">
                <text:p>0.92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019">
                <text:p>0.9201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81">
                <text:p>0.81</text:p>
              </table:table-cell>
              <table:table-cell office:value-type="float" office:value="0.92381">
                <text:p>0.92381</text:p>
              </table:table-cell>
              <table:table-cell office:value-type="float" office:value="0.930476">
                <text:p>0.93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429">
                <text:p>0.94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381">
                <text:p>0.92438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856667">
                <text:p>0.856667</text:p>
              </table:table-cell>
              <table:table-cell office:value-type="float" office:value="0.92381">
                <text:p>0.92381</text:p>
              </table:table-cell>
              <table:table-cell office:value-type="float" office:value="0.930952">
                <text:p>0.93095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476">
                <text:p>0.94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83381">
                <text:p>0.83381</text:p>
              </table:table-cell>
              <table:table-cell office:value-type="float" office:value="0.921905">
                <text:p>0.921905</text:p>
              </table:table-cell>
              <table:table-cell office:value-type="float" office:value="0.927143">
                <text:p>0.92714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581">
                <text:p>0.9258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87">
                <text:p>0.87</text:p>
              </table:table-cell>
              <table:table-cell office:value-type="float" office:value="0.921905">
                <text:p>0.921905</text:p>
              </table:table-cell>
              <table:table-cell office:value-type="float" office:value="0.928095">
                <text:p>0.92809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429">
                <text:p>0.94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9952">
                <text:p>0.92995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780476">
                <text:p>0.780476</text:p>
              </table:table-cell>
              <table:table-cell office:value-type="float" office:value="0.920952">
                <text:p>0.920952</text:p>
              </table:table-cell>
              <table:table-cell office:value-type="float" office:value="0.92381">
                <text:p>0.92381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857">
                <text:p>0.91985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8095">
                <text:p>0.778095</text:p>
              </table:table-cell>
              <table:table-cell office:value-type="float" office:value="0.914286">
                <text:p>0.914286</text:p>
              </table:table-cell>
              <table:table-cell office:value-type="float" office:value="0.922381">
                <text:p>0.922381</text:p>
              </table:table-cell>
              <table:table-cell office:value-type="float" office:value="0.928571">
                <text:p>0.92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571">
                <text:p>0.93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8667">
                <text:p>0.91866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831429">
                <text:p>0.831429</text:p>
              </table:table-cell>
              <table:table-cell office:value-type="float" office:value="0.914286">
                <text:p>0.914286</text:p>
              </table:table-cell>
              <table:table-cell office:value-type="float" office:value="0.918095">
                <text:p>0.918095</text:p>
              </table:table-cell>
              <table:table-cell office:value-type="float" office:value="0.92619">
                <text:p>0.92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4762">
                <text:p>0.93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952">
                <text:p>0.92295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760952">
                <text:p>0.760952</text:p>
              </table:table-cell>
              <table:table-cell office:value-type="float" office:value="0.91381">
                <text:p>0.91381</text:p>
              </table:table-cell>
              <table:table-cell office:value-type="float" office:value="0.921905">
                <text:p>0.921905</text:p>
              </table:table-cell>
              <table:table-cell office:value-type="float" office:value="0.930952">
                <text:p>0.93095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381">
                <text:p>0.94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6524">
                <text:p>0.91652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781429">
                <text:p>0.781429</text:p>
              </table:table-cell>
              <table:table-cell office:value-type="float" office:value="0.916667">
                <text:p>0.916667</text:p>
              </table:table-cell>
              <table:table-cell office:value-type="float" office:value="0.924762">
                <text:p>0.92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905">
                <text:p>0.94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333">
                <text:p>0.91933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860952">
                <text:p>0.860952</text:p>
              </table:table-cell>
              <table:table-cell office:value-type="float" office:value="0.919048">
                <text:p>0.919048</text:p>
              </table:table-cell>
              <table:table-cell office:value-type="float" office:value="0.92619">
                <text:p>0.92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19">
                <text:p>0.93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8048">
                <text:p>0.92804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888571">
                <text:p>0.888571</text:p>
              </table:table-cell>
              <table:table-cell office:value-type="float" office:value="0.92">
                <text:p>0.92</text:p>
              </table:table-cell>
              <table:table-cell office:value-type="float" office:value="0.930476">
                <text:p>0.93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81">
                <text:p>0.93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2048">
                <text:p>0.93204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836667">
                <text:p>0.836667</text:p>
              </table:table-cell>
              <table:table-cell office:value-type="float" office:value="0.920476">
                <text:p>0.920476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81">
                <text:p>0.93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6619">
                <text:p>0.92661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854286">
                <text:p>0.854286</text:p>
              </table:table-cell>
              <table:table-cell office:value-type="float" office:value="0.919524">
                <text:p>0.919524</text:p>
              </table:table-cell>
              <table:table-cell office:value-type="float" office:value="0.928095">
                <text:p>0.92809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429">
                <text:p>0.94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8143">
                <text:p>0.92814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816667">
                <text:p>0.816667</text:p>
              </table:table-cell>
              <table:table-cell office:value-type="float" office:value="0.921429">
                <text:p>0.921429</text:p>
              </table:table-cell>
              <table:table-cell office:value-type="float" office:value="0.924762">
                <text:p>0.92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381">
                <text:p>0.92438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82">
                <text:p>0.82</text:p>
              </table:table-cell>
              <table:table-cell office:value-type="float" office:value="0.921905">
                <text:p>0.921905</text:p>
              </table:table-cell>
              <table:table-cell office:value-type="float" office:value="0.925714">
                <text:p>0.92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714">
                <text:p>0.93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5095">
                <text:p>0.92509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4762">
                <text:p>0.784762</text:p>
              </table:table-cell>
              <table:table-cell office:value-type="float" office:value="0.92">
                <text:p>0.92</text:p>
              </table:table-cell>
              <table:table-cell office:value-type="float" office:value="0.925714">
                <text:p>0.92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1714">
                <text:p>0.92171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74">
                <text:p>0.74</text:p>
              </table:table-cell>
              <table:table-cell office:value-type="float" office:value="0.917143">
                <text:p>0.917143</text:p>
              </table:table-cell>
              <table:table-cell office:value-type="float" office:value="0.92381">
                <text:p>0.92381</text:p>
              </table:table-cell>
              <table:table-cell office:value-type="float" office:value="0.930952">
                <text:p>0.930952</text:p>
              </table:table-cell>
              <table:table-cell office:value-type="float" office:value="0.937619">
                <text:p>0.93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6381">
                <text:p>0.91638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6">
                <text:p>0.66</text:p>
              </table:table-cell>
              <table:table-cell office:value-type="float" office:value="0.914286">
                <text:p>0.914286</text:p>
              </table:table-cell>
              <table:table-cell office:value-type="float" office:value="0.922857">
                <text:p>0.922857</text:p>
              </table:table-cell>
              <table:table-cell office:value-type="float" office:value="0.930952">
                <text:p>0.930952</text:p>
              </table:table-cell>
              <table:table-cell office:value-type="float" office:value="0.936667">
                <text:p>0.93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7905">
                <text:p>0.90790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710952">
                <text:p>0.710952</text:p>
              </table:table-cell>
              <table:table-cell office:value-type="float" office:value="0.914286">
                <text:p>0.914286</text:p>
              </table:table-cell>
              <table:table-cell office:value-type="float" office:value="0.924286">
                <text:p>0.924286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476">
                <text:p>0.94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3762">
                <text:p>0.91376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812381">
                <text:p>0.812381</text:p>
              </table:table-cell>
              <table:table-cell office:value-type="float" office:value="0.92">
                <text:p>0.92</text:p>
              </table:table-cell>
              <table:table-cell office:value-type="float" office:value="0.927619">
                <text:p>0.927619</text:p>
              </table:table-cell>
              <table:table-cell office:value-type="float" office:value="0.93619">
                <text:p>0.93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5333">
                <text:p>0.92533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57143">
                <text:p>0.757143</text:p>
              </table:table-cell>
              <table:table-cell office:value-type="float" office:value="0.918571">
                <text:p>0.918571</text:p>
              </table:table-cell>
              <table:table-cell office:value-type="float" office:value="0.928095">
                <text:p>0.928095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429">
                <text:p>0.91942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834286">
                <text:p>0.834286</text:p>
              </table:table-cell>
              <table:table-cell office:value-type="float" office:value="0.922857">
                <text:p>0.922857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905">
                <text:p>0.94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8952">
                <text:p>0.92895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86381">
                <text:p>0.86381</text:p>
              </table:table-cell>
              <table:table-cell office:value-type="float" office:value="0.922381">
                <text:p>0.922381</text:p>
              </table:table-cell>
              <table:table-cell office:value-type="float" office:value="0.929524">
                <text:p>0.929524</text:p>
              </table:table-cell>
              <table:table-cell office:value-type="float" office:value="0.93619">
                <text:p>0.93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0905">
                <text:p>0.93090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830952">
                <text:p>0.830952</text:p>
              </table:table-cell>
              <table:table-cell office:value-type="float" office:value="0.922857">
                <text:p>0.922857</text:p>
              </table:table-cell>
              <table:table-cell office:value-type="float" office:value="0.929048">
                <text:p>0.929048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8095">
                <text:p>0.92809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837619">
                <text:p>0.837619</text:p>
              </table:table-cell>
              <table:table-cell office:value-type="float" office:value="0.92">
                <text:p>0.92</text:p>
              </table:table-cell>
              <table:table-cell office:value-type="float" office:value="0.93619">
                <text:p>0.93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9381">
                <text:p>0.92938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07619">
                <text:p>0.807619</text:p>
              </table:table-cell>
              <table:table-cell office:value-type="float" office:value="0.922857">
                <text:p>0.922857</text:p>
              </table:table-cell>
              <table:table-cell office:value-type="float" office:value="0.939524">
                <text:p>0.9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86">
                <text:p>0.86</text:p>
              </table:table-cell>
              <table:table-cell office:value-type="float" office:value="0.919524">
                <text:p>0.919524</text:p>
              </table:table-cell>
              <table:table-cell office:value-type="float" office:value="0.93619">
                <text:p>0.93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1571">
                <text:p>0.93157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865714">
                <text:p>0.865714</text:p>
              </table:table-cell>
              <table:table-cell office:value-type="float" office:value="0.918571">
                <text:p>0.918571</text:p>
              </table:table-cell>
              <table:table-cell office:value-type="float" office:value="0.931905">
                <text:p>0.93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1619">
                <text:p>0.93161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828095">
                <text:p>0.828095</text:p>
              </table:table-cell>
              <table:table-cell office:value-type="float" office:value="0.921905">
                <text:p>0.921905</text:p>
              </table:table-cell>
              <table:table-cell office:value-type="float" office:value="0.938571">
                <text:p>0.93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8857">
                <text:p>0.92885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780476">
                <text:p>0.780476</text:p>
              </table:table-cell>
              <table:table-cell office:value-type="float" office:value="0.922857">
                <text:p>0.922857</text:p>
              </table:table-cell>
              <table:table-cell office:value-type="float" office:value="0.942381">
                <text:p>0.94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571">
                <text:p>0.92457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74">
                <text:p>0.74</text:p>
              </table:table-cell>
              <table:table-cell office:value-type="float" office:value="0.920476">
                <text:p>0.920476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762">
                <text:p>0.91976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708571">
                <text:p>0.708571</text:p>
              </table:table-cell>
              <table:table-cell office:value-type="float" office:value="0.918095">
                <text:p>0.918095</text:p>
              </table:table-cell>
              <table:table-cell office:value-type="float" office:value="0.93619">
                <text:p>0.93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6286">
                <text:p>0.91628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83381">
                <text:p>0.83381</text:p>
              </table:table-cell>
              <table:table-cell office:value-type="float" office:value="0.917619">
                <text:p>0.917619</text:p>
              </table:table-cell>
              <table:table-cell office:value-type="float" office:value="0.934762">
                <text:p>0.93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8619">
                <text:p>0.92861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834286">
                <text:p>0.834286</text:p>
              </table:table-cell>
              <table:table-cell office:value-type="float" office:value="0.918095">
                <text:p>0.918095</text:p>
              </table:table-cell>
              <table:table-cell office:value-type="float" office:value="0.931429">
                <text:p>0.93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8381">
                <text:p>0.92838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15238">
                <text:p>0.715238</text:p>
              </table:table-cell>
              <table:table-cell office:value-type="float" office:value="0.914286">
                <text:p>0.914286</text:p>
              </table:table-cell>
              <table:table-cell office:value-type="float" office:value="0.922381">
                <text:p>0.922381</text:p>
              </table:table-cell>
              <table:table-cell office:value-type="float" office:value="0.941429">
                <text:p>0.94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5048">
                <text:p>0.91504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13333">
                <text:p>0.713333</text:p>
              </table:table-cell>
              <table:table-cell office:value-type="float" office:value="0.916667">
                <text:p>0.916667</text:p>
              </table:table-cell>
              <table:table-cell office:value-type="float" office:value="0.934286">
                <text:p>0.93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6429">
                <text:p>0.91642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71619">
                <text:p>0.71619</text:p>
              </table:table-cell>
              <table:table-cell office:value-type="float" office:value="0.915714">
                <text:p>0.915714</text:p>
              </table:table-cell>
              <table:table-cell office:value-type="float" office:value="0.928095">
                <text:p>0.92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724286">
                <text:p>0.724286</text:p>
              </table:table-cell>
              <table:table-cell office:value-type="float" office:value="0.919048">
                <text:p>0.919048</text:p>
              </table:table-cell>
              <table:table-cell office:value-type="float" office:value="0.939524">
                <text:p>0.9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8286">
                <text:p>0.91828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41429">
                <text:p>0.741429</text:p>
              </table:table-cell>
              <table:table-cell office:value-type="float" office:value="0.915238">
                <text:p>0.915238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19">
                <text:p>0.9191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51905">
                <text:p>0.651905</text:p>
              </table:table-cell>
              <table:table-cell office:value-type="float" office:value="0.904762">
                <text:p>0.904762</text:p>
              </table:table-cell>
              <table:table-cell office:value-type="float" office:value="0.925714">
                <text:p>0.92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8238">
                <text:p>0.90823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9">
                <text:p>0.69</text:p>
              </table:table-cell>
              <table:table-cell office:value-type="float" office:value="0.914286">
                <text:p>0.914286</text:p>
              </table:table-cell>
              <table:table-cell office:value-type="float" office:value="0.921429">
                <text:p>0.92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2571">
                <text:p>0.91257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837143">
                <text:p>0.837143</text:p>
              </table:table-cell>
              <table:table-cell office:value-type="float" office:value="0.914286">
                <text:p>0.914286</text:p>
              </table:table-cell>
              <table:table-cell office:value-type="float" office:value="0.919524">
                <text:p>0.91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7095">
                <text:p>0.92709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75">
                <text:p>0.75</text:p>
              </table:table-cell>
              <table:table-cell office:value-type="float" office:value="0.914286">
                <text:p>0.914286</text:p>
              </table:table-cell>
              <table:table-cell office:value-type="float" office:value="0.915714">
                <text:p>0.915714</text:p>
              </table:table-cell>
              <table:table-cell office:value-type="float" office:value="0.942381">
                <text:p>0.94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952">
                <text:p>0.91795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724762">
                <text:p>0.724762</text:p>
              </table:table-cell>
              <table:table-cell office:value-type="float" office:value="0.914286">
                <text:p>0.914286</text:p>
              </table:table-cell>
              <table:table-cell office:value-type="float" office:value="0.914286">
                <text:p>0.914286</text:p>
              </table:table-cell>
              <table:table-cell office:value-type="float" office:value="0.93">
                <text:p>0.9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4048">
                <text:p>0.91404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740476">
                <text:p>0.740476</text:p>
              </table:table-cell>
              <table:table-cell office:value-type="float" office:value="0.914286">
                <text:p>0.914286</text:p>
              </table:table-cell>
              <table:table-cell office:value-type="float" office:value="0.921429">
                <text:p>0.92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619">
                <text:p>0.91761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2">
                <text:p>0.82</text:p>
              </table:table-cell>
              <table:table-cell office:value-type="float" office:value="0.914286">
                <text:p>0.914286</text:p>
              </table:table-cell>
              <table:table-cell office:value-type="float" office:value="0.930476">
                <text:p>0.93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6476">
                <text:p>0.92647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778571">
                <text:p>0.778571</text:p>
              </table:table-cell>
              <table:table-cell office:value-type="float" office:value="0.914286">
                <text:p>0.914286</text:p>
              </table:table-cell>
              <table:table-cell office:value-type="float" office:value="0.932381">
                <text:p>0.93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524">
                <text:p>0.92252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785238">
                <text:p>0.785238</text:p>
              </table:table-cell>
              <table:table-cell office:value-type="float" office:value="0.91619">
                <text:p>0.91619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238">
                <text:p>0.924238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841905">
                <text:p>0.841905</text:p>
              </table:table-cell>
              <table:table-cell office:value-type="float" office:value="0.922381">
                <text:p>0.92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0714">
                <text:p>0.93071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800952">
                <text:p>0.800952</text:p>
              </table:table-cell>
              <table:table-cell office:value-type="float" office:value="0.930476">
                <text:p>0.93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7429">
                <text:p>0.92742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758571">
                <text:p>0.758571</text:p>
              </table:table-cell>
              <table:table-cell office:value-type="float" office:value="0.920952">
                <text:p>0.920952</text:p>
              </table:table-cell>
              <table:table-cell office:value-type="float" office:value="0.942381">
                <text:p>0.94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19">
                <text:p>0.9221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64619">
                <text:p>0.64619</text:p>
              </table:table-cell>
              <table:table-cell office:value-type="float" office:value="0.894762">
                <text:p>0.894762</text:p>
              </table:table-cell>
              <table:table-cell office:value-type="float" office:value="0.934762">
                <text:p>0.93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7571">
                <text:p>0.907571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642857">
                <text:p>0.642857</text:p>
              </table:table-cell>
              <table:table-cell office:value-type="float" office:value="0.877619">
                <text:p>0.877619</text:p>
              </table:table-cell>
              <table:table-cell office:value-type="float" office:value="0.930952">
                <text:p>0.93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5143">
                <text:p>0.90514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651429">
                <text:p>0.651429</text:p>
              </table:table-cell>
              <table:table-cell office:value-type="float" office:value="0.899524">
                <text:p>0.899524</text:p>
              </table:table-cell>
              <table:table-cell office:value-type="float" office:value="0.92619">
                <text:p>0.92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7714">
                <text:p>0.90771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683333">
                <text:p>0.683333</text:p>
              </table:table-cell>
              <table:table-cell office:value-type="float" office:value="0.914286">
                <text:p>0.914286</text:p>
              </table:table-cell>
              <table:table-cell office:value-type="float" office:value="0.924762">
                <text:p>0.924762</text:p>
              </table:table-cell>
              <table:table-cell office:value-type="float" office:value="0.941429">
                <text:p>0.94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2095">
                <text:p>0.91209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10952">
                <text:p>0.710952</text:p>
              </table:table-cell>
              <table:table-cell office:value-type="float" office:value="0.915714">
                <text:p>0.915714</text:p>
              </table:table-cell>
              <table:table-cell office:value-type="float" office:value="0.932857">
                <text:p>0.93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5952">
                <text:p>0.91595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761905">
                <text:p>0.761905</text:p>
              </table:table-cell>
              <table:table-cell office:value-type="float" office:value="0.914286">
                <text:p>0.914286</text:p>
              </table:table-cell>
              <table:table-cell office:value-type="float" office:value="0.93381">
                <text:p>0.93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770476">
                <text:p>0.770476</text:p>
              </table:table-cell>
              <table:table-cell office:value-type="float" office:value="0.914286">
                <text:p>0.914286</text:p>
              </table:table-cell>
              <table:table-cell office:value-type="float" office:value="0.928571">
                <text:p>0.92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1333">
                <text:p>0.92133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839524">
                <text:p>0.839524</text:p>
              </table:table-cell>
              <table:table-cell office:value-type="float" office:value="0.914286">
                <text:p>0.914286</text:p>
              </table:table-cell>
              <table:table-cell office:value-type="float" office:value="0.929524">
                <text:p>0.92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8333">
                <text:p>0.928333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822857">
                <text:p>0.822857</text:p>
              </table:table-cell>
              <table:table-cell office:value-type="float" office:value="0.914286">
                <text:p>0.914286</text:p>
              </table:table-cell>
              <table:table-cell office:value-type="float" office:value="0.925714">
                <text:p>0.92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6286">
                <text:p>0.92628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845238">
                <text:p>0.845238</text:p>
              </table:table-cell>
              <table:table-cell office:value-type="float" office:value="0.91619">
                <text:p>0.91619</text:p>
              </table:table-cell>
              <table:table-cell office:value-type="float" office:value="0.932381">
                <text:p>0.93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9381">
                <text:p>0.92938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889524">
                <text:p>0.889524</text:p>
              </table:table-cell>
              <table:table-cell office:value-type="float" office:value="0.918095">
                <text:p>0.918095</text:p>
              </table:table-cell>
              <table:table-cell office:value-type="float" office:value="0.938095">
                <text:p>0.93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4571">
                <text:p>0.93457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748095">
                <text:p>0.748095</text:p>
              </table:table-cell>
              <table:table-cell office:value-type="float" office:value="0.915238">
                <text:p>0.915238</text:p>
              </table:table-cell>
              <table:table-cell office:value-type="float" office:value="0.928571">
                <text:p>0.92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19">
                <text:p>0.9191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788571">
                <text:p>0.788571</text:p>
              </table:table-cell>
              <table:table-cell office:value-type="float" office:value="0.914286">
                <text:p>0.914286</text:p>
              </table:table-cell>
              <table:table-cell office:value-type="float" office:value="0.925714">
                <text:p>0.92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857">
                <text:p>0.92285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750476">
                <text:p>0.750476</text:p>
              </table:table-cell>
              <table:table-cell office:value-type="float" office:value="0.915238">
                <text:p>0.915238</text:p>
              </table:table-cell>
              <table:table-cell office:value-type="float" office:value="0.931905">
                <text:p>0.93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762">
                <text:p>0.91976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58571">
                <text:p>0.858571</text:p>
              </table:table-cell>
              <table:table-cell office:value-type="float" office:value="0.916667">
                <text:p>0.916667</text:p>
              </table:table-cell>
              <table:table-cell office:value-type="float" office:value="0.932857">
                <text:p>0.93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081">
                <text:p>0.9308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842857">
                <text:p>0.842857</text:p>
              </table:table-cell>
              <table:table-cell office:value-type="float" office:value="0.914762">
                <text:p>0.914762</text:p>
              </table:table-cell>
              <table:table-cell office:value-type="float" office:value="0.931429">
                <text:p>0.93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8905">
                <text:p>0.928905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771429">
                <text:p>0.771429</text:p>
              </table:table-cell>
              <table:table-cell office:value-type="float" office:value="0.915238">
                <text:p>0.915238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571">
                <text:p>0.92257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772857">
                <text:p>0.772857</text:p>
              </table:table-cell>
              <table:table-cell office:value-type="float" office:value="0.914286">
                <text:p>0.914286</text:p>
              </table:table-cell>
              <table:table-cell office:value-type="float" office:value="0.925238">
                <text:p>0.92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1238">
                <text:p>0.92123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786667">
                <text:p>0.786667</text:p>
              </table:table-cell>
              <table:table-cell office:value-type="float" office:value="0.914286">
                <text:p>0.914286</text:p>
              </table:table-cell>
              <table:table-cell office:value-type="float" office:value="0.921429">
                <text:p>0.92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238">
                <text:p>0.92223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76619">
                <text:p>0.76619</text:p>
              </table:table-cell>
              <table:table-cell office:value-type="float" office:value="0.914286">
                <text:p>0.914286</text:p>
              </table:table-cell>
              <table:table-cell office:value-type="float" office:value="0.918095">
                <text:p>0.91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857">
                <text:p>0.919857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712857">
                <text:p>0.712857</text:p>
              </table:table-cell>
              <table:table-cell office:value-type="float" office:value="0.914286">
                <text:p>0.914286</text:p>
              </table:table-cell>
              <table:table-cell office:value-type="float" office:value="0.915714">
                <text:p>0.915714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3905">
                <text:p>0.913905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5">
                <text:p>0.65</text:p>
              </table:table-cell>
              <table:table-cell office:value-type="float" office:value="0.86">
                <text:p>0.86</text:p>
              </table:table-cell>
              <table:table-cell office:value-type="float" office:value="0.917143">
                <text:p>0.91714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2524">
                <text:p>0.90252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27619">
                <text:p>0.627619</text:p>
              </table:table-cell>
              <table:table-cell office:value-type="float" office:value="0.867143">
                <text:p>0.867143</text:p>
              </table:table-cell>
              <table:table-cell office:value-type="float" office:value="0.917143">
                <text:p>0.917143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081">
                <text:p>0.9008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744762">
                <text:p>0.744762</text:p>
              </table:table-cell>
              <table:table-cell office:value-type="float" office:value="0.914286">
                <text:p>0.914286</text:p>
              </table:table-cell>
              <table:table-cell office:value-type="float" office:value="0.925238">
                <text:p>0.92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8429">
                <text:p>0.91842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58095">
                <text:p>0.758095</text:p>
              </table:table-cell>
              <table:table-cell office:value-type="float" office:value="0.914286">
                <text:p>0.914286</text:p>
              </table:table-cell>
              <table:table-cell office:value-type="float" office:value="0.920952">
                <text:p>0.92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333">
                <text:p>0.91933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81619">
                <text:p>0.81619</text:p>
              </table:table-cell>
              <table:table-cell office:value-type="float" office:value="0.914286">
                <text:p>0.914286</text:p>
              </table:table-cell>
              <table:table-cell office:value-type="float" office:value="0.92">
                <text:p>0.92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762">
                <text:p>0.92476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872857">
                <text:p>0.872857</text:p>
              </table:table-cell>
              <table:table-cell office:value-type="float" office:value="0.914286">
                <text:p>0.914286</text:p>
              </table:table-cell>
              <table:table-cell office:value-type="float" office:value="0.921905">
                <text:p>0.92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0905">
                <text:p>0.93090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822857">
                <text:p>0.822857</text:p>
              </table:table-cell>
              <table:table-cell office:value-type="float" office:value="0.914286">
                <text:p>0.914286</text:p>
              </table:table-cell>
              <table:table-cell office:value-type="float" office:value="0.916667">
                <text:p>0.916667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781905">
                <text:p>0.781905</text:p>
              </table:table-cell>
              <table:table-cell office:value-type="float" office:value="0.914286">
                <text:p>0.914286</text:p>
              </table:table-cell>
              <table:table-cell office:value-type="float" office:value="0.919524">
                <text:p>0.91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1571">
                <text:p>0.92157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82">
                <text:p>0.82</text:p>
              </table:table-cell>
              <table:table-cell office:value-type="float" office:value="0.91619">
                <text:p>0.91619</text:p>
              </table:table-cell>
              <table:table-cell office:value-type="float" office:value="0.931905">
                <text:p>0.93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681">
                <text:p>0.9268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747619">
                <text:p>0.747619</text:p>
              </table:table-cell>
              <table:table-cell office:value-type="float" office:value="0.914286">
                <text:p>0.914286</text:p>
              </table:table-cell>
              <table:table-cell office:value-type="float" office:value="0.927143">
                <text:p>0.92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8905">
                <text:p>0.91890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78619">
                <text:p>0.78619</text:p>
              </table:table-cell>
              <table:table-cell office:value-type="float" office:value="0.914286">
                <text:p>0.914286</text:p>
              </table:table-cell>
              <table:table-cell office:value-type="float" office:value="0.924762">
                <text:p>0.92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524">
                <text:p>0.92252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844762">
                <text:p>0.844762</text:p>
              </table:table-cell>
              <table:table-cell office:value-type="float" office:value="0.914286">
                <text:p>0.914286</text:p>
              </table:table-cell>
              <table:table-cell office:value-type="float" office:value="0.923333">
                <text:p>0.92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8048">
                <text:p>0.928048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756667">
                <text:p>0.756667</text:p>
              </table:table-cell>
              <table:table-cell office:value-type="float" office:value="0.914286">
                <text:p>0.914286</text:p>
              </table:table-cell>
              <table:table-cell office:value-type="float" office:value="0.922857">
                <text:p>0.922857</text:p>
              </table:table-cell>
              <table:table-cell office:value-type="float" office:value="0.93619">
                <text:p>0.93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8714">
                <text:p>0.91871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90476">
                <text:p>0.690476</text:p>
              </table:table-cell>
              <table:table-cell office:value-type="float" office:value="0.914286">
                <text:p>0.914286</text:p>
              </table:table-cell>
              <table:table-cell office:value-type="float" office:value="0.921429">
                <text:p>0.921429</text:p>
              </table:table-cell>
              <table:table-cell office:value-type="float" office:value="0.931429">
                <text:p>0.93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1476">
                <text:p>0.91147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779524">
                <text:p>0.779524</text:p>
              </table:table-cell>
              <table:table-cell office:value-type="float" office:value="0.914286">
                <text:p>0.914286</text:p>
              </table:table-cell>
              <table:table-cell office:value-type="float" office:value="0.921429">
                <text:p>0.921429</text:p>
              </table:table-cell>
              <table:table-cell office:value-type="float" office:value="0.929524">
                <text:p>0.92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019">
                <text:p>0.9201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742381">
                <text:p>0.742381</text:p>
              </table:table-cell>
              <table:table-cell office:value-type="float" office:value="0.914286">
                <text:p>0.914286</text:p>
              </table:table-cell>
              <table:table-cell office:value-type="float" office:value="0.922857">
                <text:p>0.922857</text:p>
              </table:table-cell>
              <table:table-cell office:value-type="float" office:value="0.941429">
                <text:p>0.94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81">
                <text:p>0.9178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758571">
                <text:p>0.758571</text:p>
              </table:table-cell>
              <table:table-cell office:value-type="float" office:value="0.914286">
                <text:p>0.914286</text:p>
              </table:table-cell>
              <table:table-cell office:value-type="float" office:value="0.923333">
                <text:p>0.92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619">
                <text:p>0.91961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847143">
                <text:p>0.847143</text:p>
              </table:table-cell>
              <table:table-cell office:value-type="float" office:value="0.919048">
                <text:p>0.919048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0714">
                <text:p>0.93071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839524">
                <text:p>0.839524</text:p>
              </table:table-cell>
              <table:table-cell office:value-type="float" office:value="0.921429">
                <text:p>0.92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0381">
                <text:p>0.93038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823333">
                <text:p>0.823333</text:p>
              </table:table-cell>
              <table:table-cell office:value-type="float" office:value="0.929524">
                <text:p>0.92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9571">
                <text:p>0.929571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731429">
                <text:p>0.731429</text:p>
              </table:table-cell>
              <table:table-cell office:value-type="float" office:value="0.91619">
                <text:p>0.91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048">
                <text:p>0.919048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758571">
                <text:p>0.758571</text:p>
              </table:table-cell>
              <table:table-cell office:value-type="float" office:value="0.928095">
                <text:p>0.92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952">
                <text:p>0.92295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72">
                <text:p>0.72</text:p>
              </table:table-cell>
              <table:table-cell office:value-type="float" office:value="0.91619">
                <text:p>0.91619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524">
                <text:p>0.91752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0619">
                <text:p>0.80619</text:p>
              </table:table-cell>
              <table:table-cell office:value-type="float" office:value="0.918095">
                <text:p>0.918095</text:p>
              </table:table-cell>
              <table:table-cell office:value-type="float" office:value="0.938095">
                <text:p>0.93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6238">
                <text:p>0.926238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817143">
                <text:p>0.817143</text:p>
              </table:table-cell>
              <table:table-cell office:value-type="float" office:value="0.917143">
                <text:p>0.917143</text:p>
              </table:table-cell>
              <table:table-cell office:value-type="float" office:value="0.93619">
                <text:p>0.93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7048">
                <text:p>0.92704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715238">
                <text:p>0.715238</text:p>
              </table:table-cell>
              <table:table-cell office:value-type="float" office:value="0.914286">
                <text:p>0.914286</text:p>
              </table:table-cell>
              <table:table-cell office:value-type="float" office:value="0.934286">
                <text:p>0.93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6381">
                <text:p>0.91638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719524">
                <text:p>0.719524</text:p>
              </table:table-cell>
              <table:table-cell office:value-type="float" office:value="0.911905">
                <text:p>0.911905</text:p>
              </table:table-cell>
              <table:table-cell office:value-type="float" office:value="0.92381">
                <text:p>0.9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5524">
                <text:p>0.91552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797619">
                <text:p>0.797619</text:p>
              </table:table-cell>
              <table:table-cell office:value-type="float" office:value="0.914762">
                <text:p>0.914762</text:p>
              </table:table-cell>
              <table:table-cell office:value-type="float" office:value="0.938095">
                <text:p>0.93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5048">
                <text:p>0.92504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687619">
                <text:p>0.687619</text:p>
              </table:table-cell>
              <table:table-cell office:value-type="float" office:value="0.91381">
                <text:p>0.91381</text:p>
              </table:table-cell>
              <table:table-cell office:value-type="float" office:value="0.929048">
                <text:p>0.92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3048">
                <text:p>0.9130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71619">
                <text:p>0.71619</text:p>
              </table:table-cell>
              <table:table-cell office:value-type="float" office:value="0.91381">
                <text:p>0.91381</text:p>
              </table:table-cell>
              <table:table-cell office:value-type="float" office:value="0.922857">
                <text:p>0.92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5286">
                <text:p>0.91528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63619">
                <text:p>0.63619</text:p>
              </table:table-cell>
              <table:table-cell office:value-type="float" office:value="0.896667">
                <text:p>0.896667</text:p>
              </table:table-cell>
              <table:table-cell office:value-type="float" office:value="0.927619">
                <text:p>0.92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6048">
                <text:p>0.906048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65">
                <text:p>0.65</text:p>
              </table:table-cell>
              <table:table-cell office:value-type="float" office:value="0.874762">
                <text:p>0.874762</text:p>
              </table:table-cell>
              <table:table-cell office:value-type="float" office:value="0.918095">
                <text:p>0.91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4286">
                <text:p>0.90428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66381">
                <text:p>0.66381</text:p>
              </table:table-cell>
              <table:table-cell office:value-type="float" office:value="0.890476">
                <text:p>0.890476</text:p>
              </table:table-cell>
              <table:table-cell office:value-type="float" office:value="0.917143">
                <text:p>0.917143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6381">
                <text:p>0.90638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91429">
                <text:p>0.791429</text:p>
              </table:table-cell>
              <table:table-cell office:value-type="float" office:value="0.914286">
                <text:p>0.914286</text:p>
              </table:table-cell>
              <table:table-cell office:value-type="float" office:value="0.918095">
                <text:p>0.918095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095">
                <text:p>0.92209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780952">
                <text:p>0.780952</text:p>
              </table:table-cell>
              <table:table-cell office:value-type="float" office:value="0.914286">
                <text:p>0.914286</text:p>
              </table:table-cell>
              <table:table-cell office:value-type="float" office:value="0.918571">
                <text:p>0.918571</text:p>
              </table:table-cell>
              <table:table-cell office:value-type="float" office:value="0.941905">
                <text:p>0.94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1286">
                <text:p>0.921286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79">
                <text:p>0.79</text:p>
              </table:table-cell>
              <table:table-cell office:value-type="float" office:value="0.914286">
                <text:p>0.914286</text:p>
              </table:table-cell>
              <table:table-cell office:value-type="float" office:value="0.917619">
                <text:p>0.917619</text:p>
              </table:table-cell>
              <table:table-cell office:value-type="float" office:value="0.941905">
                <text:p>0.94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095">
                <text:p>0.922095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820952">
                <text:p>0.820952</text:p>
              </table:table-cell>
              <table:table-cell office:value-type="float" office:value="0.914286">
                <text:p>0.914286</text:p>
              </table:table-cell>
              <table:table-cell office:value-type="float" office:value="0.929048">
                <text:p>0.92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6429">
                <text:p>0.92642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734286">
                <text:p>0.734286</text:p>
              </table:table-cell>
              <table:table-cell office:value-type="float" office:value="0.914286">
                <text:p>0.914286</text:p>
              </table:table-cell>
              <table:table-cell office:value-type="float" office:value="0.93">
                <text:p>0.9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857">
                <text:p>0.917857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65381">
                <text:p>0.65381</text:p>
              </table:table-cell>
              <table:table-cell office:value-type="float" office:value="0.895714">
                <text:p>0.895714</text:p>
              </table:table-cell>
              <table:table-cell office:value-type="float" office:value="0.914762">
                <text:p>0.914762</text:p>
              </table:table-cell>
              <table:table-cell office:value-type="float" office:value="0.926667">
                <text:p>0.92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481">
                <text:p>0.90481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687619">
                <text:p>0.687619</text:p>
              </table:table-cell>
              <table:table-cell office:value-type="float" office:value="0.909524">
                <text:p>0.909524</text:p>
              </table:table-cell>
              <table:table-cell office:value-type="float" office:value="0.916667">
                <text:p>0.916667</text:p>
              </table:table-cell>
              <table:table-cell office:value-type="float" office:value="0.932857">
                <text:p>0.93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0381">
                <text:p>0.91038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632381">
                <text:p>0.632381</text:p>
              </table:table-cell>
              <table:table-cell office:value-type="float" office:value="0.881429">
                <text:p>0.881429</text:p>
              </table:table-cell>
              <table:table-cell office:value-type="float" office:value="0.914762">
                <text:p>0.914762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2095">
                <text:p>0.902095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7">
                <text:p>0.7</text:p>
              </table:table-cell>
              <table:table-cell office:value-type="float" office:value="0.914286">
                <text:p>0.914286</text:p>
              </table:table-cell>
              <table:table-cell office:value-type="float" office:value="0.92381">
                <text:p>0.9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381">
                <text:p>0.9138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731429">
                <text:p>0.731429</text:p>
              </table:table-cell>
              <table:table-cell office:value-type="float" office:value="0.914286">
                <text:p>0.914286</text:p>
              </table:table-cell>
              <table:table-cell office:value-type="float" office:value="0.928095">
                <text:p>0.92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381">
                <text:p>0.91738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85238">
                <text:p>0.685238</text:p>
              </table:table-cell>
              <table:table-cell office:value-type="float" office:value="0.914286">
                <text:p>0.914286</text:p>
              </table:table-cell>
              <table:table-cell office:value-type="float" office:value="0.921905">
                <text:p>0.92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2143">
                <text:p>0.91214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777143">
                <text:p>0.777143</text:p>
              </table:table-cell>
              <table:table-cell office:value-type="float" office:value="0.914286">
                <text:p>0.914286</text:p>
              </table:table-cell>
              <table:table-cell office:value-type="float" office:value="0.932857">
                <text:p>0.93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429">
                <text:p>0.92242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795714">
                <text:p>0.795714</text:p>
              </table:table-cell>
              <table:table-cell office:value-type="float" office:value="0.914286">
                <text:p>0.914286</text:p>
              </table:table-cell>
              <table:table-cell office:value-type="float" office:value="0.926667">
                <text:p>0.92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3667">
                <text:p>0.923667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845714">
                <text:p>0.845714</text:p>
              </table:table-cell>
              <table:table-cell office:value-type="float" office:value="0.914286">
                <text:p>0.914286</text:p>
              </table:table-cell>
              <table:table-cell office:value-type="float" office:value="0.914762">
                <text:p>0.914762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7286">
                <text:p>0.92728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755714">
                <text:p>0.755714</text:p>
              </table:table-cell>
              <table:table-cell office:value-type="float" office:value="0.914286">
                <text:p>0.914286</text:p>
              </table:table-cell>
              <table:table-cell office:value-type="float" office:value="0.914286">
                <text:p>0.914286</text:p>
              </table:table-cell>
              <table:table-cell office:value-type="float" office:value="0.935714">
                <text:p>0.93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714">
                <text:p>0.91771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658571">
                <text:p>0.658571</text:p>
              </table:table-cell>
              <table:table-cell office:value-type="float" office:value="0.870476">
                <text:p>0.870476</text:p>
              </table:table-cell>
              <table:table-cell office:value-type="float" office:value="0.914286">
                <text:p>0.914286</text:p>
              </table:table-cell>
              <table:table-cell office:value-type="float" office:value="0.921429">
                <text:p>0.92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219">
                <text:p>0.9021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597619">
                <text:p>0.597619</text:p>
              </table:table-cell>
              <table:table-cell office:value-type="float" office:value="0.810476">
                <text:p>0.810476</text:p>
              </table:table-cell>
              <table:table-cell office:value-type="float" office:value="0.914286">
                <text:p>0.914286</text:p>
              </table:table-cell>
              <table:table-cell office:value-type="float" office:value="0.93619">
                <text:p>0.93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891571">
                <text:p>0.89157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667619">
                <text:p>0.667619</text:p>
              </table:table-cell>
              <table:table-cell office:value-type="float" office:value="0.897143">
                <text:p>0.897143</text:p>
              </table:table-cell>
              <table:table-cell office:value-type="float" office:value="0.917619">
                <text:p>0.91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8238">
                <text:p>0.90823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751905">
                <text:p>0.751905</text:p>
              </table:table-cell>
              <table:table-cell office:value-type="float" office:value="0.914286">
                <text:p>0.914286</text:p>
              </table:table-cell>
              <table:table-cell office:value-type="float" office:value="0.92619">
                <text:p>0.92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238">
                <text:p>0.919238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711429">
                <text:p>0.711429</text:p>
              </table:table-cell>
              <table:table-cell office:value-type="float" office:value="0.909524">
                <text:p>0.909524</text:p>
              </table:table-cell>
              <table:table-cell office:value-type="float" office:value="0.935714">
                <text:p>0.93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5667">
                <text:p>0.91566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24286">
                <text:p>0.624286</text:p>
              </table:table-cell>
              <table:table-cell office:value-type="float" office:value="0.834286">
                <text:p>0.834286</text:p>
              </table:table-cell>
              <table:table-cell office:value-type="float" office:value="0.919048">
                <text:p>0.91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897762">
                <text:p>0.89776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671905">
                <text:p>0.671905</text:p>
              </table:table-cell>
              <table:table-cell office:value-type="float" office:value="0.902381">
                <text:p>0.902381</text:p>
              </table:table-cell>
              <table:table-cell office:value-type="float" office:value="0.915714">
                <text:p>0.91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685714">
                <text:p>0.685714</text:p>
              </table:table-cell>
              <table:table-cell office:value-type="float" office:value="0.914286">
                <text:p>0.914286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3905">
                <text:p>0.913905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775714">
                <text:p>0.775714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5857">
                <text:p>0.92585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830476">
                <text:p>0.83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1619">
                <text:p>0.93161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740476">
                <text:p>0.740476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429">
                <text:p>0.92242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775238">
                <text:p>0.77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6095">
                <text:p>0.92609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782857">
                <text:p>0.78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6857">
                <text:p>0.92685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708571">
                <text:p>0.708571</text:p>
              </table:table-cell>
              <table:table-cell office:value-type="float" office:value="0.941429">
                <text:p>0.94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286">
                <text:p>0.91928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835238">
                <text:p>0.8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2095">
                <text:p>0.93209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812857">
                <text:p>0.81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9857">
                <text:p>0.929857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757143">
                <text:p>0.757143</text:p>
              </table:table-cell>
              <table:table-cell office:value-type="float" office:value="0.941429">
                <text:p>0.94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143">
                <text:p>0.924143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807143">
                <text:p>0.80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9286">
                <text:p>0.929286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825238">
                <text:p>0.82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1095">
                <text:p>0.93109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842857">
                <text:p>0.8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2857">
                <text:p>0.932857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852857">
                <text:p>0.85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3857">
                <text:p>0.933857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805714">
                <text:p>0.80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9143">
                <text:p>0.929143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70619">
                <text:p>0.70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19">
                <text:p>0.9191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802857">
                <text:p>0.80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8857">
                <text:p>0.92885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759524">
                <text:p>0.759524</text:p>
              </table:table-cell>
              <table:table-cell office:value-type="float" office:value="0.941429">
                <text:p>0.94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381">
                <text:p>0.924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